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91/Configurations2/accelerator/current.xml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92/Configurations2/accelerator/current.xml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193/Configurations2/accelerator/current.xml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27/Configurations2/accelerator/current.xml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meta.xml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24/Configurations2/accelerator/current.xml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226/Configurations2/accelerator/current.xml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229/Configurations2/accelerator/current.xml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67"/>
  <manifest:file-entry manifest:media-type="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39"/>
  <manifest:file-entry manifest:media-type="" manifest:full-path="ObjectReplacements/Object 52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1"/>
  <manifest:file-entry manifest:media-type="" manifest:full-path="ObjectReplacements/Object 54"/>
  <manifest:file-entry manifest:media-type="application/x-openoffice-gdimetafile;windows_formatname=&quot;GDIMetaFile&quot;" manifest:full-path="ObjectReplacements/Object 152"/>
  <manifest:file-entry manifest:media-type="" manifest:full-path="ObjectReplacements/Object 55"/>
  <manifest:file-entry manifest:media-type="application/x-openoffice-gdimetafile;windows_formatname=&quot;GDIMetaFile&quot;" manifest:full-path="ObjectReplacements/Object 153"/>
  <manifest:file-entry manifest:media-type="" manifest:full-path="ObjectReplacements/Object 56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235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211/Configurations2/accelerator/current.xml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213/Configurations2/accelerator/current.xml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027cm" style:rel-column-width="19378*"/>
    </style:style>
    <style:style style:name="Tableau1.B" style:family="table-column">
      <style:table-column-properties style:column-width="6.306cm" style:rel-column-width="24308*"/>
    </style:style>
    <style:style style:name="Tableau1.C" style:family="table-column">
      <style:table-column-properties style:column-width="5.667cm" style:rel-column-width="2184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24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normal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tyle="normal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normal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Times New Roman" fo:font-size="14pt" fo:font-style="normal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29" style:family="paragraph" style:parent-style-name="Standard" style:list-style-name="L4">
      <style:text-properties style:font-name="Times New Roman" fo:font-weight="normal" style:font-weight-asian="normal" style:font-weight-complex="normal"/>
    </style:style>
    <style:style style:name="P30" style:family="paragraph" style:parent-style-name="Standard" style:list-style-name="L5">
      <style:text-properties style:font-name="Times New Roman"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tyle="normal" fo:font-weight="normal" style:font-weight-asian="normal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Times New Roman" fo:font-style="normal" fo:font-weight="normal" style:font-weight-asian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Times New Roman" fo:font-style="normal" fo:font-weight="normal" style:font-weight-asian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style:font-name="Times New Roman" fo:font-style="normal" fo:font-weight="normal" style:font-weight-asian="normal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style:font-name="Times New Roman" fo:font-style="normal" fo:font-weight="normal" style:font-weight-asian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</style:style>
    <style:style style:name="P37" style:family="paragraph" style:parent-style-name="Standard" style:list-style-name="L12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style:font-name="Times New Roman" fo:font-style="normal"/>
    </style:style>
    <style:style style:name="T10" style:family="text">
      <style:text-properties style:font-name="Times New Roman" fo:font-style="normal" fo:font-weight="normal" style:font-weight-asian="normal" style:font-weight-complex="normal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style="italic"/>
    </style:style>
    <style:style style:name="T13" style:family="text">
      <style:text-properties style:font-name="Times New Roman" fo:font-style="italic" fo:font-weight="normal" style:font-weight-asian="normal" style:font-weight-complex="normal"/>
    </style:style>
    <style:style style:name="T1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OpenSymbol1"/>
    </style:style>
    <style:style style:name="T18" style:family="text">
      <style:text-properties style:font-name="OpenSymbol1" fo:font-style="normal"/>
    </style:style>
    <style:style style:name="T19" style:family="text">
      <style:text-properties style:font-name="OpenSymbol1" fo:font-style="normal" fo:font-weight="normal" style:font-weight-asian="normal" style:font-weight-complex="normal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Équations différentielles, primitives. </text:p>
      <text:p text:style-name="P5"/>
      <text:list xml:id="list2975818941009986792" text:style-name="L1">
        <text:list-item>
          <text:p text:style-name="P19">Définitions.</text:p>
        </text:list-item>
      </text:list>
      <text:p text:style-name="P16"/>
      <text:p text:style-name="P16"><text:tab/><text:span text:style-name="T4">Définition : On appelle équation différentielle une équation qui relie la fonction <text:tab/>inconnue à ses dérivées successives. </text:span></text:p>
      <text:p text:style-name="P11"/>
      <text:p text:style-name="P10"><text:tab/>Remarque : Une équation différentielle a pour solution une fonction et non un <text:tab/>nombre. </text:p>
      <text:p text:style-name="P10"/>
      <text:p text:style-name="P10"><text:tab/>Exemple 1 : Les équations suivantes <draw:frame draw:style-name="fr1" draw:name="Objet8" text:anchor-type="as-char" svg:y="-0.377cm" svg:width="4.018cm" svg:height="0.489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 <text:s/>et <draw:frame draw:style-name="fr1" draw:name="Objet9" text:anchor-type="as-char" svg:y="-0.377cm" svg:width="2.704cm" svg:height="0.489cm" draw:z-index="4"><draw:object xlink:href="./Object 14" xlink:type="simple" xlink:show="embed" xlink:actuate="onLoad"/><draw:image xlink:href="./ObjectReplacements/Object 14" xlink:type="simple" xlink:show="embed" xlink:actuate="onLoad"/><svg:desc>formule</svg:desc></draw:frame>sont <text:tab/>des <text:tab/>équations différentielles d'inconnue <draw:frame draw:style-name="fr1" draw:name="Objet7" text:anchor-type="as-char" svg:y="-0.377cm" svg:width="0.462cm" svg:height="0.489cm" draw:z-index="5"><draw:object xlink:href="./Object 10" xlink:type="simple" xlink:show="embed" xlink:actuate="onLoad"/><draw:image xlink:href="./ObjectReplacements/Object 10" xlink:type="simple" xlink:show="embed" xlink:actuate="onLoad"/><svg:desc>y</svg:desc></draw:frame> où y est une fonction.</text:p>
      <text:p text:style-name="P10"><text:tab/> </text:p>
      <text:p text:style-name="P10"><text:tab/>Nous étudierons cette année des équations différentielles particulières. </text:p>
      <text:p text:style-name="P10"/>
      <text:p text:style-name="P10"><text:tab/><text:span text:style-name="T15">Définition : Soient </text:span><text:span text:style-name="T15"><draw:frame draw:style-name="fr1" draw:name="Objet2" text:anchor-type="as-char" svg:y="-0.377cm" svg:width="0.441cm" svg:height="0.469cm" draw:z-index="6"><draw:object xlink:href="./Object 7" xlink:type="simple" xlink:show="embed" xlink:actuate="onLoad"/><draw:image xlink:href="./ObjectReplacements/Object 7" xlink:type="simple" xlink:show="embed" xlink:actuate="onLoad"/><svg:desc>a</svg:desc></draw:frame></text:span><text:span text:style-name="T15"> et </text:span><text:span text:style-name="T15"><draw:frame draw:style-name="fr1" draw:name="Objet3" text:anchor-type="as-char" svg:y="-0.377cm" svg:width="0.425cm" svg:height="0.469cm" draw:z-index="7"><draw:object xlink:href="./Object 8" xlink:type="simple" xlink:show="embed" xlink:actuate="onLoad"/><draw:image xlink:href="./ObjectReplacements/Object 8" xlink:type="simple" xlink:show="embed" xlink:actuate="onLoad"/><svg:desc>b</svg:desc></draw:frame></text:span><text:span text:style-name="T15"> deux nombres réels. </text:span></text:p>
      <text:p text:style-name="P11"><text:tab/>L'équation <draw:frame draw:style-name="fr1" draw:name="Objet6" text:anchor-type="as-char" svg:y="-0.377cm" svg:width="1.949cm" svg:height="0.489cm" draw:z-index="8"><draw:object xlink:href="./Object 9" xlink:type="simple" xlink:show="embed" xlink:actuate="onLoad"/><draw:image xlink:href="./ObjectReplacements/Object 9" xlink:type="simple" xlink:show="embed" xlink:actuate="onLoad"/><svg:desc>ay+b</svg:desc></draw:frame> est une équation différentielle linéaire du premier ordre à <text:tab/>coefficients constants. </text:p>
      <text:p text:style-name="P10"/>
      <text:p text:style-name="P10"><text:tab/><text:span text:style-name="T15">Définition :Résoudre une équation différentielle, c'est trouver l'ensemble des <text:tab/>fonctions vérifiant l'égalité. </text:span></text:p>
      <text:p text:style-name="P11"><text:tab/>En particulier , résoudre <text:s/>les équations différentielles <text:s/>linéaires du premier ordre <text:tab/><text:tab/><draw:frame draw:style-name="fr1" draw:name="Objet10" text:anchor-type="as-char" svg:y="-0.377cm" svg:width="1.949cm" svg:height="0.489cm" draw:z-index="9"><draw:object xlink:href="./Object 15" xlink:type="simple" xlink:show="embed" xlink:actuate="onLoad"/><draw:image xlink:href="./ObjectReplacements/Object 15" xlink:type="simple" xlink:show="embed" xlink:actuate="onLoad"/><svg:desc>ay+b</svg:desc></draw:frame> , c'est déterminer toutes les fonctions <draw:frame draw:style-name="fr1" draw:name="Objet11" text:anchor-type="as-char" svg:y="-0.377cm" svg:width="0.517cm" svg:height="0.489cm" draw:z-index="10"><draw:object xlink:href="./Object 1" xlink:type="simple" xlink:show="embed" xlink:actuate="onLoad"/><draw:image xlink:href="./ObjectReplacements/Object 1" xlink:type="simple" xlink:show="embed" xlink:actuate="onLoad"/><svg:desc>f</svg:desc></draw:frame>, définies <text:tab/>et <text:tab/>dérivables sur ℝ, <text:tab/>telles que pour tout réel <draw:frame draw:style-name="fr1" draw:name="Objet12" text:anchor-type="as-char" svg:y="-0.377cm" svg:width="0.443cm" svg:height="0.469cm" draw:z-index="11"><draw:object xlink:href="./Object 3" xlink:type="simple" xlink:show="embed" xlink:actuate="onLoad"/><draw:image xlink:href="./ObjectReplacements/Object 3" xlink:type="simple" xlink:show="embed" xlink:actuate="onLoad"/><svg:desc>x</svg:desc></draw:frame>, <draw:frame draw:style-name="fr1" draw:name="Objet13" text:anchor-type="as-char" svg:y="-0.377cm" svg:width="3.171cm" svg:height="0.504cm" draw:z-index="12"><draw:object xlink:href="./Object 4" xlink:type="simple" xlink:show="embed" xlink:actuate="onLoad"/><draw:image xlink:href="./ObjectReplacements/Object 4" xlink:type="simple" xlink:show="embed" xlink:actuate="onLoad"/><svg:desc>f'(x)=af(x)+b</svg:desc></draw:frame></text:p>
      <text:p text:style-name="P10"/>
      <text:p text:style-name="P6"><text:span text:style-name="T4"><text:tab/>Exemple 1: Soit l'équation <text:s/></text:span><text:span text:style-name="T4"><draw:frame draw:style-name="fr1" draw:name="Objet1" text:anchor-type="as-char" svg:y="-0.377cm" svg:width="1.175cm" svg:height="0.489cm" draw:z-index="0"><draw:object xlink:href="./Object 2" xlink:type="simple" xlink:show="embed" xlink:actuate="onLoad"/><draw:image xlink:href="./ObjectReplacements/Object 2" xlink:type="simple" xlink:show="embed" xlink:actuate="onLoad"/><svg:desc>y'=4</svg:desc></draw:frame></text:span> . </text:p>
      <text:p text:style-name="P6"><text:tab/>a. Vérifier que la fonction <draw:frame draw:style-name="fr1" draw:name="Objet4" text:anchor-type="as-char" svg:y="-0.377cm" svg:width="0.517cm" svg:height="0.489cm" draw:z-index="1"><draw:object xlink:href="./Object 5" xlink:type="simple" xlink:show="embed" xlink:actuate="onLoad"/><draw:image xlink:href="./ObjectReplacements/Object 5" xlink:type="simple" xlink:show="embed" xlink:actuate="onLoad"/><svg:desc>f</svg:desc></draw:frame> définie sur ℝ <text:span text:style-name="T3">par </text:span><text:span text:style-name="T3"><draw:frame draw:style-name="fr1" draw:name="Objet5" text:anchor-type="as-char" svg:y="-0.377cm" svg:width="2.522cm" svg:height="0.504cm" draw:z-index="2"><draw:object xlink:href="./Object 6" xlink:type="simple" xlink:show="embed" xlink:actuate="onLoad"/><draw:image xlink:href="./ObjectReplacements/Object 6" xlink:type="simple" xlink:show="embed" xlink:actuate="onLoad"/><svg:desc>4x-2</svg:desc></draw:frame></text:span><text:span text:style-name="T3"> est une solution de cette <text:tab/>équation différentielle. </text:span></text:p>
      <text:p text:style-name="P1"><text:span text:style-name="T10"><text:tab/>Pour tout </text:span><text:span text:style-name="T10"><draw:frame draw:style-name="fr1" draw:name="Objet77" text:anchor-type="as-char" svg:y="-0.377cm" svg:width="0.443cm" svg:height="0.469cm" draw:z-index="25"><draw:object xlink:href="./Object 74" xlink:type="simple" xlink:show="embed" xlink:actuate="onLoad"/><draw:image xlink:href="./ObjectReplacements/Object 74" xlink:type="simple" xlink:show="embed" xlink:actuate="onLoad"/><svg:desc>x</svg:desc></draw:frame></text:span><text:span text:style-name="T10"> </text:span><text:span text:style-name="T19">∈</text:span><text:span text:style-name="T9"> </text:span><text:span text:style-name="T18">ℝ</text:span><text:span text:style-name="T9">, </text:span><text:span text:style-name="T9"><draw:frame draw:style-name="fr1" draw:name="Objet182" text:anchor-type="as-char" svg:y="-0.377cm" svg:width="1.806cm" svg:height="0.504cm" draw:z-index="26"><draw:object xlink:href="./Object 182" xlink:type="simple" xlink:show="embed" xlink:actuate="onLoad"/><draw:image xlink:href="./ObjectReplacements/Object 182" xlink:type="simple" xlink:show="embed" xlink:actuate="onLoad"/><svg:desc>f'(x)=4</svg:desc></draw:frame></text:span></text:p>
      <text:p text:style-name="P1"><text:span text:style-name="T9"><text:tab/>Donc </text:span><text:span text:style-name="T9"><draw:frame draw:style-name="fr1" draw:name="Objet183" text:anchor-type="as-char" svg:y="-0.377cm" svg:width="0.517cm" svg:height="0.489cm" draw:z-index="27"><draw:object xlink:href="./Object 183" xlink:type="simple" xlink:show="embed" xlink:actuate="onLoad"/><draw:image xlink:href="./ObjectReplacements/Object 183" xlink:type="simple" xlink:show="embed" xlink:actuate="onLoad"/><svg:desc>f</svg:desc></draw:frame></text:span><text:span text:style-name="T9"> est solution de l'équation </text:span><text:span text:style-name="T9"><draw:frame draw:style-name="fr1" draw:name="Objet184" text:anchor-type="as-char" svg:y="-0.377cm" svg:width="1.175cm" svg:height="0.489cm" draw:z-index="33"><draw:object xlink:href="./Object 184" xlink:type="simple" xlink:show="embed" xlink:actuate="onLoad"/><draw:image xlink:href="./ObjectReplacements/Object 184" xlink:type="simple" xlink:show="embed" xlink:actuate="onLoad"/><svg:desc>y'=4</svg:desc></draw:frame></text:span></text:p>
      <text:p text:style-name="P8"><text:tab/>b. Déterminer une autre fonction solution de cette équation. </text:p>
      <text:p text:style-name="P8"><text:tab/>Soit g la fonction définie sur <text:span text:style-name="T17">ℝ</text:span>, <draw:frame draw:style-name="fr1" draw:name="Objet185" text:anchor-type="as-char" svg:y="-0.377cm" svg:width="2.471cm" svg:height="0.504cm" draw:z-index="34"><draw:object xlink:href="./Object 185" xlink:type="simple" xlink:show="embed" xlink:actuate="onLoad"/><draw:image xlink:href="./ObjectReplacements/Object 185" xlink:type="simple" xlink:show="embed" xlink:actuate="onLoad"/><svg:desc>4x-9 </svg:desc></draw:frame>. g est solution de <draw:frame draw:style-name="fr1" draw:name="Objet186" text:anchor-type="as-char" svg:y="-0.377cm" svg:width="1.175cm" svg:height="0.489cm" draw:z-index="35"><draw:object xlink:href="./Object 186" xlink:type="simple" xlink:show="embed" xlink:actuate="onLoad"/><draw:image xlink:href="./ObjectReplacements/Object 186" xlink:type="simple" xlink:show="embed" xlink:actuate="onLoad"/><svg:desc>y'=4</svg:desc></draw:frame></text:p>
      <text:p text:style-name="P8"><text:tab/></text:p>
      <text:p text:style-name="P8"><text:tab/>c. Déterminer l'ensemble des fonctions solution de cette équation. </text:p>
      <text:p text:style-name="P8"><text:tab/><draw:frame draw:style-name="fr1" draw:name="Objet187" text:anchor-type="as-char" svg:y="-0.377cm" svg:width="2.529cm" svg:height="0.504cm" draw:z-index="36"><draw:object xlink:href="./Object 187" xlink:type="simple" xlink:show="embed" xlink:actuate="onLoad"/><draw:image xlink:href="./ObjectReplacements/Object 187" xlink:type="simple" xlink:show="embed" xlink:actuate="onLoad"/><svg:desc>4x+c</svg:desc></draw:frame> Où c est une constante. </text:p>
      <text:p text:style-name="P8"/>
      <text:p text:style-name="P8"><text:tab/>Pour vérifier qu'une fonction est solution d'une équation différentielle, visionner la vidéo :</text:p>
      <text:p text:style-name="P1"><text:span text:style-name="T10"><text:tab/></text:span><text:a xlink:type="simple" xlink:href="https://youtu.be/LX8PxR-ScfM?t=3" text:style-name="Internet_20_link" text:visited-style-name="Visited_20_Internet_20_Link"><text:span text:style-name="T10">https://youtu.be/LX8PxR-ScfM?t=3</text:span></text:a></text:p>
      <text:p text:style-name="P8"/>
      <text:p text:style-name="P7"/>
      <text:list xml:id="list23688404295855950" text:style-name="L2">
        <text:list-item>
          <text:p text:style-name="P20">Primitive d’une fonction.</text:p>
        </text:list-item>
      </text:list>
      <text:p text:style-name="P6"/>
      <text:p text:style-name="P6"><text:tab/>a. Définition.</text:p>
      <text:p text:style-name="P6"/>
      <text:p text:style-name="P6"><text:tab/><text:span text:style-name="T15">Définition : Soit f une fonction définie sur un intervalle I. On appelle primitive de f sur <text:tab/>I toute fonction F dérivable sur I telle que </text:span><text:span text:style-name="T15"><draw:frame draw:style-name="fr1" draw:name="Objet57" text:anchor-type="as-char" svg:y="-0.377cm" svg:width="2.547cm" svg:height="0.485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5"> pour tout </text:span><text:span text:style-name="T8">x </text:span><text:span text:style-name="T5">∈</text:span><text:span text:style-name="T15"> I.</text:span></text:p>
      <text:p text:style-name="P16"><text:tab/>F est alors solution de l’équation <draw:frame draw:style-name="fr1" draw:name="Objet14" text:anchor-type="as-char" svg:y="-0.377cm" svg:width="1.307cm" svg:height="0.489cm" draw:z-index="37"><draw:object xlink:href="./Object 21" xlink:type="simple" xlink:show="embed" xlink:actuate="onLoad"/><draw:image xlink:href="./ObjectReplacements/Object 21" xlink:type="simple" xlink:show="embed" xlink:actuate="onLoad"/><svg:desc>y’=f. </svg:desc></draw:frame></text:p>
      <text:p text:style-name="P6"/>
      <text:p text:style-name="P6"><text:tab/>Exemple 2 :</text:p>
      <text:list xml:id="list2226735054740438134" text:style-name="L3">
        <text:list-item>
          <text:list>
            <text:list-item>
              <text:p text:style-name="P25">la fonction <draw:frame draw:style-name="fr1" draw:name="Objet58" text:anchor-type="as-char" svg:y="-0.377cm" svg:width="0.517cm" svg:height="0.469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 définie sur ℝ par <draw:frame draw:style-name="fr1" draw:name="Objet59" text:anchor-type="as-char" svg:y="-0.377cm" svg:width="1.674cm" svg:height="0.485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 admet la fonction F définie par <draw:frame draw:style-name="fr1" draw:name="Objet60" text:anchor-type="as-char" svg:y="-0.377cm" svg:width="1.979cm" svg:height="0.485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 comme primitive sur ℝ.</text:p>
              <text:p text:style-name="P25"><text:soft-page-break/>Les fonctions définies sur ℝ par <draw:frame draw:style-name="fr1" draw:name="Objet15" text:anchor-type="as-char" svg:y="-0.377cm" svg:width="2.669cm" svg:height="0.504cm" draw:z-index="38"><draw:object xlink:href="./Object 22" xlink:type="simple" xlink:show="embed" xlink:actuate="onLoad"/><draw:image xlink:href="./ObjectReplacements/Object 22" xlink:type="simple" xlink:show="embed" xlink:actuate="onLoad"/><svg:desc>2x+k,</svg:desc></draw:frame> où k est un nombre réel sont des primitives de f sur ℝ. </text:p>
            </text:list-item>
            <text:list-item>
              <text:p text:style-name="P25">Soit la fonction <draw:frame draw:style-name="fr1" draw:name="Objet61" text:anchor-type="as-char" svg:y="-0.377cm" svg:width="0.474cm" svg:height="0.469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 définie sur <draw:frame draw:style-name="fr1" draw:name="Objet62" text:anchor-type="as-char" svg:y="-0.377cm" svg:width="1.573cm" svg:height="0.483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 par <draw:frame draw:style-name="fr1" draw:name="Objet63" text:anchor-type="as-char" svg:y="-0.621cm" svg:width="2.26cm" svg:height="1.035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 .</text:p>
              <text:p text:style-name="P25">a. Trouver une primitive de g sur <draw:frame draw:style-name="fr1" draw:name="Objet16" text:anchor-type="as-char" svg:y="-0.377cm" svg:width="1.722cm" svg:height="0.503cm" draw:z-index="88"><draw:object xlink:href="./Object 58" xlink:type="simple" xlink:show="embed" xlink:actuate="onLoad"/><draw:image xlink:href="./ObjectReplacements/Object 58" xlink:type="simple" xlink:show="embed" xlink:actuate="onLoad"/><svg:desc>]0;+inf[. </svg:desc></draw:frame></text:p>
              <text:p text:style-name="P25">Soit G la fonction définie sur ]0 ; <draw:frame draw:style-name="fr1" draw:name="Objet188" text:anchor-type="as-char" svg:y="-0.266cm" svg:width="0.855cm" svg:height="0.286cm" draw:z-index="115"><draw:object xlink:href="./Object 188" xlink:type="simple" xlink:show="embed" xlink:actuate="onLoad"/><draw:image xlink:href="./ObjectReplacements/Object 188" xlink:type="simple" xlink:show="embed" xlink:actuate="onLoad"/><svg:desc>+inf</svg:desc></draw:frame> [, par <draw:frame draw:style-name="fr1" draw:name="Objet189" text:anchor-type="as-char" svg:y="-0.415cm" svg:width="1.958cm" svg:height="0.542cm" draw:z-index="153"><draw:object xlink:href="./Object 189" xlink:type="simple" xlink:show="embed" xlink:actuate="onLoad"/><draw:image xlink:href="./ObjectReplacements/Object 189" xlink:type="simple" xlink:show="embed" xlink:actuate="onLoad"/><svg:desc>sqrt{x}</svg:desc></draw:frame></text:p>
              <text:p text:style-name="P25">b. Déterminer l’ensemble des primitives de g sur <text:span text:style-name="T3">]0;+∞[.</text:span> </text:p>
              <text:p text:style-name="P36"><text:span text:style-name="T11">L'ensemble des primitives de la fonction G sont les fonctions G définies sur ]0 ; + ∞</text:span><text:span text:style-name="T9">[ par </text:span><text:span text:style-name="T9"><draw:frame draw:style-name="fr1" draw:name="Objet190" text:anchor-type="as-char" svg:y="-0.415cm" svg:width="2.522cm" svg:height="0.542cm" draw:z-index="154"><draw:object xlink:href="./Object 190" xlink:type="simple" xlink:show="embed" xlink:actuate="onLoad"/><draw:image xlink:href="./ObjectReplacements/Object 190" xlink:type="simple" xlink:show="embed" xlink:actuate="onLoad"/><svg:desc>sqrt{x}+c</svg:desc></draw:frame></text:span><text:span text:style-name="T9">, c est une constante. </text:span></text:p>
            </text:list-item>
          </text:list>
        </text:list-item>
      </text:list>
      <text:p text:style-name="P6"/>
      <text:p text:style-name="P6"><text:tab/><text:span text:style-name="T15">Théorème : </text:span></text:p>
      <text:p text:style-name="P16"><text:tab/>1. Toute fonction continue sur un intervalle admet des primitives.<text:tab/></text:p>
      <text:p text:style-name="P16"><text:tab/>2. Soit <draw:frame draw:style-name="fr1" draw:name="Objet17" text:anchor-type="as-char" svg:y="-0.377cm" svg:width="0.517cm" svg:height="0.489cm" draw:z-index="169"><draw:object xlink:href="./Object 59" xlink:type="simple" xlink:show="embed" xlink:actuate="onLoad"/><draw:image xlink:href="./ObjectReplacements/Object 59" xlink:type="simple" xlink:show="embed" xlink:actuate="onLoad"/><svg:desc>f</svg:desc></draw:frame> une fonction continue sur un intervalle I et F une primitive de f sur I. </text:p>
      <text:p text:style-name="P16"><text:tab/>L’ensemble des primitives de <draw:frame draw:style-name="fr1" draw:name="Objet18" text:anchor-type="as-char" svg:y="-0.377cm" svg:width="0.517cm" svg:height="0.489cm" draw:z-index="170"><draw:object xlink:href="./Object 60" xlink:type="simple" xlink:show="embed" xlink:actuate="onLoad"/><draw:image xlink:href="./ObjectReplacements/Object 60" xlink:type="simple" xlink:show="embed" xlink:actuate="onLoad"/><svg:desc>f</svg:desc></draw:frame> sur I est l’ensemble des fonctions G définies sur I par <text:tab/><draw:frame draw:style-name="fr1" draw:name="Objet19" text:anchor-type="as-char" svg:y="-0.377cm" svg:width="2.886cm" svg:height="0.504cm" draw:z-index="182"><draw:object xlink:href="./Object 61" xlink:type="simple" xlink:show="embed" xlink:actuate="onLoad"/><draw:image xlink:href="./ObjectReplacements/Object 61" xlink:type="simple" xlink:show="embed" xlink:actuate="onLoad"/><svg:desc>F(x)+k</svg:desc></draw:frame> où k est un réel. </text:p>
      <text:p text:style-name="P6"/>
      <text:p text:style-name="P6"><text:tab/>Démonstration : Démontrons le 2. du théorème. </text:p>
      <text:p text:style-name="P6"><text:tab/>- Soit G une fonction définie sur I par <draw:frame draw:style-name="fr1" draw:name="Objet20" text:anchor-type="as-char" svg:y="-0.377cm" svg:width="2.886cm" svg:height="0.504cm" draw:z-index="183"><draw:object xlink:href="./Object 62" xlink:type="simple" xlink:show="embed" xlink:actuate="onLoad"/><draw:image xlink:href="./ObjectReplacements/Object 62" xlink:type="simple" xlink:show="embed" xlink:actuate="onLoad"/><svg:desc>F(x)+k</svg:desc></draw:frame> où k est un réel.</text:p>
      <text:p text:style-name="P6"><text:tab/>Alors, pour tout <draw:frame draw:style-name="fr1" draw:name="Objet21" text:anchor-type="as-char" svg:y="-0.377cm" svg:width="0.443cm" svg:height="0.469cm" draw:z-index="184"><draw:object xlink:href="./Object 63" xlink:type="simple" xlink:show="embed" xlink:actuate="onLoad"/><draw:image xlink:href="./ObjectReplacements/Object 63" xlink:type="simple" xlink:show="embed" xlink:actuate="onLoad"/><svg:desc>x</svg:desc></draw:frame> ∈ I, <draw:frame draw:style-name="fr1" draw:name="Objet22" text:anchor-type="as-char" svg:y="-0.377cm" svg:width="4.03cm" svg:height="0.504cm" draw:z-index="185"><draw:object xlink:href="./Object 64" xlink:type="simple" xlink:show="embed" xlink:actuate="onLoad"/><draw:image xlink:href="./ObjectReplacements/Object 64" xlink:type="simple" xlink:show="embed" xlink:actuate="onLoad"/><svg:desc>G’(x)=F’(x)=f(x). </svg:desc></draw:frame></text:p>
      <text:p text:style-name="P6"><text:tab/>Donc pour tout réel k, G est une primitive de f. </text:p>
      <text:p text:style-name="P6"><text:tab/>Réciproquement, soit G une primitive de f, et soit la fonction D définie sur I par <text:tab/><text:tab/><text:tab/><draw:frame draw:style-name="fr1" draw:name="Objet23" text:anchor-type="as-char" svg:y="-0.377cm" svg:width="3.531cm" svg:height="0.504cm" draw:z-index="190"><draw:object xlink:href="./Object 66" xlink:type="simple" xlink:show="embed" xlink:actuate="onLoad"/><draw:image xlink:href="./ObjectReplacements/Object 66" xlink:type="simple" xlink:show="embed" xlink:actuate="onLoad"/><svg:desc>G(x)-F(x)</svg:desc></draw:frame></text:p>
      <text:p text:style-name="P6"><text:tab/>Pour tout <draw:frame draw:style-name="fr1" draw:name="Objet24" text:anchor-type="as-char" svg:y="-0.377cm" svg:width="0.443cm" svg:height="0.469cm" draw:z-index="215"><draw:object xlink:href="./Object 67" xlink:type="simple" xlink:show="embed" xlink:actuate="onLoad"/><draw:image xlink:href="./ObjectReplacements/Object 67" xlink:type="simple" xlink:show="embed" xlink:actuate="onLoad"/><svg:desc>x</svg:desc></draw:frame> ∈ I, <draw:frame draw:style-name="fr1" draw:name="Objet26" text:anchor-type="as-char" svg:y="-0.377cm" svg:width="7.086cm" svg:height="0.504cm" draw:z-index="216"><draw:object xlink:href="./Object 68" xlink:type="simple" xlink:show="embed" xlink:actuate="onLoad"/><draw:image xlink:href="./ObjectReplacements/Object 68" xlink:type="simple" xlink:show="embed" xlink:actuate="onLoad"/><svg:desc>D’(x)=G’(x)-F’(x)=f(x)-f(x)=0</svg:desc></draw:frame></text:p>
      <text:p text:style-name="P6"><text:tab/>Donc D est une fonction constante sur I, donc, il existe k ∈ ℝ tel que pour tout x ∈ I, <text:tab/><text:tab/><draw:frame draw:style-name="fr1" draw:name="Objet27" text:anchor-type="as-char" svg:y="-0.377cm" svg:width="1.766cm" svg:height="0.485cm" draw:z-index="217"><draw:object xlink:href="./Object 69" xlink:type="simple" xlink:show="embed" xlink:actuate="onLoad"/><draw:image xlink:href="./ObjectReplacements/Object 69" xlink:type="simple" xlink:show="embed" xlink:actuate="onLoad"/><svg:desc>k. </svg:desc></draw:frame></text:p>
      <text:p text:style-name="P6"><text:tab/>Par conséquent, pour tout <draw:frame draw:style-name="fr1" draw:name="Objet28" text:anchor-type="as-char" svg:y="-0.377cm" svg:width="0.443cm" svg:height="0.469cm" draw:z-index="218"><draw:object xlink:href="./Object 70" xlink:type="simple" xlink:show="embed" xlink:actuate="onLoad"/><draw:image xlink:href="./ObjectReplacements/Object 70" xlink:type="simple" xlink:show="embed" xlink:actuate="onLoad"/><svg:desc>x</svg:desc></draw:frame> ∈ I, <draw:frame draw:style-name="fr1" draw:name="Objet29" text:anchor-type="as-char" svg:y="-0.377cm" svg:width="2.863cm" svg:height="0.504cm" draw:z-index="219"><draw:object xlink:href="./Object 71" xlink:type="simple" xlink:show="embed" xlink:actuate="onLoad"/><draw:image xlink:href="./ObjectReplacements/Object 71" xlink:type="simple" xlink:show="embed" xlink:actuate="onLoad"/><svg:desc>G(x)-F(x)=k</svg:desc></draw:frame> , ainsi, pour tout <text:span text:style-name="T7">x</text:span> ∈ I, <draw:frame draw:style-name="fr1" draw:name="Objet30" text:anchor-type="as-char" svg:y="-0.377cm" svg:width="2.953cm" svg:height="0.504cm" draw:z-index="220"><draw:object xlink:href="./Object 72" xlink:type="simple" xlink:show="embed" xlink:actuate="onLoad"/><draw:image xlink:href="./ObjectReplacements/Object 72" xlink:type="simple" xlink:show="embed" xlink:actuate="onLoad"/><svg:desc>F(x)+k. </svg:desc></draw:frame></text:p>
      <text:p text:style-name="P6"/>
      <text:p text:style-name="P6"/>
      <text:p text:style-name="P6"><text:tab/></text:p>
      <text:p text:style-name="P6"><text:tab/>b. Primitives et fonctions usuelles.</text:p>
      <text:p text:style-name="P6"/>
      <text:p text:style-name="P6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Fonction <draw:frame draw:style-name="fr1" draw:name="Objet115" text:anchor-type="as-char" svg:y="-0.377cm" svg:width="0.517cm" svg:height="0.469cm" draw:z-index="20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1.A1" office:value-type="string">
            <text:p text:style-name="P17">Une fonction Primitive F</text:p>
          </table:table-cell>
          <table:table-cell table:style-name="Tableau1.C1" office:value-type="string">
            <text:p text:style-name="P17">Ensemble de définition</text:p>
          </table:table-cell>
        </table:table-row>
        <table:table-row>
          <table:table-cell table:style-name="Tableau1.A2" office:value-type="string">
            <text:p text:style-name="P17"><draw:frame draw:style-name="fr1" draw:name="Objet116" text:anchor-type="as-char" svg:y="-0.377cm" svg:width="1.686cm" svg:height="0.485cm" draw:z-index="21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1.A2" office:value-type="string">
            <text:p text:style-name="P17"><draw:frame draw:style-name="fr1" draw:name="Objet124" text:anchor-type="as-char" svg:y="-0.503cm" svg:width="2.461cm" svg:height="0.646cm" draw:z-index="2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.C2" office:value-type="string">
            <text:p text:style-name="P14">ℝ</text:p>
          </table:table-cell>
        </table:table-row>
        <table:table-row table:style-name="Tableau1.3">
          <table:table-cell table:style-name="Tableau1.A2" office:value-type="string">
            <text:p text:style-name="P17"><draw:frame draw:style-name="fr1" draw:name="Objet117" text:anchor-type="as-char" svg:y="-0.437cm" svg:width="1.827cm" svg:height="0.545cm" draw:z-index="89"><draw:object xlink:href="./Object 26" xlink:type="simple" xlink:show="embed" xlink:actuate="onLoad"/><draw:image xlink:href="./ObjectReplacements/Object 26" xlink:type="simple" xlink:show="embed" xlink:actuate="onLoad"/><svg:desc>formule</svg:desc></draw:frame>, <draw:frame draw:style-name="fr1" draw:name="Objet118" text:anchor-type="as-char" svg:y="-0.377cm" svg:width="1.304cm" svg:height="0.469cm" draw:z-index="15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1.A2" office:value-type="string">
            <text:p text:style-name="P17"><draw:frame draw:style-name="fr1" draw:name="Objet125" text:anchor-type="as-char" svg:y="-0.908cm" svg:width="3.062cm" svg:height="1.415cm" draw:z-index="175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.C2" office:value-type="string">
            <text:p text:style-name="P5"><text:span text:style-name="T1">ℝ</text:span> </text:p>
          </table:table-cell>
        </table:table-row>
        <table:table-row table:style-name="Tableau1.3">
          <table:table-cell table:style-name="Tableau1.A2" office:value-type="string">
            <text:p text:style-name="P17"><draw:frame draw:style-name="fr1" draw:name="Objet31" text:anchor-type="as-char" svg:y="-0.827cm" svg:width="3.702cm" svg:height="1.434cm" draw:z-index="221"><draw:object xlink:href="./Object 65" xlink:type="simple" xlink:show="embed" xlink:actuate="onLoad"/><draw:image xlink:href="./ObjectReplacements/Object 65" xlink:type="simple" xlink:show="embed" xlink:actuate="onLoad"/><svg:desc>{1}over{x^n}</svg:desc></draw:frame></text:p>
          </table:table-cell>
          <table:table-cell table:style-name="Tableau1.A2" office:value-type="string">
            <text:p text:style-name="P17"><draw:frame draw:style-name="fr1" draw:name="Objet32" text:anchor-type="as-char" svg:y="-0.908cm" svg:width="6.091cm" svg:height="1.535cm" draw:z-index="222"><draw:object xlink:href="./Object 73" xlink:type="simple" xlink:show="embed" xlink:actuate="onLoad"/><draw:image xlink:href="./ObjectReplacements/Object 73" xlink:type="simple" xlink:show="embed" xlink:actuate="onLoad"/><svg:desc>F(x)={x^{-n+1}}over{1-n}={1}over{(1-n)x^{n-1}}</svg:desc></draw:frame></text:p>
          </table:table-cell>
          <table:table-cell table:style-name="Tableau1.C2" office:value-type="string">
            <text:p text:style-name="P9">]–∞;0[ou ]0 ; +∞[</text:p>
          </table:table-cell>
        </table:table-row>
        <table:table-row>
          <table:table-cell table:style-name="Tableau1.A2" office:value-type="string">
            <text:p text:style-name="P17"><draw:frame draw:style-name="fr1" draw:name="Objet119" text:anchor-type="as-char" svg:y="-0.621cm" svg:width="1.773cm" svg:height="1cm" draw:z-index="2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.A2" office:value-type="string">
            <text:p text:style-name="P17"><draw:frame draw:style-name="fr1" draw:name="Objet130" text:anchor-type="as-char" svg:y="-0.503cm" svg:width="2.743cm" svg:height="0.646cm" draw:z-index="2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1.C2" office:value-type="string">
            <text:p text:style-name="P17"><draw:frame draw:style-name="fr1" draw:name="Objet131" text:anchor-type="as-char" svg:y="-0.503cm" svg:width="2.032cm" svg:height="0.644cm" draw:z-index="28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P17"><draw:frame draw:style-name="fr1" draw:name="Objet120" text:anchor-type="as-char" svg:y="-0.437cm" svg:width="1.794cm" svg:height="0.545cm" draw:z-index="29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.A2" office:value-type="string">
            <text:p text:style-name="P17"><draw:frame draw:style-name="fr1" draw:name="Objet132" text:anchor-type="as-char" svg:y="-0.584cm" svg:width="2.35cm" svg:height="0.727cm" draw:z-index="30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1.C2" office:value-type="string">
            <text:p text:style-name="P14">ℝ</text:p>
          </table:table-cell>
        </table:table-row>
        <table:table-row>
          <table:table-cell table:style-name="Tableau1.A2" office:value-type="string">
            <text:p text:style-name="P17"><draw:frame draw:style-name="fr1" draw:name="Objet121" text:anchor-type="as-char" svg:y="-0.621cm" svg:width="2.302cm" svg:height="1.035cm" draw:z-index="54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1.A2" office:value-type="string">
            <text:p text:style-name="P17"><draw:frame draw:style-name="fr1" draw:name="Objet133" text:anchor-type="as-char" svg:y="-0.552cm" svg:width="2.556cm" svg:height="0.693cm" draw:z-index="57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.C2" office:value-type="string">
            <text:p text:style-name="P17"><draw:frame draw:style-name="fr1" draw:name="Objet134" text:anchor-type="as-char" svg:y="-0.503cm" svg:width="2.032cm" svg:height="0.644cm" draw:z-index="5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P17"><draw:frame draw:style-name="fr1" draw:name="Objet33" text:anchor-type="as-char" svg:y="-0.503cm" svg:width="3.007cm" svg:height="0.665cm" draw:z-index="113"><draw:object xlink:href="./Object 29" xlink:type="simple" xlink:show="embed" xlink:actuate="onLoad"/><draw:image xlink:href="./ObjectReplacements/Object 29" xlink:type="simple" xlink:show="embed" xlink:actuate="onLoad"/><svg:desc>cosx</svg:desc></draw:frame></text:p>
          </table:table-cell>
          <table:table-cell table:style-name="Tableau1.A2" office:value-type="string">
            <text:p text:style-name="P17"><draw:frame draw:style-name="fr1" draw:name="Objet35" text:anchor-type="as-char" svg:y="-0.503cm" svg:width="2.842cm" svg:height="0.665cm" draw:z-index="114"><draw:object xlink:href="./Object 31" xlink:type="simple" xlink:show="embed" xlink:actuate="onLoad"/><draw:image xlink:href="./ObjectReplacements/Object 31" xlink:type="simple" xlink:show="embed" xlink:actuate="onLoad"/><svg:desc>sinx</svg:desc></draw:frame></text:p>
          </table:table-cell>
          <table:table-cell table:style-name="Tableau1.C2" office:value-type="string">
            <text:p text:style-name="P14">ℝ</text:p>
          </table:table-cell>
        </table:table-row>
        <text:soft-page-break/>
        <table:table-row>
          <table:table-cell table:style-name="Tableau1.A2" office:value-type="string">
            <text:p text:style-name="P17"><draw:frame draw:style-name="fr1" draw:name="Objet34" text:anchor-type="as-char" svg:y="-0.503cm" svg:width="2.923cm" svg:height="0.665cm" draw:z-index="155"><draw:object xlink:href="./Object 30" xlink:type="simple" xlink:show="embed" xlink:actuate="onLoad"/><draw:image xlink:href="./ObjectReplacements/Object 30" xlink:type="simple" xlink:show="embed" xlink:actuate="onLoad"/><svg:desc>sinx</svg:desc></draw:frame></text:p>
          </table:table-cell>
          <table:table-cell table:style-name="Tableau1.A2" office:value-type="string">
            <text:p text:style-name="P17"><draw:frame draw:style-name="fr1" draw:name="Objet36" text:anchor-type="as-char" svg:y="-0.503cm" svg:width="3.337cm" svg:height="0.665cm" draw:z-index="168"><draw:object xlink:href="./Object 32" xlink:type="simple" xlink:show="embed" xlink:actuate="onLoad"/><draw:image xlink:href="./ObjectReplacements/Object 32" xlink:type="simple" xlink:show="embed" xlink:actuate="onLoad"/><svg:desc>-cosx</svg:desc></draw:frame></text:p>
          </table:table-cell>
          <table:table-cell table:style-name="Tableau1.C2" office:value-type="string">
            <text:p text:style-name="P14"/>
          </table:table-cell>
        </table:table-row>
      </table:table>
      <text:p text:style-name="P4"/>
      <text:p text:style-name="P4"/>
      <text:list xml:id="list5660817975709729360" text:style-name="L4">
        <text:list-item>
          <text:p text:style-name="P29">Primitives et opérations sur les fonctions.</text:p>
        </text:list-item>
      </text:list>
      <text:list xml:id="list8789646302333304754" text:style-name="L5">
        <text:list-header>
          <text:p text:style-name="P30">Soient <draw:frame draw:style-name="fr1" draw:name="Objet137" text:anchor-type="as-char" svg:y="-0.377cm" svg:width="0.436cm" svg:height="0.469cm" draw:z-index="31"><draw:object xlink:href="./Object 41" xlink:type="simple" xlink:show="embed" xlink:actuate="onLoad"/><draw:image xlink:href="./ObjectReplacements/Object 41" xlink:type="simple" xlink:show="embed" xlink:actuate="onLoad"/><svg:desc>formule</svg:desc></draw:frame> et <draw:frame draw:style-name="fr1" draw:name="Objet138" text:anchor-type="as-char" svg:y="-0.377cm" svg:width="0.422cm" svg:height="0.469cm" draw:z-index="32"><draw:object xlink:href="./Object 42" xlink:type="simple" xlink:show="embed" xlink:actuate="onLoad"/><draw:image xlink:href="./ObjectReplacements/Object 42" xlink:type="simple" xlink:show="embed" xlink:actuate="onLoad"/><svg:desc>formule</svg:desc></draw:frame> deux fonctions continues et dérivables sur I de primitives U et V. </text:p>
        </text:list-header>
      </text:list>
      <text:p text:style-name="P1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7">Fonction <draw:frame draw:style-name="fr1" draw:name="Objet37" text:anchor-type="as-char" svg:y="-0.503cm" svg:width="0.619cm" svg:height="0.624cm" draw:z-index="72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3.A1" office:value-type="string">
            <text:p text:style-name="P17">Primitive F</text:p>
          </table:table-cell>
          <table:table-cell table:style-name="Tableau3.C1" office:value-type="string">
            <text:p text:style-name="P17">Intervalle I</text:p>
          </table:table-cell>
        </table:table-row>
        <table:table-row>
          <table:table-cell table:style-name="Tableau3.A2" office:value-type="string">
            <text:p text:style-name="P17"><draw:frame draw:style-name="fr1" draw:name="Objet140" text:anchor-type="as-char" svg:y="-0.503cm" svg:width="1.279cm" svg:height="0.624cm" draw:z-index="7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3.A2" office:value-type="string">
            <text:p text:style-name="P18"><text:span text:style-name="T1">U+V+k, k </text:span><text:span text:style-name="T1">∈</text:span><text:span text:style-name="T3"> </text:span><text:span text:style-name="T3">ℝ</text:span></text:p>
          </table:table-cell>
          <table:table-cell table:style-name="Tableau3.C2" office:value-type="string">
            <text:p text:style-name="P17">I</text:p>
          </table:table-cell>
        </table:table-row>
        <table:table-row>
          <table:table-cell table:style-name="Tableau3.A2" office:value-type="string">
            <text:p text:style-name="P18"><text:span text:style-name="T1"><draw:frame draw:style-name="fr1" draw:name="Objet141" text:anchor-type="as-char" svg:y="-0.503cm" svg:width="0.919cm" svg:height="0.624cm" draw:z-index="74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">, </text:span><text:span text:style-name="T1"><draw:frame draw:style-name="fr1" draw:name="Objet142" text:anchor-type="as-char" svg:y="-0.422cm" svg:width="0.55cm" svg:height="0.453cm" draw:z-index="75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">∈</text:span><text:span text:style-name="T1">ℝ</text:span></text:p>
          </table:table-cell>
          <table:table-cell table:style-name="Tableau3.A2" office:value-type="string">
            <text:p text:style-name="P17"><draw:frame draw:style-name="fr1" draw:name="Objet148" text:anchor-type="as-char" svg:y="-0.422cm" svg:width="0.55cm" svg:height="0.453cm" draw:z-index="76"><draw:object xlink:href="./Object 75" xlink:type="simple" xlink:show="embed" xlink:actuate="onLoad"/><draw:image xlink:href="./ObjectReplacements/Object 75" xlink:type="simple" xlink:show="embed" xlink:actuate="onLoad"/><svg:desc>formule</svg:desc></draw:frame>U+k, <text:s/>k ∈<text:span text:style-name="T3"> </text:span><text:span text:style-name="T3">ℝ</text:span></text:p>
          </table:table-cell>
          <table:table-cell table:style-name="Tableau3.C2" office:value-type="string">
            <text:p text:style-name="P17">I</text:p>
          </table:table-cell>
        </table:table-row>
        <table:table-row>
          <table:table-cell table:style-name="Tableau3.A2" office:value-type="string">
            <text:p text:style-name="P18"><text:span text:style-name="T1"><draw:frame draw:style-name="fr1" draw:name="Objet38" text:anchor-type="as-char" svg:y="-0.584cm" svg:width="1.298cm" svg:height="0.706cm" draw:z-index="77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">, n </text:span><text:span text:style-name="T1">∈</text:span><text:span text:style-name="T3"> </text:span><text:span text:style-name="T3">ℕ</text:span></text:p>
          </table:table-cell>
          <table:table-cell table:style-name="Tableau3.A2" office:value-type="string">
            <text:p text:style-name="P17"><draw:frame draw:style-name="fr1" draw:name="Objet40" text:anchor-type="as-char" svg:y="-0.908cm" svg:width="2.171cm" svg:height="1.415cm" draw:z-index="78"><draw:object xlink:href="./Object 78" xlink:type="simple" xlink:show="embed" xlink:actuate="onLoad"/><draw:image xlink:href="./ObjectReplacements/Object 78" xlink:type="simple" xlink:show="embed" xlink:actuate="onLoad"/><svg:desc>formule</svg:desc></draw:frame>, <text:s/>k ∈<text:span text:style-name="T3"> </text:span><text:span text:style-name="T3">ℝ</text:span></text:p>
          </table:table-cell>
          <table:table-cell table:style-name="Tableau3.C2" office:value-type="string">
            <text:p text:style-name="P17">I</text:p>
          </table:table-cell>
        </table:table-row>
        <table:table-row>
          <table:table-cell table:style-name="Tableau3.A2" office:value-type="string">
            <text:p text:style-name="P17"><draw:frame draw:style-name="fr1" draw:name="Objet145" text:anchor-type="as-char" svg:y="-0.827cm" svg:width="0.857cm" svg:height="1.334cm" draw:z-index="105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Tableau3.A2" office:value-type="string">
            <text:p text:style-name="P17"><draw:frame draw:style-name="fr1" draw:name="Objet150" text:anchor-type="as-char" svg:y="-0.503cm" svg:width="1.044cm" svg:height="0.624cm" draw:z-index="106"><draw:object xlink:href="./Object 80" xlink:type="simple" xlink:show="embed" xlink:actuate="onLoad"/><draw:image xlink:href="./ObjectReplacements/Object 80" xlink:type="simple" xlink:show="embed" xlink:actuate="onLoad"/></draw:frame>+k, <text:s/>k ∈<text:span text:style-name="T3"> </text:span><text:span text:style-name="T3">ℝ</text:span></text:p>
          </table:table-cell>
          <table:table-cell table:style-name="Tableau3.C2" office:value-type="string">
            <text:p text:style-name="P17"><draw:frame draw:style-name="fr1" draw:name="Objet39" text:anchor-type="as-char" svg:y="-0.503cm" svg:width="1.282cm" svg:height="0.624cm" draw:z-index="107"><draw:object xlink:href="./Object 43" xlink:type="simple" xlink:show="embed" xlink:actuate="onLoad"/><draw:image xlink:href="./ObjectReplacements/Object 43" xlink:type="simple" xlink:show="embed" xlink:actuate="onLoad"/><svg:desc>u&gt;0</svg:desc></draw:frame> sur I</text:p>
          </table:table-cell>
        </table:table-row>
        <table:table-row>
          <table:table-cell table:style-name="Tableau3.A2" office:value-type="string">
            <text:p text:style-name="P18"><text:span text:style-name="T1"><draw:frame draw:style-name="fr1" draw:name="Objet43" text:anchor-type="as-char" svg:y="-0.827cm" svg:width="0.81cm" svg:height="1.434cm" draw:z-index="108"><draw:object xlink:href="./Object 48" xlink:type="simple" xlink:show="embed" xlink:actuate="onLoad"/><draw:image xlink:href="./ObjectReplacements/Object 48" xlink:type="simple" xlink:show="embed" xlink:actuate="onLoad"/><svg:desc>{u'}over{u^n}</svg:desc></draw:frame></text:span><text:span text:style-name="T1">, </text:span><text:span text:style-name="T1"><draw:frame draw:style-name="fr1" draw:name="Objet44" text:anchor-type="as-char" svg:y="-0.503cm" svg:width="0.51cm" svg:height="0.624cm" draw:z-index="109"><draw:object xlink:href="./Object 49" xlink:type="simple" xlink:show="embed" xlink:actuate="onLoad"/><draw:image xlink:href="./ObjectReplacements/Object 49" xlink:type="simple" xlink:show="embed" xlink:actuate="onLoad"/><svg:desc>n</svg:desc></draw:frame></text:span><text:span text:style-name="T1"> </text:span><text:span text:style-name="T1">∈</text:span><text:span text:style-name="T3"> </text:span><text:span text:style-name="T3">ℕ</text:span><text:span text:style-name="T3">\{0,1}</text:span></text:p>
          </table:table-cell>
          <table:table-cell table:style-name="Tableau3.A2" office:value-type="string">
            <text:p text:style-name="P17"><draw:frame draw:style-name="fr1" draw:name="Objet45" text:anchor-type="as-char" svg:y="-0.827cm" svg:width="2.716cm" svg:height="1.434cm" draw:z-index="110"><draw:object xlink:href="./Object 50" xlink:type="simple" xlink:show="embed" xlink:actuate="onLoad"/><draw:image xlink:href="./ObjectReplacements/Object 50" xlink:type="simple" xlink:show="embed" xlink:actuate="onLoad"/><svg:desc>-{1}over{(n-1)u^{n-1}}</svg:desc></draw:frame> +k, <text:s/>k ∈<text:span text:style-name="T3"> </text:span><text:span text:style-name="T3">ℝ</text:span></text:p>
          </table:table-cell>
          <table:table-cell table:style-name="Tableau3.C2" office:value-type="string">
            <text:p text:style-name="P17"><draw:frame draw:style-name="fr1" draw:name="Objet46" text:anchor-type="as-char" svg:y="-0.503cm" svg:width="0.513cm" svg:height="0.624cm" draw:z-index="111"><draw:object xlink:href="./Object 51" xlink:type="simple" xlink:show="embed" xlink:actuate="onLoad"/><draw:image xlink:href="./ObjectReplacements/Object 51" xlink:type="simple" xlink:show="embed" xlink:actuate="onLoad"/><svg:desc>u</svg:desc></draw:frame> Ne s'annulant par sur I</text:p>
          </table:table-cell>
        </table:table-row>
        <table:table-row>
          <table:table-cell table:style-name="Tableau3.A2" office:value-type="string">
            <text:p text:style-name="P17"><draw:frame draw:style-name="fr1" draw:name="Objet41" text:anchor-type="as-char" svg:y="-0.584cm" svg:width="1.268cm" svg:height="0.706cm" draw:z-index="79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3.A2" office:value-type="string">
            <text:p text:style-name="P17"><draw:frame draw:style-name="fr1" draw:name="Objet42" text:anchor-type="as-char" svg:y="-0.584cm" svg:width="1.453cm" svg:height="0.706cm" draw:z-index="80"><draw:object xlink:href="./Object 82" xlink:type="simple" xlink:show="embed" xlink:actuate="onLoad"/><draw:image xlink:href="./ObjectReplacements/Object 82" xlink:type="simple" xlink:show="embed" xlink:actuate="onLoad"/><svg:desc>formule</svg:desc></draw:frame>, <text:s/>k ∈<text:span text:style-name="T3"> </text:span><text:span text:style-name="T3">ℝ</text:span></text:p>
          </table:table-cell>
          <table:table-cell table:style-name="Tableau3.C2" office:value-type="string">
            <text:p text:style-name="P14">ℝ</text:p>
          </table:table-cell>
        </table:table-row>
        <table:table-row>
          <table:table-cell table:style-name="Tableau3.A2" office:value-type="string">
            <text:p text:style-name="P17"><draw:frame draw:style-name="fr1" draw:name="Objet147" text:anchor-type="as-char" svg:y="-0.827cm" svg:width="0.968cm" svg:height="1.381cm" draw:z-index="81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3.A2" office:value-type="string">
            <text:p text:style-name="P17"><draw:frame draw:style-name="fr1" draw:name="Objet152" text:anchor-type="as-char" svg:y="-0.552cm" svg:width="2.013cm" svg:height="0.674cm" draw:z-index="82"><draw:object xlink:href="./Object 84" xlink:type="simple" xlink:show="embed" xlink:actuate="onLoad"/><draw:image xlink:href="./ObjectReplacements/Object 84" xlink:type="simple" xlink:show="embed" xlink:actuate="onLoad"/><svg:desc>formule</svg:desc></draw:frame>, <text:s/>k ∈<text:span text:style-name="T3"> </text:span><text:span text:style-name="T3">ℝ</text:span></text:p>
          </table:table-cell>
          <table:table-cell table:style-name="Tableau3.C2" office:value-type="string">
            <text:p text:style-name="P17">u &gt;0 sur I.</text:p>
          </table:table-cell>
        </table:table-row>
      </table:table>
      <text:p text:style-name="P15"/>
      <text:p text:style-name="P15"><text:tab/>Exemple 3: Déterminer une primitive des fonctions suivantes :</text:p>
      <text:p text:style-name="P6"><text:span text:style-name="T2"><text:tab/>a. </text:span><text:span text:style-name="T2"><draw:frame draw:style-name="fr1" draw:name="Objet47" text:anchor-type="as-char" svg:y="-0.437cm" svg:width="4.568cm" svg:height="0.564cm" draw:z-index="225"><draw:object xlink:href="./Object 56" xlink:type="simple" xlink:show="embed" xlink:actuate="onLoad"/><draw:image xlink:href="./ObjectReplacements/Object 56" xlink:type="simple" xlink:show="embed" xlink:actuate="onLoad"/></draw:frame></text:span><text:span text:style-name="T2"> </text:span><text:span text:style-name="T2"><draw:frame draw:style-name="fr1" draw:name="Objet154" text:anchor-type="as-char" svg:y="-0.377cm" svg:width="0.443cm" svg:height="0.469cm" draw:z-index="226"><draw:object xlink:href="./Object 52" xlink:type="simple" xlink:show="embed" xlink:actuate="onLoad"/><draw:image xlink:href="./ObjectReplacements/Object 52" xlink:type="simple" xlink:show="embed" xlink:actuate="onLoad"/></draw:frame></text:span><text:span text:style-name="T2"> ∈</text:span> ℝ.</text:p>
      <text:p text:style-name="P6"/>
      <text:p text:style-name="P6"><text:tab/><draw:frame draw:style-name="fr1" draw:name="Objet191" text:anchor-type="as-char" svg:y="-0.681cm" svg:width="6.015cm" svg:height="1.08cm" draw:z-index="227"><draw:object xlink:href="./Object 191" xlink:type="simple" xlink:show="embed" xlink:actuate="onLoad"/><draw:image xlink:href="./ObjectReplacements/Object 191" xlink:type="simple" xlink:show="embed" xlink:actuate="onLoad"/><svg:desc>5*{x^{4}}over{4}-4*{x^{3}}over{3}+3+{x^2}over{2}-2x</svg:desc></draw:frame></text:p>
      <text:p text:style-name="P6"/>
      <text:p text:style-name="P6"><text:tab/>b. <draw:frame draw:style-name="fr1" draw:name="Objet155" text:anchor-type="as-char" svg:y="-0.437cm" svg:width="2.088cm" svg:height="0.545cm" draw:z-index="228"><draw:object xlink:href="./Object 54" xlink:type="simple" xlink:show="embed" xlink:actuate="onLoad"/><draw:image xlink:href="./ObjectReplacements/Object 54" xlink:type="simple" xlink:show="embed" xlink:actuate="onLoad"/></draw:frame>, <draw:frame draw:style-name="fr1" draw:name="Objet156" text:anchor-type="as-char" svg:y="-0.377cm" svg:width="0.443cm" svg:height="0.469cm" draw:z-index="229"><draw:object xlink:href="./Object 55" xlink:type="simple" xlink:show="embed" xlink:actuate="onLoad"/><draw:image xlink:href="./ObjectReplacements/Object 55" xlink:type="simple" xlink:show="embed" xlink:actuate="onLoad"/></draw:frame>∈ℝ.</text:p>
      <text:p text:style-name="P6"><text:tab/><draw:frame draw:style-name="fr1" draw:name="Objet192" text:anchor-type="as-char" svg:y="-0.621cm" svg:width="3.62cm" svg:height="1.02cm" draw:z-index="230"><draw:object xlink:href="./Object 192" xlink:type="simple" xlink:show="embed" xlink:actuate="onLoad"/><draw:image xlink:href="./ObjectReplacements/Object 192" xlink:type="simple" xlink:show="embed" xlink:actuate="onLoad"/><svg:desc>-1/3*e^{-3x}</svg:desc></draw:frame></text:p>
      <text:p text:style-name="P1"><text:span text:style-name="T11"><text:tab/></text:span><text:span text:style-name="T11"><draw:frame draw:style-name="fr1" draw:name="Objet193" text:anchor-type="as-char" svg:y="-0.621cm" svg:width="2.792cm" svg:height="1.02cm" draw:z-index="231"><draw:object xlink:href="./Object 194" xlink:type="simple" xlink:show="embed" xlink:actuate="onLoad"/><draw:image xlink:href="./ObjectReplacements/Object 194" xlink:type="simple" xlink:show="embed" xlink:actuate="onLoad"/><svg:desc>-1/3e^{-3x}</svg:desc></draw:frame></text:span><text:span text:style-name="T11">*9</text:span></text:p>
      <text:p text:style-name="P6"/>
      <text:p text:style-name="P6"><text:tab/>Vous pouvez visionner les vidéos suivantes :</text:p>
      <text:p text:style-name="P2"><text:span text:style-name="T16"><text:tab/></text:span><text:a xlink:type="simple" xlink:href="https://youtu.be/GA6jMgLd_Cw" text:style-name="Internet_20_link" text:visited-style-name="Visited_20_Internet_20_Link"><text:span text:style-name="T16">https://youtu.be/GA6jMgLd_Cw</text:span></text:a></text:p>
      <text:p text:style-name="P2"><text:span text:style-name="T16"><text:tab/></text:span><text:a xlink:type="simple" xlink:href="https://youtu.be/gxRpmHWnoGQ" text:style-name="Internet_20_link" text:visited-style-name="Visited_20_Internet_20_Link"><text:span text:style-name="T16">https://youtu.be/gxRpmHWnoGQ</text:span></text:a></text:p>
      <text:p text:style-name="P2"><text:span text:style-name="T16"><text:tab/></text:span><text:a xlink:type="simple" xlink:href="https://youtu.be/V_lI9zvvtAk" text:style-name="Internet_20_link" text:visited-style-name="Visited_20_Internet_20_Link"><text:span text:style-name="T16">https://youtu.be/V_lI9zvvtAk</text:span></text:a></text:p>
      <text:p text:style-name="P6"/>
      <text:p text:style-name="P6"/>
      <text:list xml:id="list8251654980796655622" text:style-name="L6">
        <text:list-item>
          <text:p text:style-name="P26">Une unique primitive.</text:p>
        </text:list-item>
      </text:list>
      <text:p text:style-name="P6"/>
      <text:p text:style-name="P16"><text:tab/>Propriété : Soit <draw:frame draw:style-name="fr1" draw:name="Objet48" text:anchor-type="as-char" svg:y="-0.377cm" svg:width="0.517cm" svg:height="0.489cm" draw:z-index="156"><draw:object xlink:href="./Object 53" xlink:type="simple" xlink:show="embed" xlink:actuate="onLoad"/><draw:image xlink:href="./ObjectReplacements/Object 53" xlink:type="simple" xlink:show="embed" xlink:actuate="onLoad"/><svg:desc>f</svg:desc></draw:frame> une fonction définie sur un intervalle I. On suppose qu'il existe une <text:tab/>fonction G définie sur I, primitive de <draw:frame draw:style-name="fr1" draw:name="Objet49" text:anchor-type="as-char" svg:y="-0.377cm" svg:width="0.517cm" svg:height="0.489cm" draw:z-index="157"><draw:object xlink:href="./Object 77" xlink:type="simple" xlink:show="embed" xlink:actuate="onLoad"/><draw:image xlink:href="./ObjectReplacements/Object 77" xlink:type="simple" xlink:show="embed" xlink:actuate="onLoad"/><svg:desc>f</svg:desc></draw:frame></text:p>
      <text:p text:style-name="P16"><text:tab/>Soit <draw:frame draw:style-name="fr1" draw:name="Objet50" text:anchor-type="as-char" svg:y="-0.377cm" svg:width="0.577cm" svg:height="0.533cm" draw:z-index="158"><draw:object xlink:href="./Object 85" xlink:type="simple" xlink:show="embed" xlink:actuate="onLoad"/><draw:image xlink:href="./ObjectReplacements/Object 85" xlink:type="simple" xlink:show="embed" xlink:actuate="onLoad"/><svg:desc>x_0</svg:desc></draw:frame> ∈ <text:span text:style-name="T3">I et </text:span><text:span text:style-name="T3"><draw:frame draw:style-name="fr1" draw:name="Objet51" text:anchor-type="as-char" svg:y="-0.377cm" svg:width="0.594cm" svg:height="0.552cm" draw:z-index="167"><draw:object xlink:href="./Object 86" xlink:type="simple" xlink:show="embed" xlink:actuate="onLoad"/><draw:image xlink:href="./ObjectReplacements/Object 86" xlink:type="simple" xlink:show="embed" xlink:actuate="onLoad"/><svg:desc>y_0</svg:desc></draw:frame></text:span><text:span text:style-name="T3"> </text:span><text:span text:style-name="T3">∈ ℝ</text:span><text:span text:style-name="T3">, alors il existe une unique primitive de <text:s/>F de </text:span><text:span text:style-name="T3"><draw:frame draw:style-name="fr1" draw:name="Objet52" text:anchor-type="as-char" svg:y="-0.377cm" svg:width="0.517cm" svg:height="0.489cm" draw:z-index="172"><draw:object xlink:href="./Object 88" xlink:type="simple" xlink:show="embed" xlink:actuate="onLoad"/><draw:image xlink:href="./ObjectReplacements/Object 88" xlink:type="simple" xlink:show="embed" xlink:actuate="onLoad"/><svg:desc>f</svg:desc></draw:frame></text:span><text:span text:style-name="T3"> sur I telle que </text:span><text:soft-page-break/><text:span text:style-name="T3"><text:tab/></text:span><text:span text:style-name="T3"><draw:frame draw:style-name="fr1" draw:name="Objet53" text:anchor-type="as-char" svg:y="-0.377cm" svg:width="1.912cm" svg:height="0.552cm" draw:z-index="232"><draw:object xlink:href="./Object 89" xlink:type="simple" xlink:show="embed" xlink:actuate="onLoad"/><draw:image xlink:href="./ObjectReplacements/Object 89" xlink:type="simple" xlink:show="embed" xlink:actuate="onLoad"/><svg:desc>F(x_0)=y_0</svg:desc></draw:frame></text:span></text:p>
      <text:p text:style-name="P12"/>
      <text:p text:style-name="P6"><text:span text:style-name="T3"><text:tab/>Démonstration : Soit G une primitive de </text:span><text:span text:style-name="T3"><draw:frame draw:style-name="fr1" draw:name="Objet54" text:anchor-type="as-char" svg:y="-0.377cm" svg:width="0.517cm" svg:height="0.489cm" draw:z-index="126"><draw:object xlink:href="./Object 90" xlink:type="simple" xlink:show="embed" xlink:actuate="onLoad"/><draw:image xlink:href="./ObjectReplacements/Object 90" xlink:type="simple" xlink:show="embed" xlink:actuate="onLoad"/><svg:desc>f</svg:desc></draw:frame></text:span><text:span text:style-name="T3"> sur I, alors toutes les primitives F de </text:span><text:span text:style-name="T3"><draw:frame draw:style-name="fr1" draw:name="Objet55" text:anchor-type="as-char" svg:y="-0.377cm" svg:width="0.517cm" svg:height="0.489cm" draw:z-index="132"><draw:object xlink:href="./Object 91" xlink:type="simple" xlink:show="embed" xlink:actuate="onLoad"/><draw:image xlink:href="./ObjectReplacements/Object 91" xlink:type="simple" xlink:show="embed" xlink:actuate="onLoad"/><svg:desc>f</svg:desc></draw:frame></text:span><text:span text:style-name="T3"> sont de <text:tab/>la forme </text:span><text:span text:style-name="T3"><draw:frame draw:style-name="fr1" draw:name="Objet56" text:anchor-type="as-char" svg:y="-0.377cm" svg:width="2.886cm" svg:height="0.504cm" draw:z-index="133"><draw:object xlink:href="./Object 92" xlink:type="simple" xlink:show="embed" xlink:actuate="onLoad"/><draw:image xlink:href="./ObjectReplacements/Object 92" xlink:type="simple" xlink:show="embed" xlink:actuate="onLoad"/><svg:desc>G(x)+k</svg:desc></draw:frame></text:span><text:span text:style-name="T3">, k </text:span><text:span text:style-name="T3">∈</text:span><text:span text:style-name="T3"> </text:span><text:span text:style-name="T3">ℝ</text:span><text:span text:style-name="T3">. </text:span></text:p>
      <text:p text:style-name="P6"><text:span text:style-name="T3"><text:tab/> <text:s text:c="3"/></text:span><text:span text:style-name="T3"><draw:frame draw:style-name="fr1" draw:name="Objet64" text:anchor-type="as-char" svg:y="-0.377cm" svg:width="1.912cm" svg:height="0.552cm" draw:z-index="136"><draw:object xlink:href="./Object 93" xlink:type="simple" xlink:show="embed" xlink:actuate="onLoad"/><draw:image xlink:href="./ObjectReplacements/Object 93" xlink:type="simple" xlink:show="embed" xlink:actuate="onLoad"/><svg:desc>F(x_0)=y_0</svg:desc></draw:frame></text:span></text:p>
      <text:p text:style-name="P6"><text:span text:style-name="T3"><text:tab/>⇔ </text:span><text:span text:style-name="T3"><draw:frame draw:style-name="fr1" draw:name="Objet65" text:anchor-type="as-char" svg:y="-0.377cm" svg:width="2.582cm" svg:height="0.552cm" draw:z-index="146"><draw:object xlink:href="./Object 94" xlink:type="simple" xlink:show="embed" xlink:actuate="onLoad"/><draw:image xlink:href="./ObjectReplacements/Object 94" xlink:type="simple" xlink:show="embed" xlink:actuate="onLoad"/><svg:desc>G(x_0)+k=y_0</svg:desc></draw:frame></text:span></text:p>
      <text:p text:style-name="P6"><text:span text:style-name="T3"><text:tab/>⇔ </text:span><text:span text:style-name="T3"><draw:frame draw:style-name="fr1" draw:name="Objet66" text:anchor-type="as-char" svg:y="-0.377cm" svg:width="2.574cm" svg:height="0.552cm" draw:z-index="149"><draw:object xlink:href="./Object 95" xlink:type="simple" xlink:show="embed" xlink:actuate="onLoad"/><draw:image xlink:href="./ObjectReplacements/Object 95" xlink:type="simple" xlink:show="embed" xlink:actuate="onLoad"/><svg:desc>y_0-G(x_0)</svg:desc></draw:frame></text:span></text:p>
      <text:p text:style-name="P6"><text:span text:style-name="T3"><text:tab/></text:span><text:span text:style-name="T3"><draw:frame draw:style-name="fr1" draw:name="Objet67" text:anchor-type="as-char" svg:y="-0.377cm" svg:width="0.594cm" svg:height="0.552cm" draw:z-index="159"><draw:object xlink:href="./Object 96" xlink:type="simple" xlink:show="embed" xlink:actuate="onLoad"/><draw:image xlink:href="./ObjectReplacements/Object 96" xlink:type="simple" xlink:show="embed" xlink:actuate="onLoad"/><svg:desc>y_0</svg:desc></draw:frame></text:span><text:span text:style-name="T3"> et </text:span><text:span text:style-name="T3"><draw:frame draw:style-name="fr1" draw:name="Objet68" text:anchor-type="as-char" svg:y="-0.377cm" svg:width="1.251cm" svg:height="0.552cm" draw:z-index="160"><draw:object xlink:href="./Object 97" xlink:type="simple" xlink:show="embed" xlink:actuate="onLoad"/><draw:image xlink:href="./ObjectReplacements/Object 97" xlink:type="simple" xlink:show="embed" xlink:actuate="onLoad"/><svg:desc>G(x_0)</svg:desc></draw:frame></text:span><text:span text:style-name="T3"> étant définie de manière unique, on a donc que </text:span><text:span text:style-name="T3"><draw:frame draw:style-name="fr1" draw:name="Objet69" text:anchor-type="as-char" svg:y="-0.377cm" svg:width="0.445cm" svg:height="0.469cm" draw:z-index="161"><draw:object xlink:href="./Object 98" xlink:type="simple" xlink:show="embed" xlink:actuate="onLoad"/><draw:image xlink:href="./ObjectReplacements/Object 98" xlink:type="simple" xlink:show="embed" xlink:actuate="onLoad"/><svg:desc>k</svg:desc></draw:frame></text:span><text:span text:style-name="T3"> existe et est unique et donc <text:tab/>il existe une unique primitive de </text:span><text:span text:style-name="T3"><draw:frame draw:style-name="fr1" draw:name="Objet70" text:anchor-type="as-char" svg:y="-0.377cm" svg:width="0.517cm" svg:height="0.489cm" draw:z-index="162"><draw:object xlink:href="./Object 99" xlink:type="simple" xlink:show="embed" xlink:actuate="onLoad"/><draw:image xlink:href="./ObjectReplacements/Object 99" xlink:type="simple" xlink:show="embed" xlink:actuate="onLoad"/><svg:desc>f</svg:desc></draw:frame></text:span><text:span text:style-name="T3"> sur I telle que </text:span><text:span text:style-name="T3"><draw:frame draw:style-name="fr1" draw:name="Objet71" text:anchor-type="as-char" svg:y="-0.377cm" svg:width="1.912cm" svg:height="0.552cm" draw:z-index="163"><draw:object xlink:href="./Object 100" xlink:type="simple" xlink:show="embed" xlink:actuate="onLoad"/><draw:image xlink:href="./ObjectReplacements/Object 100" xlink:type="simple" xlink:show="embed" xlink:actuate="onLoad"/><svg:desc>F(x_0)=y_0</svg:desc></draw:frame></text:span><text:span text:style-name="T3"> et qui est définie par <text:tab/><text:tab/></text:span><text:span text:style-name="T3"><draw:frame draw:style-name="fr1" draw:name="Objet72" text:anchor-type="as-char" svg:y="-0.377cm" svg:width="6.198cm" svg:height="0.552cm" draw:z-index="164"><draw:object xlink:href="./Object 101" xlink:type="simple" xlink:show="embed" xlink:actuate="onLoad"/><draw:image xlink:href="./ObjectReplacements/Object 101" xlink:type="simple" xlink:show="embed" xlink:actuate="onLoad"/><svg:desc>F(x)=G(x)+k=G(x)+y_0-F(x_0)</svg:desc></draw:frame></text:span></text:p>
      <text:p text:style-name="P8"/>
      <text:p text:style-name="P8"><text:tab/>Exemple 4 : </text:p>
      <text:p text:style-name="P6"><text:span text:style-name="T3"><text:tab/>a. Déterminer la primitive F de la fonction </text:span><text:span text:style-name="T3"><draw:frame draw:style-name="fr1" draw:name="Objet73" text:anchor-type="as-char" svg:y="-0.377cm" svg:width="0.517cm" svg:height="0.489cm" draw:z-index="165"><draw:object xlink:href="./Object 103" xlink:type="simple" xlink:show="embed" xlink:actuate="onLoad"/><draw:image xlink:href="./ObjectReplacements/Object 103" xlink:type="simple" xlink:show="embed" xlink:actuate="onLoad"/><svg:desc>f</svg:desc></draw:frame></text:span><text:span text:style-name="T3"> définie sur ℝ par </text:span><text:span text:style-name="T3"><draw:frame draw:style-name="fr1" draw:name="Objet74" text:anchor-type="as-char" svg:y="-0.437cm" svg:width="3.487cm" svg:height="0.564cm" draw:z-index="166"><draw:object xlink:href="./Object 104" xlink:type="simple" xlink:show="embed" xlink:actuate="onLoad"/><draw:image xlink:href="./ObjectReplacements/Object 104" xlink:type="simple" xlink:show="embed" xlink:actuate="onLoad"/><svg:desc>9x^2-6x+3</svg:desc></draw:frame></text:span><text:span text:style-name="T3"> telle <text:tab/>que F(1)=4.</text:span></text:p>
      <text:p text:style-name="P1"><text:span text:style-name="T10"><text:tab/>Déterminons une primitive G de la fonction f sur </text:span><text:span text:style-name="T19">ℝ</text:span><text:span text:style-name="T9">. </text:span></text:p>
      <text:p text:style-name="P1"><text:span text:style-name="T9"><text:tab/></text:span><text:span text:style-name="T9"><draw:frame draw:style-name="fr1" draw:name="Objet194" text:anchor-type="as-char" svg:y="-0.681cm" svg:width="4.703cm" svg:height="1.08cm" draw:z-index="233"><draw:object xlink:href="./Object 193" xlink:type="simple" xlink:show="embed" xlink:actuate="onLoad"/><draw:image xlink:href="./ObjectReplacements/Object 193" xlink:type="simple" xlink:show="embed" xlink:actuate="onLoad"/><svg:desc>9*{x^3}over{3}-6*{x^2}over{2}+3x</svg:desc></draw:frame></text:span><text:span text:style-name="T9"> = </text:span><text:span text:style-name="T9"><draw:frame draw:style-name="fr1" draw:name="Objet195" text:anchor-type="as-char" svg:y="-0.437cm" svg:width="2.649cm" svg:height="0.529cm" draw:z-index="234"><draw:object xlink:href="./Object 195" xlink:type="simple" xlink:show="embed" xlink:actuate="onLoad"/><draw:image xlink:href="./ObjectReplacements/Object 195" xlink:type="simple" xlink:show="embed" xlink:actuate="onLoad"/><svg:desc>3x^3-3x^2+3x</svg:desc></draw:frame></text:span></text:p>
      <text:p text:style-name="P1"><text:span text:style-name="T9"><text:tab/>Je sais que </text:span><text:span text:style-name="T9"><draw:frame draw:style-name="fr1" draw:name="Objet196" text:anchor-type="as-char" svg:y="-0.377cm" svg:width="2.886cm" svg:height="0.504cm" draw:z-index="235"><draw:object xlink:href="./Object 196" xlink:type="simple" xlink:show="embed" xlink:actuate="onLoad"/><draw:image xlink:href="./ObjectReplacements/Object 196" xlink:type="simple" xlink:show="embed" xlink:actuate="onLoad"/><svg:desc>G(x)+k</svg:desc></draw:frame></text:span><text:span text:style-name="T9"> pour tout </text:span><text:span text:style-name="T12">x</text:span><text:span text:style-name="T9"> </text:span><text:span text:style-name="T18">∈</text:span><text:span text:style-name="T9"> </text:span><text:span text:style-name="T18">ℝ</text:span><text:span text:style-name="T9">. </text:span></text:p>
      <text:p text:style-name="P1"><text:span text:style-name="T9"><text:tab/>On veut que F(1)=4 ⇔ G(1)+k=4 </text:span><text:span text:style-name="T18">⇔ </text:span><text:span text:style-name="T9"><draw:frame draw:style-name="fr1" draw:name="Objet197" text:anchor-type="as-char" svg:y="-0.437cm" svg:width="4.674cm" svg:height="0.529cm" draw:z-index="236"><draw:object xlink:href="./Object 197" xlink:type="simple" xlink:show="embed" xlink:actuate="onLoad"/><draw:image xlink:href="./ObjectReplacements/Object 197" xlink:type="simple" xlink:show="embed" xlink:actuate="onLoad"/><svg:desc>3*1^3-3*1^2+3*1+k=4</svg:desc></draw:frame></text:span><text:span text:style-name="T9"> ⇔ 3+k=4 ⇔ k=1</text:span></text:p>
      <text:p text:style-name="P1"><text:span text:style-name="T9"><text:tab/>Donc </text:span><text:span text:style-name="T9"><draw:frame draw:style-name="fr1" draw:name="Objet198" text:anchor-type="as-char" svg:y="-0.437cm" svg:width="6.219cm" svg:height="0.564cm" draw:z-index="237"><draw:object xlink:href="./Object 198" xlink:type="simple" xlink:show="embed" xlink:actuate="onLoad"/><draw:image xlink:href="./ObjectReplacements/Object 198" xlink:type="simple" xlink:show="embed" xlink:actuate="onLoad"/><svg:desc>F(x)=G(x)+1=3x^3-3x^2+3x+1</svg:desc></draw:frame></text:span></text:p>
      <text:p text:style-name="P8"/>
      <text:p text:style-name="P8"/>
      <text:p text:style-name="P8"/>
      <text:p text:style-name="P8"/>
      <text:p text:style-name="P6"><text:span text:style-name="T3"><text:tab/>b. Déterminer la primitive G de la fonction </text:span><text:span text:style-name="T3"><draw:frame draw:style-name="fr1" draw:name="Objet75" text:anchor-type="as-char" svg:y="-0.377cm" svg:width="0.474cm" svg:height="0.489cm" draw:z-index="223"><draw:object xlink:href="./Object 105" xlink:type="simple" xlink:show="embed" xlink:actuate="onLoad"/><draw:image xlink:href="./ObjectReplacements/Object 105" xlink:type="simple" xlink:show="embed" xlink:actuate="onLoad"/><svg:desc>g</svg:desc></draw:frame></text:span><text:span text:style-name="T3"> définie sur ]0;+∞[ par </text:span><text:span text:style-name="T3"><draw:frame draw:style-name="fr1" draw:name="Objet76" text:anchor-type="as-char" svg:y="-0.621cm" svg:width="3.715cm" svg:height="1.08cm" draw:z-index="224"><draw:object xlink:href="./Object 106" xlink:type="simple" xlink:show="embed" xlink:actuate="onLoad"/><draw:image xlink:href="./ObjectReplacements/Object 106" xlink:type="simple" xlink:show="embed" xlink:actuate="onLoad"/><svg:desc>1/x^2-4/x+12x^5</svg:desc></draw:frame></text:span><text:span text:style-name="T3"> <text:tab/>telle que G(1)=0. </text:span></text:p>
      <text:p text:style-name="P8"/>
      <text:p text:style-name="P8"/>
      <text:p text:style-name="P8"><text:tab/>Soit F une primitive de g sur ] 0; + ∞ [. </text:p>
      <text:p text:style-name="P6"><text:span text:style-name="T3"><text:tab/></text:span><text:span text:style-name="T3"><draw:frame draw:style-name="fr1" draw:name="Objet199" text:anchor-type="as-char" svg:y="-0.681cm" svg:width="5.168cm" svg:height="1.08cm" draw:z-index="238"><draw:object xlink:href="./Object 199" xlink:type="simple" xlink:show="embed" xlink:actuate="onLoad"/><draw:image xlink:href="./ObjectReplacements/Object 199" xlink:type="simple" xlink:show="embed" xlink:actuate="onLoad"/><svg:desc>-1/x-4*lnx+12*{x^6}over{6} </svg:desc></draw:frame></text:span><text:span text:style-name="T3"> = </text:span><text:span text:style-name="T3"><draw:frame draw:style-name="fr1" draw:name="Objet200" text:anchor-type="as-char" svg:y="-0.621cm" svg:width="3.127cm" svg:height="1.02cm" draw:z-index="239"><draw:object xlink:href="./Object 200" xlink:type="simple" xlink:show="embed" xlink:actuate="onLoad"/><draw:image xlink:href="./ObjectReplacements/Object 200" xlink:type="simple" xlink:show="embed" xlink:actuate="onLoad"/><svg:desc>-1/x+4lnx+2x^6</svg:desc></draw:frame></text:span></text:p>
      <text:p text:style-name="P6"><text:span text:style-name="T3"><text:tab/>Soit G la primitive cherchée, </text:span><text:span text:style-name="T3"><draw:frame draw:style-name="fr1" draw:name="Objet201" text:anchor-type="as-char" svg:y="-0.377cm" svg:width="2.886cm" svg:height="0.504cm" draw:z-index="240"><draw:object xlink:href="./Object 201" xlink:type="simple" xlink:show="embed" xlink:actuate="onLoad"/><draw:image xlink:href="./ObjectReplacements/Object 201" xlink:type="simple" xlink:show="embed" xlink:actuate="onLoad"/><svg:desc>F(x)+k</svg:desc></draw:frame></text:span></text:p>
      <text:p text:style-name="P8"><text:tab/>G(1)=0</text:p>
      <text:p text:style-name="P1"><text:span text:style-name="T10"><text:tab/>⇔ </text:span><text:span text:style-name="T10"><draw:frame draw:style-name="fr1" draw:name="Objet202" text:anchor-type="as-char" svg:y="-0.377cm" svg:width="2.175cm" svg:height="0.504cm" draw:z-index="241"><draw:object xlink:href="./Object 202" xlink:type="simple" xlink:show="embed" xlink:actuate="onLoad"/><draw:image xlink:href="./ObjectReplacements/Object 202" xlink:type="simple" xlink:show="embed" xlink:actuate="onLoad"/><svg:desc>F(1)+k=0</svg:desc></draw:frame></text:span></text:p>
      <text:p text:style-name="P1"><text:span text:style-name="T10"><text:tab/>⇔ </text:span><text:span text:style-name="T10"><draw:frame draw:style-name="fr1" draw:name="Objet203" text:anchor-type="as-char" svg:y="-0.377cm" svg:width="3.066cm" svg:height="0.469cm" draw:z-index="242"><draw:object xlink:href="./Object 203" xlink:type="simple" xlink:show="embed" xlink:actuate="onLoad"/><draw:image xlink:href="./ObjectReplacements/Object 203" xlink:type="simple" xlink:show="embed" xlink:actuate="onLoad"/><svg:desc>-1+2*1+k=0</svg:desc></draw:frame></text:span></text:p>
      <text:p text:style-name="P1"><text:span text:style-name="T10"><text:tab/>⇔ </text:span><text:span text:style-name="T10"><draw:frame draw:style-name="fr1" draw:name="Objet204" text:anchor-type="as-char" svg:y="-0.377cm" svg:width="1.588cm" svg:height="0.469cm" draw:z-index="243"><draw:object xlink:href="./Object 204" xlink:type="simple" xlink:show="embed" xlink:actuate="onLoad"/><draw:image xlink:href="./ObjectReplacements/Object 204" xlink:type="simple" xlink:show="embed" xlink:actuate="onLoad"/><svg:desc>1+k=0</svg:desc></draw:frame></text:span></text:p>
      <text:p text:style-name="P1"><text:span text:style-name="T10"><text:tab/>⇔</text:span><text:span text:style-name="T9"> k=-1</text:span></text:p>
      <text:p text:style-name="P13"><text:tab/></text:p>
      <text:p text:style-name="P1"><text:span text:style-name="T9"><text:tab/></text:span><text:span text:style-name="T9"><draw:frame draw:style-name="fr1" draw:name="Objet205" text:anchor-type="as-char" svg:y="-0.377cm" svg:width="1.118cm" svg:height="0.504cm" draw:z-index="244"><draw:object xlink:href="./Object 205" xlink:type="simple" xlink:show="embed" xlink:actuate="onLoad"/><draw:image xlink:href="./ObjectReplacements/Object 205" xlink:type="simple" xlink:show="embed" xlink:actuate="onLoad"/><svg:desc>G(x)</svg:desc></draw:frame></text:span><text:span text:style-name="T9"> = </text:span><text:span text:style-name="T9"><draw:frame draw:style-name="fr1" draw:name="Objet206" text:anchor-type="as-char" svg:y="-0.621cm" svg:width="3.127cm" svg:height="1.02cm" draw:z-index="245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9">-1</text:span></text:p>
      <text:p text:style-name="P8"><text:tab/></text:p>
      <text:p text:style-name="P8"/>
      <text:p text:style-name="P8"/>
      <text:p text:style-name="P8"/>
      <text:p text:style-name="P8"/>
      <text:p text:style-name="P1"><text:span text:style-name="T10"><text:tab/>Vous pouvez visionner la vidéo suivante : </text:span><text:a xlink:type="simple" xlink:href="https://youtu.be/-q9M7oJ9gkI" text:style-name="Internet_20_link" text:visited-style-name="Visited_20_Internet_20_Link"><text:span text:style-name="T10">https://youtu.be/-q9M7oJ9gkI</text:span></text:a></text:p>
      <text:p text:style-name="P7"/>
      <text:list xml:id="list5389684964795699263" text:style-name="L7">
        <text:list-header>
          <text:p text:style-name="P24"/>
        </text:list-header>
        <text:list-item>
          <text:p text:style-name="P21"><text:soft-page-break/><text:span text:style-name="T3">Équation </text:span><text:span text:style-name="T3"><draw:frame draw:style-name="fr1" draw:name="Objet181" text:anchor-type="as-char" svg:y="-0.441cm" svg:width="1.566cm" svg:height="0.568cm" draw:z-index="39"><draw:object xlink:href="./Object 181" xlink:type="simple" xlink:show="embed" xlink:actuate="onLoad"/><draw:image xlink:href="./ObjectReplacements/Object 181" xlink:type="simple" xlink:show="embed" xlink:actuate="onLoad"/><svg:desc>y'=ay</svg:desc></draw:frame></text:span></text:p>
        </text:list-item>
      </text:list>
      <text:p text:style-name="P8"/>
      <text:p text:style-name="P6"><text:span text:style-name="T3"><text:tab/></text:span><text:span text:style-name="T6">Définition : L'équation </text:span><text:span text:style-name="T6"><draw:frame draw:style-name="fr1" draw:name="Objet25" text:anchor-type="as-char" svg:y="-0.377cm" svg:width="1.371cm" svg:height="0.489cm" draw:z-index="40"><draw:object xlink:href="./Object 57" xlink:type="simple" xlink:show="embed" xlink:actuate="onLoad"/><draw:image xlink:href="./ObjectReplacements/Object 57" xlink:type="simple" xlink:show="embed" xlink:actuate="onLoad"/><svg:desc>y'=ay</svg:desc></draw:frame></text:span><text:span text:style-name="T6"> s'appelle une équation linéaire homogène à coefficient <text:tab/>constant. </text:span></text:p>
      <text:p text:style-name="P12"/>
      <text:p text:style-name="P16"><text:span text:style-name="T3"><text:tab/>Théorème : Soit </text:span><text:span text:style-name="T3"><draw:frame draw:style-name="fr1" draw:name="Objet78" text:anchor-type="as-char" svg:y="-0.377cm" svg:width="0.441cm" svg:height="0.469cm" draw:z-index="44"><draw:object xlink:href="./Object 87" xlink:type="simple" xlink:show="embed" xlink:actuate="onLoad"/><draw:image xlink:href="./ObjectReplacements/Object 87" xlink:type="simple" xlink:show="embed" xlink:actuate="onLoad"/><svg:desc>a</svg:desc></draw:frame></text:span><text:span text:style-name="T3"> un nombre réel non nul. </text:span></text:p>
      <text:p text:style-name="P16"><text:span text:style-name="T3"><text:tab/>Les solutions sur </text:span><text:span text:style-name="T3">ℝ</text:span><text:span text:style-name="T3"> de l'équation différentielle (E) : </text:span><text:span text:style-name="T3"><draw:frame draw:style-name="fr1" draw:name="Objet79" text:anchor-type="as-char" svg:y="-0.377cm" svg:width="1.371cm" svg:height="0.489cm" draw:z-index="45"><draw:object xlink:href="./Object 102" xlink:type="simple" xlink:show="embed" xlink:actuate="onLoad"/><draw:image xlink:href="./ObjectReplacements/Object 102" xlink:type="simple" xlink:show="embed" xlink:actuate="onLoad"/><svg:desc>y'=ay</svg:desc></draw:frame></text:span><text:span text:style-name="T3"> sont les fonctions définies <text:tab/>sur </text:span><text:span text:style-name="T3">ℝ</text:span><text:span text:style-name="T3"> <text:tab/>par </text:span><text:span text:style-name="T3"><draw:frame draw:style-name="fr1" draw:name="Objet80" text:anchor-type="as-char" svg:y="-0.437cm" svg:width="2.291cm" svg:height="0.564cm" draw:z-index="46"><draw:object xlink:href="./Object 107" xlink:type="simple" xlink:show="embed" xlink:actuate="onLoad"/><draw:image xlink:href="./ObjectReplacements/Object 107" xlink:type="simple" xlink:show="embed" xlink:actuate="onLoad"/><svg:desc>Ke^{ax}</svg:desc></draw:frame></text:span><text:span text:style-name="T3">, où K est un réel quelconque. </text:span></text:p>
      <text:p text:style-name="P8"/>
      <text:p text:style-name="P8"><text:tab/>Démonstration :</text:p>
      <text:list xml:id="list1336315850935718169" text:style-name="L8">
        <text:list-item>
          <text:p text:style-name="P27"><text:span text:style-name="T3">Soit la fonction </text:span><text:span text:style-name="T3"><draw:frame draw:style-name="fr1" draw:name="Objet81" text:anchor-type="as-char" svg:y="-0.377cm" svg:width="0.517cm" svg:height="0.489cm" draw:z-index="47"><draw:object xlink:href="./Object 109" xlink:type="simple" xlink:show="embed" xlink:actuate="onLoad"/><draw:image xlink:href="./ObjectReplacements/Object 109" xlink:type="simple" xlink:show="embed" xlink:actuate="onLoad"/><svg:desc>f</svg:desc></draw:frame></text:span><text:span text:style-name="T3"> définie sur </text:span><text:span text:style-name="T3">ℝ</text:span><text:span text:style-name="T3"> par </text:span><text:span text:style-name="T3"><draw:frame draw:style-name="fr1" draw:name="Objet82" text:anchor-type="as-char" svg:y="-0.437cm" svg:width="2.291cm" svg:height="0.564cm" draw:z-index="4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">. Démontrons que </text:span><text:span text:style-name="T3"><draw:frame draw:style-name="fr1" draw:name="Objet83" text:anchor-type="as-char" svg:y="-0.377cm" svg:width="0.517cm" svg:height="0.489cm" draw:z-index="49"><draw:object xlink:href="./Object 112" xlink:type="simple" xlink:show="embed" xlink:actuate="onLoad"/><draw:image xlink:href="./ObjectReplacements/Object 112" xlink:type="simple" xlink:show="embed" xlink:actuate="onLoad"/><svg:desc>f</svg:desc></draw:frame></text:span><text:span text:style-name="T3"> est solution de (E).</text:span></text:p>
          <text:p text:style-name="P27"><text:span text:style-name="T3"><draw:frame draw:style-name="fr1" draw:name="Objet84" text:anchor-type="as-char" svg:y="-0.377cm" svg:width="0.517cm" svg:height="0.489cm" draw:z-index="51"><draw:object xlink:href="./Object 113" xlink:type="simple" xlink:show="embed" xlink:actuate="onLoad"/><draw:image xlink:href="./ObjectReplacements/Object 113" xlink:type="simple" xlink:show="embed" xlink:actuate="onLoad"/><svg:desc>f</svg:desc></draw:frame></text:span><text:span text:style-name="T3"> est dérivable sur </text:span><text:span text:style-name="T3">ℝ</text:span><text:span text:style-name="T3"> et pour tout </text:span><text:span text:style-name="T3"><draw:frame draw:style-name="fr1" draw:name="Objet85" text:anchor-type="as-char" svg:y="-0.377cm" svg:width="0.443cm" svg:height="0.469cm" draw:z-index="52"><draw:object xlink:href="./Object 114" xlink:type="simple" xlink:show="embed" xlink:actuate="onLoad"/><draw:image xlink:href="./ObjectReplacements/Object 114" xlink:type="simple" xlink:show="embed" xlink:actuate="onLoad"/><svg:desc>x</svg:desc></draw:frame></text:span><text:span text:style-name="T3"> </text:span><text:span text:style-name="T3">∈</text:span><text:span text:style-name="T3"> </text:span><text:span text:style-name="T3">ℝ</text:span><text:span text:style-name="T3">, </text:span><text:span text:style-name="T3"><draw:frame draw:style-name="fr1" draw:name="Objet86" text:anchor-type="as-char" svg:y="-0.437cm" svg:width="2.701cm" svg:height="0.564cm" draw:z-index="53"><draw:object xlink:href="./Object 115" xlink:type="simple" xlink:show="embed" xlink:actuate="onLoad"/><draw:image xlink:href="./ObjectReplacements/Object 115" xlink:type="simple" xlink:show="embed" xlink:actuate="onLoad"/><svg:desc>f'(x)=Kae^{ax}</svg:desc></draw:frame></text:span><text:span text:style-name="T3">.<text:tab/></text:span></text:p>
          <text:p text:style-name="P27"><text:span text:style-name="T3">Par conséquent, pour tout </text:span><text:span text:style-name="T7">x</text:span><text:span text:style-name="T3"> </text:span><text:span text:style-name="T3">∈</text:span><text:span text:style-name="T3"> </text:span><text:span text:style-name="T3">ℝ</text:span><text:span text:style-name="T3">, </text:span><text:span text:style-name="T3"><draw:frame draw:style-name="fr1" draw:name="Objet87" text:anchor-type="as-char" svg:y="-0.437cm" svg:width="4.177cm" svg:height="0.564cm" draw:z-index="55"><draw:object xlink:href="./Object 116" xlink:type="simple" xlink:show="embed" xlink:actuate="onLoad"/><draw:image xlink:href="./ObjectReplacements/Object 116" xlink:type="simple" xlink:show="embed" xlink:actuate="onLoad"/><svg:desc>f'(x)=a.Ke^{ax}=af(x)</svg:desc></draw:frame></text:span><text:span text:style-name="T3"> et donc </text:span><text:span text:style-name="T3"><draw:frame draw:style-name="fr1" draw:name="Objet88" text:anchor-type="as-char" svg:y="-0.377cm" svg:width="0.517cm" svg:height="0.489cm" draw:z-index="56"><draw:object xlink:href="./Object 117" xlink:type="simple" xlink:show="embed" xlink:actuate="onLoad"/><draw:image xlink:href="./ObjectReplacements/Object 117" xlink:type="simple" xlink:show="embed" xlink:actuate="onLoad"/><svg:desc>f</svg:desc></draw:frame></text:span><text:span text:style-name="T3"> est solution de l'équation différentielle </text:span><text:span text:style-name="T3"><draw:frame draw:style-name="fr1" draw:name="Objet89" text:anchor-type="as-char" svg:y="-0.377cm" svg:width="1.371cm" svg:height="0.489cm" draw:z-index="71"><draw:object xlink:href="./Object 118" xlink:type="simple" xlink:show="embed" xlink:actuate="onLoad"/><draw:image xlink:href="./ObjectReplacements/Object 118" xlink:type="simple" xlink:show="embed" xlink:actuate="onLoad"/><svg:desc>y'=ay</svg:desc></draw:frame></text:span><text:span text:style-name="T3">. </text:span></text:p>
        </text:list-item>
        <text:list-item>
          <text:p text:style-name="P32">Montrons qu'il n'existe pas d'autres fonctions solution de (E). </text:p>
          <text:p text:style-name="P27"><text:span text:style-name="T3">Soit </text:span><text:span text:style-name="T3"><draw:frame draw:style-name="fr1" draw:name="Objet90" text:anchor-type="as-char" svg:y="-0.377cm" svg:width="0.474cm" svg:height="0.489cm" draw:z-index="91"><draw:object xlink:href="./Object 119" xlink:type="simple" xlink:show="embed" xlink:actuate="onLoad"/><draw:image xlink:href="./ObjectReplacements/Object 119" xlink:type="simple" xlink:show="embed" xlink:actuate="onLoad"/><svg:desc>g</svg:desc></draw:frame></text:span><text:span text:style-name="T3"> une fonction définie sur </text:span><text:span text:style-name="T3">ℝ</text:span><text:span text:style-name="T3">, <text:s/>solution de (E), alors pour </text:span><text:span text:style-name="T7">x</text:span><text:span text:style-name="T3"> </text:span><text:span text:style-name="T3">∈ℝ</text:span><text:span text:style-name="T3">,</text:span></text:p>
          <text:p text:style-name="P27"><text:span text:style-name="T3"><text:s/></text:span><text:span text:style-name="T3"><draw:frame draw:style-name="fr1" draw:name="Objet91" text:anchor-type="as-char" svg:y="-0.377cm" svg:width="2.586cm" svg:height="0.504cm" draw:z-index="92"><draw:object xlink:href="./Object 120" xlink:type="simple" xlink:show="embed" xlink:actuate="onLoad"/><draw:image xlink:href="./ObjectReplacements/Object 120" xlink:type="simple" xlink:show="embed" xlink:actuate="onLoad"/></draw:frame></text:span><text:span text:style-name="T3"> ⇔ </text:span><text:span text:style-name="T3"><draw:frame draw:style-name="fr1" draw:name="Objet94" text:anchor-type="as-char" svg:y="-0.377cm" svg:width="3.126cm" svg:height="0.504cm" draw:z-index="94"><draw:object xlink:href="./Object 123" xlink:type="simple" xlink:show="embed" xlink:actuate="onLoad"/><draw:image xlink:href="./ObjectReplacements/Object 123" xlink:type="simple" xlink:show="embed" xlink:actuate="onLoad"/></draw:frame></text:span></text:p>
          <text:p text:style-name="P27"><text:span text:style-name="T3">Soit </text:span><text:span text:style-name="T3"><draw:frame draw:style-name="fr1" draw:name="Objet97" text:anchor-type="as-char" svg:y="-0.272cm" svg:width="0.439cm" svg:height="0.399cm" draw:z-index="9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3"> la fonction définie sur </text:span><text:span text:style-name="T3">ℝ </text:span><text:span text:style-name="T3">par </text:span><text:span text:style-name="T3"><draw:frame draw:style-name="fr1" draw:name="Objet92" text:anchor-type="as-char" svg:y="-0.637cm" svg:width="4.193cm" svg:height="1.095cm" draw:z-index="96"><draw:object xlink:href="./Object 121" xlink:type="simple" xlink:show="embed" xlink:actuate="onLoad"/><draw:image xlink:href="./ObjectReplacements/Object 121" xlink:type="simple" xlink:show="embed" xlink:actuate="onLoad"/><svg:desc>%phi(x)={g(x)}over{e^{ax}}=g(x)e^{-ax} </svg:desc></draw:frame></text:span><text:span text:style-name="T3">. </text:span></text:p>
          <text:p text:style-name="P27"><text:span text:style-name="T3"><draw:frame draw:style-name="fr1" draw:name="Objet96" text:anchor-type="as-char" svg:y="-0.272cm" svg:width="0.439cm" svg:height="0.399cm" draw:z-index="9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3"> est dérivable sur </text:span><text:span text:style-name="T3">ℝ</text:span><text:span text:style-name="T3"> et pour tout </text:span><text:span text:style-name="T7">x</text:span><text:span text:style-name="T3"> </text:span><text:span text:style-name="T3">∈</text:span><text:span text:style-name="T3"> </text:span><text:span text:style-name="T3">ℝ</text:span><text:span text:style-name="T3">, </text:span></text:p>
          <text:p text:style-name="P32"><draw:frame draw:style-name="fr1" draw:name="Objet93" text:anchor-type="as-char" svg:y="-0.437cm" svg:width="9.467cm" svg:height="0.564cm" draw:z-index="98"><draw:object xlink:href="./Object 122" xlink:type="simple" xlink:show="embed" xlink:actuate="onLoad"/><draw:image xlink:href="./ObjectReplacements/Object 122" xlink:type="simple" xlink:show="embed" xlink:actuate="onLoad"/><svg:desc>%phi'(x)=g'(x)e^{-ax}-ag(x)e^{-ax}=e^{-ax}(g'(x)-ag(x))=0</svg:desc></draw:frame></text:p>
          <text:p text:style-name="P27"><text:span text:style-name="T3">Par conséquent, </text:span><text:span text:style-name="T3"><draw:frame draw:style-name="fr1" draw:name="Objet95" text:anchor-type="as-char" svg:y="-0.272cm" svg:width="0.439cm" svg:height="0.399cm" draw:z-index="99"><draw:object xlink:href="./Object 124" xlink:type="simple" xlink:show="embed" xlink:actuate="onLoad"/><draw:image xlink:href="./ObjectReplacements/Object 124" xlink:type="simple" xlink:show="embed" xlink:actuate="onLoad"/><svg:desc>%phi</svg:desc></draw:frame></text:span><text:span text:style-name="T3"> est constante sur </text:span><text:span text:style-name="T3">ℝ</text:span><text:span text:style-name="T3">. Il existe donc un réel K tel que </text:span><text:span text:style-name="T3"><draw:frame draw:style-name="fr1" draw:name="Objet98" text:anchor-type="as-char" svg:y="-0.437cm" svg:width="3.604cm" svg:height="0.564cm" draw:z-index="100"><draw:object xlink:href="./Object 127" xlink:type="simple" xlink:show="embed" xlink:actuate="onLoad"/><draw:image xlink:href="./ObjectReplacements/Object 127" xlink:type="simple" xlink:show="embed" xlink:actuate="onLoad"/><svg:desc>%phi(x)=g(x)e^{-ax}=K</svg:desc></draw:frame></text:span></text:p>
          <text:p text:style-name="P27"><text:span text:style-name="T3">Nous obtenons donc que </text:span><text:span text:style-name="T3"><draw:frame draw:style-name="fr1" draw:name="Objet99" text:anchor-type="as-char" svg:y="-0.437cm" svg:width="2.251cm" svg:height="0.564cm" draw:z-index="101"><draw:object xlink:href="./Object 128" xlink:type="simple" xlink:show="embed" xlink:actuate="onLoad"/><draw:image xlink:href="./ObjectReplacements/Object 128" xlink:type="simple" xlink:show="embed" xlink:actuate="onLoad"/><svg:desc>Ke^{ax}</svg:desc></draw:frame></text:span><text:span text:style-name="T3">, ce qui montre que toutes les solutions de l'équation (E) sont de la forme </text:span><text:span text:style-name="T3"><draw:frame draw:style-name="fr1" draw:name="Objet100" text:anchor-type="as-char" svg:y="-0.437cm" svg:width="2.291cm" svg:height="0.564cm" draw:z-index="127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3">. </text:span></text:p>
        </text:list-item>
      </text:list>
      <text:p text:style-name="P8"/>
      <text:p text:style-name="P8"><text:tab/>Exemple 5 : Résoudre les équations suivantes : </text:p>
      <text:p text:style-name="P6"><text:span text:style-name="T3"><text:tab/>a. </text:span><text:span text:style-name="T3"><draw:frame draw:style-name="fr1" draw:name="Objet101" text:anchor-type="as-char" svg:y="-0.377cm" svg:width="1.457cm" svg:height="0.489cm" draw:z-index="128"><draw:object xlink:href="./Object 130" xlink:type="simple" xlink:show="embed" xlink:actuate="onLoad"/><draw:image xlink:href="./ObjectReplacements/Object 130" xlink:type="simple" xlink:show="embed" xlink:actuate="onLoad"/><svg:desc>y'=8y</svg:desc></draw:frame></text:span></text:p>
      <text:p text:style-name="P6"><text:span text:style-name="T3"><text:tab/>Cette équation est bien de la forme </text:span><text:span text:style-name="T3"><draw:frame draw:style-name="fr1" draw:name="Objet207" text:anchor-type="as-char" svg:y="-0.377cm" svg:width="1.371cm" svg:height="0.489cm" draw:z-index="129"><draw:object xlink:href="./Object 207" xlink:type="simple" xlink:show="embed" xlink:actuate="onLoad"/><draw:image xlink:href="./ObjectReplacements/Object 207" xlink:type="simple" xlink:show="embed" xlink:actuate="onLoad"/><svg:desc>y'=ay</svg:desc></draw:frame></text:span><text:span text:style-name="T3"> où </text:span><text:span text:style-name="T3"><draw:frame draw:style-name="fr1" draw:name="Objet208" text:anchor-type="as-char" svg:y="-0.377cm" svg:width="1.005cm" svg:height="0.469cm" draw:z-index="130"><draw:object xlink:href="./Object 208" xlink:type="simple" xlink:show="embed" xlink:actuate="onLoad"/><draw:image xlink:href="./ObjectReplacements/Object 208" xlink:type="simple" xlink:show="embed" xlink:actuate="onLoad"/><svg:desc>a=8</svg:desc></draw:frame></text:span><text:span text:style-name="T3"><text:tab/></text:span></text:p>
      <text:p text:style-name="P1"><text:span text:style-name="T10"><text:tab/>D’après le théorème vu précédemment, les solutions de cette équation sont les fonctions f <text:tab/>définies sur </text:span><text:span text:style-name="T19">ℝ</text:span><text:span text:style-name="T9"> par </text:span><text:span text:style-name="T9"><draw:frame draw:style-name="fr1" draw:name="Objet209" text:anchor-type="as-char" svg:y="-0.437cm" svg:width="2.334cm" svg:height="0.564cm" draw:z-index="131"><draw:object xlink:href="./Object 209" xlink:type="simple" xlink:show="embed" xlink:actuate="onLoad"/><draw:image xlink:href="./ObjectReplacements/Object 209" xlink:type="simple" xlink:show="embed" xlink:actuate="onLoad"/><svg:desc>Ke^{8x}</svg:desc></draw:frame></text:span><text:span text:style-name="T9"> où K est une constante. </text:span></text:p>
      <text:p text:style-name="P8"/>
      <text:p text:style-name="P8"/>
      <text:p text:style-name="P6"><text:span text:style-name="T3"><text:tab/>b. </text:span><text:span text:style-name="T3"><draw:frame draw:style-name="fr1" draw:name="Objet102" text:anchor-type="as-char" svg:y="-0.377cm" svg:width="2.016cm" svg:height="0.489cm" draw:z-index="134"><draw:object xlink:href="./Object 132" xlink:type="simple" xlink:show="embed" xlink:actuate="onLoad"/><draw:image xlink:href="./ObjectReplacements/Object 132" xlink:type="simple" xlink:show="embed" xlink:actuate="onLoad"/><svg:desc>y'-7y=0</svg:desc></draw:frame></text:span></text:p>
      <text:p text:style-name="P1"><text:span text:style-name="T10"><text:tab/>⇔ </text:span><text:span text:style-name="T10"><draw:frame draw:style-name="fr1" draw:name="Objet210" text:anchor-type="as-char" svg:y="-0.377cm" svg:width="1.464cm" svg:height="0.489cm" draw:z-index="135"><draw:object xlink:href="./Object 210" xlink:type="simple" xlink:show="embed" xlink:actuate="onLoad"/><draw:image xlink:href="./ObjectReplacements/Object 210" xlink:type="simple" xlink:show="embed" xlink:actuate="onLoad"/><svg:desc>y'=7y</svg:desc></draw:frame></text:span></text:p>
      <text:p text:style-name="P6"><text:span text:style-name="T3"><text:tab/>Cette équation est bien de la forme </text:span><text:span text:style-name="T3"><draw:frame draw:style-name="fr1" draw:name="Objet212" text:anchor-type="as-char" svg:y="-0.377cm" svg:width="1.371cm" svg:height="0.489cm" draw:z-index="138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3"> où </text:span><text:span text:style-name="T3"><draw:frame draw:style-name="fr1" draw:name="Objet213" text:anchor-type="as-char" svg:y="-0.377cm" svg:width="1.012cm" svg:height="0.469cm" draw:z-index="139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3"><text:tab/></text:span></text:p>
      <text:p text:style-name="P1"><text:span text:style-name="T10"><text:tab/>D’après le théorème vu précédemment, les solutions de cette équation sont les fonctions f <text:tab/>définies sur </text:span><text:span text:style-name="T19">ℝ</text:span><text:span text:style-name="T10"> par </text:span><text:span text:style-name="T10"><draw:frame draw:style-name="fr1" draw:name="Objet211" text:anchor-type="as-char" svg:y="-0.437cm" svg:width="2.337cm" svg:height="0.564cm" draw:z-index="140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0"> où K est une constante. </text:span></text:p>
      <text:p text:style-name="P8"/>
      <text:p text:style-name="P8"><text:tab/></text:p>
      <text:p text:style-name="P1"><text:span text:style-name="T10"><text:tab/>Vous pouvez visionner la vidéo suivante : </text:span><text:a xlink:type="simple" xlink:href="https://youtu.be/YJNHTq85tJA" text:style-name="Internet_20_link" text:visited-style-name="Visited_20_Internet_20_Link"><text:span text:style-name="T10">https://youtu.be/YJNHTq85tJA</text:span></text:a></text:p>
      <text:p text:style-name="P8"/>
      <text:list xml:id="list7678873033931968458" text:style-name="L9">
        <text:list-item>
          <text:p text:style-name="P22"><text:span text:style-name="T3">Équation </text:span><text:span text:style-name="T3"><draw:frame draw:style-name="fr1" draw:name="Objet103" text:anchor-type="as-char" svg:y="-0.377cm" svg:width="1.949cm" svg:height="0.489cm" draw:z-index="141"><draw:object xlink:href="./Object 133" xlink:type="simple" xlink:show="embed" xlink:actuate="onLoad"/><draw:image xlink:href="./ObjectReplacements/Object 133" xlink:type="simple" xlink:show="embed" xlink:actuate="onLoad"/><svg:desc>ay+b</svg:desc></draw:frame></text:span></text:p>
          <text:p text:style-name="P33"/>
        </text:list-item>
      </text:list>
      <text:p text:style-name="P8"/>
      <text:p text:style-name="P6"><text:span text:style-name="T3"><text:tab/></text:span><text:span text:style-name="T6">Théorème : Soient </text:span><text:span text:style-name="T6"><draw:frame draw:style-name="fr1" draw:name="Objet104" text:anchor-type="as-char" svg:y="-0.377cm" svg:width="0.441cm" svg:height="0.469cm" draw:z-index="142"><draw:object xlink:href="./Object 134" xlink:type="simple" xlink:show="embed" xlink:actuate="onLoad"/><draw:image xlink:href="./ObjectReplacements/Object 134" xlink:type="simple" xlink:show="embed" xlink:actuate="onLoad"/><svg:desc>a</svg:desc></draw:frame></text:span><text:span text:style-name="T6"> et </text:span><text:span text:style-name="T6"><draw:frame draw:style-name="fr1" draw:name="Objet105" text:anchor-type="as-char" svg:y="-0.377cm" svg:width="0.425cm" svg:height="0.469cm" draw:z-index="143"><draw:object xlink:href="./Object 135" xlink:type="simple" xlink:show="embed" xlink:actuate="onLoad"/><draw:image xlink:href="./ObjectReplacements/Object 135" xlink:type="simple" xlink:show="embed" xlink:actuate="onLoad"/><svg:desc>b</svg:desc></draw:frame></text:span><text:span text:style-name="T6"> deux nombres réels non nuls. </text:span></text:p>
      <text:p text:style-name="P16"><text:span text:style-name="T3"><text:tab/>Les solutions sur </text:span><text:span text:style-name="T3">ℝ</text:span><text:span text:style-name="T3"> de l'équation différentielle (E) : </text:span><text:span text:style-name="T3"><draw:frame draw:style-name="fr1" draw:name="Objet106" text:anchor-type="as-char" svg:y="-0.377cm" svg:width="1.949cm" svg:height="0.489cm" draw:z-index="144"><draw:object xlink:href="./Object 108" xlink:type="simple" xlink:show="embed" xlink:actuate="onLoad"/><draw:image xlink:href="./ObjectReplacements/Object 108" xlink:type="simple" xlink:show="embed" xlink:actuate="onLoad"/><svg:desc>ay+b</svg:desc></draw:frame></text:span><text:span text:style-name="T3"> sont les fonctions </text:span><text:span text:style-name="T3"><draw:frame draw:style-name="fr1" draw:name="Objet107" text:anchor-type="as-char" svg:y="-0.377cm" svg:width="0.517cm" svg:height="0.489cm" draw:z-index="147"><draw:object xlink:href="./Object 110" xlink:type="simple" xlink:show="embed" xlink:actuate="onLoad"/><draw:image xlink:href="./ObjectReplacements/Object 110" xlink:type="simple" xlink:show="embed" xlink:actuate="onLoad"/><svg:desc>f</svg:desc></draw:frame></text:span><text:span text:style-name="T3"> <text:tab/>définies sur </text:span><text:span text:style-name="T3">ℝ</text:span><text:span text:style-name="T3"> par </text:span><text:span text:style-name="T3"><draw:frame draw:style-name="fr1" draw:name="Objet108" text:anchor-type="as-char" svg:y="-0.621cm" svg:width="2.946cm" svg:height="1.02cm" draw:z-index="148"><draw:object xlink:href="./Object 131" xlink:type="simple" xlink:show="embed" xlink:actuate="onLoad"/><draw:image xlink:href="./ObjectReplacements/Object 131" xlink:type="simple" xlink:show="embed" xlink:actuate="onLoad"/><svg:desc>Ke^{ax}-b/a</svg:desc></draw:frame></text:span><text:span text:style-name="T3"> où K est un réel quelconque. </text:span></text:p>
      <text:p text:style-name="P8"/>
      <text:p text:style-name="P8"><text:soft-page-break/><text:tab/>Démonstration : </text:p>
      <text:list xml:id="list1909609074858006705" text:style-name="L10">
        <text:list-item>
          <text:p text:style-name="P28"><text:span text:style-name="T3">Soit la fonction </text:span><text:span text:style-name="T3"><draw:frame draw:style-name="fr1" draw:name="Objet109" text:anchor-type="as-char" svg:y="-0.377cm" svg:width="0.517cm" svg:height="0.489cm" draw:z-index="124"><draw:object xlink:href="./Object 136" xlink:type="simple" xlink:show="embed" xlink:actuate="onLoad"/><draw:image xlink:href="./ObjectReplacements/Object 136" xlink:type="simple" xlink:show="embed" xlink:actuate="onLoad"/><svg:desc>f</svg:desc></draw:frame></text:span><text:span text:style-name="T3"> définie sur </text:span><text:span text:style-name="T3">ℝ</text:span><text:span text:style-name="T3"> par </text:span><text:span text:style-name="T3"><draw:frame draw:style-name="fr1" draw:name="Objet110" text:anchor-type="as-char" svg:y="-0.621cm" svg:width="2.946cm" svg:height="1.02cm" draw:z-index="125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3">. Montrons que </text:span><text:span text:style-name="T3"><draw:frame draw:style-name="fr1" draw:name="Objet111" text:anchor-type="as-char" svg:y="-0.377cm" svg:width="0.517cm" svg:height="0.489cm" draw:z-index="137"><draw:object xlink:href="./Object 138" xlink:type="simple" xlink:show="embed" xlink:actuate="onLoad"/><draw:image xlink:href="./ObjectReplacements/Object 138" xlink:type="simple" xlink:show="embed" xlink:actuate="onLoad"/><svg:desc>f</svg:desc></draw:frame></text:span><text:span text:style-name="T3"> est solution de (E).</text:span></text:p>
          <text:p text:style-name="P28"><text:span text:style-name="T3"><draw:frame draw:style-name="fr1" draw:name="Objet112" text:anchor-type="as-char" svg:y="-0.377cm" svg:width="0.517cm" svg:height="0.489cm" draw:z-index="145"><draw:object xlink:href="./Object 139" xlink:type="simple" xlink:show="embed" xlink:actuate="onLoad"/><draw:image xlink:href="./ObjectReplacements/Object 139" xlink:type="simple" xlink:show="embed" xlink:actuate="onLoad"/><svg:desc>f</svg:desc></draw:frame></text:span><text:span text:style-name="T3"> est dérivable et pour tout </text:span><text:span text:style-name="T3"><draw:frame draw:style-name="fr1" draw:name="Objet113" text:anchor-type="as-char" svg:y="-0.377cm" svg:width="0.443cm" svg:height="0.469cm" draw:z-index="150"><draw:object xlink:href="./Object 140" xlink:type="simple" xlink:show="embed" xlink:actuate="onLoad"/><draw:image xlink:href="./ObjectReplacements/Object 140" xlink:type="simple" xlink:show="embed" xlink:actuate="onLoad"/><svg:desc>x</svg:desc></draw:frame></text:span><text:span text:style-name="T3"> </text:span><text:span text:style-name="T3">∈</text:span><text:span text:style-name="T3"> </text:span><text:span text:style-name="T3">ℝ </text:span><text:span text:style-name="T3"><draw:frame draw:style-name="fr1" draw:name="Objet114" text:anchor-type="as-char" svg:y="-0.437cm" svg:width="2.701cm" svg:height="0.564cm" draw:z-index="151"><draw:object xlink:href="./Object 141" xlink:type="simple" xlink:show="embed" xlink:actuate="onLoad"/><draw:image xlink:href="./ObjectReplacements/Object 141" xlink:type="simple" xlink:show="embed" xlink:actuate="onLoad"/><svg:desc>f'(x)=Kae{ax}</svg:desc></draw:frame></text:span></text:p>
          <text:p text:style-name="P28"><text:span text:style-name="T3">Or pour tout </text:span><text:span text:style-name="T7">x</text:span><text:span text:style-name="T3"> </text:span><text:span text:style-name="T3">∈ℝ</text:span><text:span text:style-name="T3">, </text:span><text:span text:style-name="T3"><draw:frame draw:style-name="fr1" draw:name="Objet122" text:anchor-type="as-char" svg:y="-0.67cm" svg:width="10.358cm" svg:height="1.118cm" draw:z-index="171"><draw:object xlink:href="./Object 142" xlink:type="simple" xlink:show="embed" xlink:actuate="onLoad"/><draw:image xlink:href="./ObjectReplacements/Object 142" xlink:type="simple" xlink:show="embed" xlink:actuate="onLoad"/><svg:desc>af(x)+b=a(Ke^{ax}-b/a)+b=aKe^{ax}-b+b=aKe^{ax}=f'(x)</svg:desc></draw:frame></text:span></text:p>
          <text:p text:style-name="P28"><text:span text:style-name="T3">Donc </text:span><text:span text:style-name="T3"><draw:frame draw:style-name="fr1" draw:name="Objet123" text:anchor-type="as-char" svg:y="-0.377cm" svg:width="0.517cm" svg:height="0.489cm" draw:z-index="173"><draw:object xlink:href="./Object 143" xlink:type="simple" xlink:show="embed" xlink:actuate="onLoad"/><draw:image xlink:href="./ObjectReplacements/Object 143" xlink:type="simple" xlink:show="embed" xlink:actuate="onLoad"/><svg:desc>f</svg:desc></draw:frame></text:span><text:span text:style-name="T3"> est bien solution de (E). </text:span></text:p>
        </text:list-item>
        <text:list-item>
          <text:p text:style-name="P34">Montrons qu'il n'existe pas d'autres fonctions solution de (E). </text:p>
          <text:p text:style-name="P28"><text:span text:style-name="T3">Soit </text:span><text:span text:style-name="T3"><draw:frame draw:style-name="fr1" draw:name="Objet126" text:anchor-type="as-char" svg:y="-0.377cm" svg:width="0.474cm" svg:height="0.489cm" draw:z-index="174"><draw:object xlink:href="./Object 144" xlink:type="simple" xlink:show="embed" xlink:actuate="onLoad"/><draw:image xlink:href="./ObjectReplacements/Object 144" xlink:type="simple" xlink:show="embed" xlink:actuate="onLoad"/><svg:desc>g</svg:desc></draw:frame></text:span><text:span text:style-name="T3"> une <text:s/>fonction définie sur </text:span><text:span text:style-name="T3">ℝ</text:span><text:span text:style-name="T3"> solution de (E). Donc pour tout </text:span><text:span text:style-name="T3"><draw:frame draw:style-name="fr1" draw:name="Objet127" text:anchor-type="as-char" svg:y="-0.377cm" svg:width="0.443cm" svg:height="0.469cm" draw:z-index="176"><draw:object xlink:href="./Object 145" xlink:type="simple" xlink:show="embed" xlink:actuate="onLoad"/><draw:image xlink:href="./ObjectReplacements/Object 145" xlink:type="simple" xlink:show="embed" xlink:actuate="onLoad"/><svg:desc>x</svg:desc></draw:frame></text:span><text:span text:style-name="T3"> </text:span><text:span text:style-name="T3">∈ℝ</text:span><text:span text:style-name="T3">, </text:span><text:span text:style-name="T3"><draw:frame draw:style-name="fr1" draw:name="Objet128" text:anchor-type="as-char" svg:y="-0.377cm" svg:width="3.15cm" svg:height="0.504cm" draw:z-index="177"><draw:object xlink:href="./Object 146" xlink:type="simple" xlink:show="embed" xlink:actuate="onLoad"/><draw:image xlink:href="./ObjectReplacements/Object 146" xlink:type="simple" xlink:show="embed" xlink:actuate="onLoad"/><svg:desc>g'(x)=ag(x)+b</svg:desc></draw:frame></text:span><text:span text:style-name="T3">.</text:span><text:span text:style-name="T3">Soit </text:span><text:span text:style-name="T3"><draw:frame draw:style-name="fr1" draw:name="Objet129" text:anchor-type="as-char" svg:y="-0.272cm" svg:width="0.439cm" svg:height="0.399cm" draw:z-index="178"><draw:object xlink:href="./Object 147" xlink:type="simple" xlink:show="embed" xlink:actuate="onLoad"/><draw:image xlink:href="./ObjectReplacements/Object 147" xlink:type="simple" xlink:show="embed" xlink:actuate="onLoad"/><svg:desc>%phi</svg:desc></draw:frame></text:span><text:span text:style-name="T3"> la fonction définie sur </text:span><text:span text:style-name="T3">ℝ</text:span><text:span text:style-name="T3"> par </text:span><text:span text:style-name="T3"><draw:frame draw:style-name="fr1" draw:name="Objet135" text:anchor-type="as-char" svg:y="-0.621cm" svg:width="2.9cm" svg:height="1.02cm" draw:z-index="179"><draw:object xlink:href="./Object 148" xlink:type="simple" xlink:show="embed" xlink:actuate="onLoad"/><draw:image xlink:href="./ObjectReplacements/Object 148" xlink:type="simple" xlink:show="embed" xlink:actuate="onLoad"/><svg:desc>%phi(x)=g(x)+b/a</svg:desc></draw:frame></text:span><text:span text:style-name="T3">. </text:span></text:p>
          <text:p text:style-name="P28"><text:span text:style-name="T3">La fonction </text:span><text:span text:style-name="T3"><draw:frame draw:style-name="fr1" draw:name="Objet136" text:anchor-type="as-char" svg:y="-0.272cm" svg:width="0.439cm" svg:height="0.399cm" draw:z-index="180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"> est dérivable sur </text:span><text:span text:style-name="T3">ℝ</text:span><text:span text:style-name="T3"> et pour tout </text:span><text:span text:style-name="T3"><draw:frame draw:style-name="fr1" draw:name="Objet139" text:anchor-type="as-char" svg:y="-0.377cm" svg:width="0.443cm" svg:height="0.469cm" draw:z-index="181"><draw:object xlink:href="./Object 150" xlink:type="simple" xlink:show="embed" xlink:actuate="onLoad"/><draw:image xlink:href="./ObjectReplacements/Object 150" xlink:type="simple" xlink:show="embed" xlink:actuate="onLoad"/><svg:desc>x</svg:desc></draw:frame></text:span><text:span text:style-name="T3"> </text:span><text:span text:style-name="T3">∈</text:span><text:span text:style-name="T3"> </text:span><text:span text:style-name="T3">ℝ</text:span><text:span text:style-name="T3">, </text:span></text:p>
          <text:p text:style-name="P28"><text:span text:style-name="T3"><draw:frame draw:style-name="fr1" draw:name="Objet143" text:anchor-type="as-char" svg:y="-0.67cm" svg:width="8.44cm" svg:height="1.118cm" draw:z-index="186"><draw:object xlink:href="./Object 151" xlink:type="simple" xlink:show="embed" xlink:actuate="onLoad"/><draw:image xlink:href="./ObjectReplacements/Object 151" xlink:type="simple" xlink:show="embed" xlink:actuate="onLoad"/><svg:desc>%phi'(x)=g'(x)=ag(x)+b=a(g(x)+b/a)=a%phi(x)</svg:desc></draw:frame></text:span><text:span text:style-name="T3">. </text:span></text:p>
          <text:p text:style-name="P28"><text:span text:style-name="T3">Nous pouvons donc en déduire que </text:span><text:span text:style-name="T3"><draw:frame draw:style-name="fr1" draw:name="Objet144" text:anchor-type="as-char" svg:y="-0.272cm" svg:width="0.439cm" svg:height="0.399cm" draw:z-index="187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3"> est solution de l'équation </text:span><text:span text:style-name="T3"><draw:frame draw:style-name="fr1" draw:name="Objet146" text:anchor-type="as-char" svg:y="-0.377cm" svg:width="1.371cm" svg:height="0.489cm" draw:z-index="188"><draw:object xlink:href="./Object 154" xlink:type="simple" xlink:show="embed" xlink:actuate="onLoad"/><draw:image xlink:href="./ObjectReplacements/Object 154" xlink:type="simple" xlink:show="embed" xlink:actuate="onLoad"/><svg:desc>y'=ay</svg:desc></draw:frame></text:span><text:span text:style-name="T3">. </text:span></text:p>
          <text:p text:style-name="P28"><text:span text:style-name="T3">Donc d'aprés le III, </text:span><text:span text:style-name="T3"><draw:frame draw:style-name="fr1" draw:name="Objet149" text:anchor-type="as-char" svg:y="-0.272cm" svg:width="0.439cm" svg:height="0.399cm" draw:z-index="189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3"> est de la forme </text:span><text:span text:style-name="T3"><draw:frame draw:style-name="fr1" draw:name="Objet151" text:anchor-type="as-char" svg:y="-0.437cm" svg:width="2.215cm" svg:height="0.564cm" draw:z-index="191"><draw:object xlink:href="./Object 156" xlink:type="simple" xlink:show="embed" xlink:actuate="onLoad"/><draw:image xlink:href="./ObjectReplacements/Object 156" xlink:type="simple" xlink:show="embed" xlink:actuate="onLoad"/><svg:desc>%phi(x)=Ke^{ax}</svg:desc></draw:frame></text:span><text:span text:style-name="T3"> où K est un nombre réel. </text:span></text:p>
          <text:p text:style-name="P28"><text:span text:style-name="T3">Par suite, pour tout </text:span><text:span text:style-name="T7">x</text:span><text:span text:style-name="T3"> </text:span><text:span text:style-name="T3">∈</text:span><text:span text:style-name="T3"> </text:span><text:span text:style-name="T3">ℝ</text:span><text:span text:style-name="T3">, </text:span><text:span text:style-name="T3"><draw:frame draw:style-name="fr1" draw:name="Objet153" text:anchor-type="as-char" svg:y="-0.621cm" svg:width="4.727cm" svg:height="1.02cm" draw:z-index="192"><draw:object xlink:href="./Object 157" xlink:type="simple" xlink:show="embed" xlink:actuate="onLoad"/><draw:image xlink:href="./ObjectReplacements/Object 157" xlink:type="simple" xlink:show="embed" xlink:actuate="onLoad"/><svg:desc>g(x)=%phi(x)-b/a=Ke^{ax}-b/a</svg:desc></draw:frame></text:span><text:span text:style-name="T3">, ce qui montre que toutes les solutions de l'équation (E) sont de la forme </text:span><text:span text:style-name="T3"><draw:frame draw:style-name="fr1" draw:name="Objet157" text:anchor-type="as-char" svg:y="-0.621cm" svg:width="2.946cm" svg:height="1.02cm" draw:z-index="193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3">. </text:span></text:p>
        </text:list-item>
      </text:list>
      <text:p text:style-name="P8"/>
      <text:p text:style-name="P6"><text:span text:style-name="T3"><text:tab/>Exemple 6: Soit (E) l'équation différentielle </text:span><text:span text:style-name="T3"><draw:frame draw:style-name="fr1" draw:name="Objet158" text:anchor-type="as-char" svg:y="-0.377cm" svg:width="2.027cm" svg:height="0.489cm" draw:z-index="194"><draw:object xlink:href="./Object 159" xlink:type="simple" xlink:show="embed" xlink:actuate="onLoad"/><draw:image xlink:href="./ObjectReplacements/Object 159" xlink:type="simple" xlink:show="embed" xlink:actuate="onLoad"/><svg:desc>y'+5y=3</svg:desc></draw:frame></text:span><text:span text:style-name="T3">. </text:span></text:p>
      <text:p text:style-name="P8"><text:tab/>a. Résoudre (E). </text:p>
      <text:p text:style-name="P8"><text:tab/><draw:frame draw:style-name="fr1" draw:name="Objet214" text:anchor-type="as-char" svg:y="-0.377cm" svg:width="2.335cm" svg:height="0.489cm" draw:z-index="195"><draw:object xlink:href="./Object 214" xlink:type="simple" xlink:show="embed" xlink:actuate="onLoad"/><draw:image xlink:href="./ObjectReplacements/Object 214" xlink:type="simple" xlink:show="embed" xlink:actuate="onLoad"/><svg:desc>-5y+3</svg:desc></draw:frame></text:p>
      <text:p text:style-name="P8"><text:tab/>Donc l'équation est de la forme <draw:frame draw:style-name="fr1" draw:name="Objet215" text:anchor-type="as-char" svg:y="-0.377cm" svg:width="1.949cm" svg:height="0.489cm" draw:z-index="196"><draw:object xlink:href="./Object 215" xlink:type="simple" xlink:show="embed" xlink:actuate="onLoad"/><draw:image xlink:href="./ObjectReplacements/Object 215" xlink:type="simple" xlink:show="embed" xlink:actuate="onLoad"/><svg:desc>ay+b</svg:desc></draw:frame> avec <draw:frame draw:style-name="fr1" draw:name="Objet216" text:anchor-type="as-char" svg:y="-0.377cm" svg:width="1.316cm" svg:height="0.469cm" draw:z-index="197"><draw:object xlink:href="./Object 216" xlink:type="simple" xlink:show="embed" xlink:actuate="onLoad"/><draw:image xlink:href="./ObjectReplacements/Object 216" xlink:type="simple" xlink:show="embed" xlink:actuate="onLoad"/><svg:desc>a=-5</svg:desc></draw:frame> et <draw:frame draw:style-name="fr1" draw:name="Objet217" text:anchor-type="as-char" svg:y="-0.377cm" svg:width="0.995cm" svg:height="0.469cm" draw:z-index="198"><draw:object xlink:href="./Object 217" xlink:type="simple" xlink:show="embed" xlink:actuate="onLoad"/><draw:image xlink:href="./ObjectReplacements/Object 217" xlink:type="simple" xlink:show="embed" xlink:actuate="onLoad"/><svg:desc>b=3</svg:desc></draw:frame></text:p>
      <text:p text:style-name="P1"><text:span text:style-name="T10"><text:tab/>Les solutions de cette équation sont les fonctions </text:span><text:span text:style-name="T10"><draw:frame draw:style-name="fr1" draw:name="Objet218" text:anchor-type="as-char" svg:y="-0.377cm" svg:width="0.517cm" svg:height="0.489cm" draw:z-index="199"><draw:object xlink:href="./Object 218" xlink:type="simple" xlink:show="embed" xlink:actuate="onLoad"/><draw:image xlink:href="./ObjectReplacements/Object 218" xlink:type="simple" xlink:show="embed" xlink:actuate="onLoad"/><svg:desc>f</svg:desc></draw:frame></text:span><text:span text:style-name="T10"> définies sur </text:span><text:span text:style-name="T19">ℝ</text:span><text:span text:style-name="T9"> par </text:span><text:span text:style-name="T9"><draw:frame draw:style-name="fr1" draw:name="Objet219" text:anchor-type="as-char" svg:y="-0.621cm" svg:width="3.17cm" svg:height="1.02cm" draw:z-index="200"><draw:object xlink:href="./Object 219" xlink:type="simple" xlink:show="embed" xlink:actuate="onLoad"/><draw:image xlink:href="./ObjectReplacements/Object 219" xlink:type="simple" xlink:show="embed" xlink:actuate="onLoad"/><svg:desc>Ke^{-x}+5/3</svg:desc></draw:frame></text:span></text:p>
      <text:p text:style-name="P8"/>
      <text:p text:style-name="P8"/>
      <text:p text:style-name="P8"/>
      <text:p text:style-name="P8"/>
      <text:p text:style-name="P6"><text:span text:style-name="T3"><text:tab/>b. Déterminer la fonction </text:span><text:span text:style-name="T3"><draw:frame draw:style-name="fr1" draw:name="Objet159" text:anchor-type="as-char" svg:y="-0.377cm" svg:width="0.517cm" svg:height="0.489cm" draw:z-index="201"><draw:object xlink:href="./Object 160" xlink:type="simple" xlink:show="embed" xlink:actuate="onLoad"/><draw:image xlink:href="./ObjectReplacements/Object 160" xlink:type="simple" xlink:show="embed" xlink:actuate="onLoad"/><svg:desc>f</svg:desc></draw:frame></text:span><text:span text:style-name="T3"> solution de (E) telle que </text:span><text:span text:style-name="T3"><draw:frame draw:style-name="fr1" draw:name="Objet160" text:anchor-type="as-char" svg:y="-0.377cm" svg:width="1.64cm" svg:height="0.504cm" draw:z-index="202"><draw:object xlink:href="./Object 161" xlink:type="simple" xlink:show="embed" xlink:actuate="onLoad"/><draw:image xlink:href="./ObjectReplacements/Object 161" xlink:type="simple" xlink:show="embed" xlink:actuate="onLoad"/><svg:desc>f(0)=5</svg:desc></draw:frame></text:span><text:span text:style-name="T3">. </text:span></text:p>
      <text:p text:style-name="P8"/>
      <text:p text:style-name="P6"><text:span text:style-name="T3"><text:tab/>On cherche </text:span><text:span text:style-name="T3"><draw:frame draw:style-name="fr1" draw:name="Objet220" text:anchor-type="as-char" svg:y="-0.377cm" svg:width="0.517cm" svg:height="0.489cm" draw:z-index="203"><draw:object xlink:href="./Object 220" xlink:type="simple" xlink:show="embed" xlink:actuate="onLoad"/><draw:image xlink:href="./ObjectReplacements/Object 220" xlink:type="simple" xlink:show="embed" xlink:actuate="onLoad"/><svg:desc>f</svg:desc></draw:frame></text:span><text:span text:style-name="T3"> telle que </text:span><text:span text:style-name="T3"><draw:frame draw:style-name="fr1" draw:name="Objet221" text:anchor-type="as-char" svg:y="-0.377cm" svg:width="1.64cm" svg:height="0.504cm" draw:z-index="204"><draw:object xlink:href="./Object 221" xlink:type="simple" xlink:show="embed" xlink:actuate="onLoad"/><draw:image xlink:href="./ObjectReplacements/Object 221" xlink:type="simple" xlink:show="embed" xlink:actuate="onLoad"/><svg:desc>f(0)=5</svg:desc></draw:frame></text:span></text:p>
      <text:p text:style-name="P6"><text:span text:style-name="T3"><text:tab/>On cherche K tel que </text:span><text:span text:style-name="T3"><draw:frame draw:style-name="fr1" draw:name="Objet222" text:anchor-type="as-char" svg:y="-0.621cm" svg:width="2.663cm" svg:height="1.02cm" draw:z-index="205"><draw:object xlink:href="./Object 222" xlink:type="simple" xlink:show="embed" xlink:actuate="onLoad"/><draw:image xlink:href="./ObjectReplacements/Object 222" xlink:type="simple" xlink:show="embed" xlink:actuate="onLoad"/><svg:desc>Ke^{-5*0}+5/3=5</svg:desc></draw:frame></text:span></text:p>
      <text:p text:style-name="P1"><text:span text:style-name="T10"><text:tab/><text:tab/><text:tab/> <text:s text:c="5"/>⇔ <text:s/>K = </text:span><text:span text:style-name="T10"><draw:frame draw:style-name="fr1" draw:name="Objet223" text:anchor-type="as-char" svg:y="-0.621cm" svg:width="1.042cm" svg:height="1cm" draw:z-index="206"><draw:object xlink:href="./Object 223" xlink:type="simple" xlink:show="embed" xlink:actuate="onLoad"/><draw:image xlink:href="./ObjectReplacements/Object 223" xlink:type="simple" xlink:show="embed" xlink:actuate="onLoad"/><svg:desc>5-5/3</svg:desc></draw:frame></text:span><text:span text:style-name="T10"> = </text:span><text:span text:style-name="T10"><draw:frame draw:style-name="fr1" draw:name="Objet224" text:anchor-type="as-char" svg:y="-0.621cm" svg:width="0.723cm" svg:height="1cm" draw:z-index="207"><draw:object xlink:href="./Object 224" xlink:type="simple" xlink:show="embed" xlink:actuate="onLoad"/><draw:image xlink:href="./ObjectReplacements/Object 224" xlink:type="simple" xlink:show="embed" xlink:actuate="onLoad"/><svg:desc>10/3</svg:desc></draw:frame></text:span></text:p>
      <text:p text:style-name="P1"><text:span text:style-name="T10"><text:tab/>Donc la fonction </text:span><text:span text:style-name="T10"><draw:frame draw:style-name="fr1" draw:name="Objet225" text:anchor-type="as-char" svg:y="-0.377cm" svg:width="0.517cm" svg:height="0.489cm" draw:z-index="208"><draw:object xlink:href="./Object 225" xlink:type="simple" xlink:show="embed" xlink:actuate="onLoad"/><draw:image xlink:href="./ObjectReplacements/Object 225" xlink:type="simple" xlink:show="embed" xlink:actuate="onLoad"/><svg:desc>f</svg:desc></draw:frame></text:span><text:span text:style-name="T10"> cherchée est la fonction définie sur </text:span><text:span text:style-name="T19">ℝ</text:span><text:span text:style-name="T9"> par </text:span><text:span text:style-name="T9"><draw:frame draw:style-name="fr1" draw:name="Objet226" text:anchor-type="as-char" svg:y="-0.621cm" svg:width="3.348cm" svg:height="1.02cm" draw:z-index="209"><draw:object xlink:href="./Object 226" xlink:type="simple" xlink:show="embed" xlink:actuate="onLoad"/><draw:image xlink:href="./ObjectReplacements/Object 226" xlink:type="simple" xlink:show="embed" xlink:actuate="onLoad"/><svg:desc>10/3e^{-5x}+5/3</svg:desc></draw:frame></text:span></text:p>
      <text:p text:style-name="P8"/>
      <text:p text:style-name="P8"/>
      <text:p text:style-name="P8"/>
      <text:p text:style-name="P8"/>
      <text:p text:style-name="P8"><text:tab/>Vous pouvez visionner la vidéo suivante : </text:p>
      <text:p text:style-name="P8"><text:tab/>https://youtu.be/CFZr44vny3w</text:p>
      <text:p text:style-name="P8"/>
      <text:list xml:id="list4205975186191293977" text:style-name="L11">
        <text:list-item>
          <text:p text:style-name="P23"><text:span text:style-name="T3">Équation </text:span><text:span text:style-name="T3"><draw:frame draw:style-name="fr1" draw:name="Objet161" text:anchor-type="as-char" svg:y="-0.377cm" svg:width="1.998cm" svg:height="0.489cm" draw:z-index="210"><draw:object xlink:href="./Object 163" xlink:type="simple" xlink:show="embed" xlink:actuate="onLoad"/><draw:image xlink:href="./ObjectReplacements/Object 163" xlink:type="simple" xlink:show="embed" xlink:actuate="onLoad"/><svg:desc>ay+g</svg:desc></draw:frame></text:span><text:span text:style-name="T3"> où </text:span><text:span text:style-name="T3"><draw:frame draw:style-name="fr1" draw:name="Objet162" text:anchor-type="as-char" svg:y="-0.377cm" svg:width="0.474cm" svg:height="0.489cm" draw:z-index="211"><draw:object xlink:href="./Object 164" xlink:type="simple" xlink:show="embed" xlink:actuate="onLoad"/><draw:image xlink:href="./ObjectReplacements/Object 164" xlink:type="simple" xlink:show="embed" xlink:actuate="onLoad"/><svg:desc>g</svg:desc></draw:frame></text:span><text:span text:style-name="T3"> est une fonction.</text:span></text:p>
        </text:list-item>
      </text:list>
      <text:p text:style-name="P8"/>
      <text:p text:style-name="P6"><text:span text:style-name="T3"><text:tab/></text:span><text:span text:style-name="T6">Définition : L'équation <text:s/></text:span><text:span text:style-name="T6"><draw:frame draw:style-name="fr1" draw:name="Objet163" text:anchor-type="as-char" svg:y="-0.377cm" svg:width="1.998cm" svg:height="0.489cm" draw:z-index="212"><draw:object xlink:href="./Object 165" xlink:type="simple" xlink:show="embed" xlink:actuate="onLoad"/><draw:image xlink:href="./ObjectReplacements/Object 165" xlink:type="simple" xlink:show="embed" xlink:actuate="onLoad"/><svg:desc>ay+g</svg:desc></draw:frame></text:span><text:span text:style-name="T6">, où </text:span><text:span text:style-name="T6"><draw:frame draw:style-name="fr1" draw:name="Objet164" text:anchor-type="as-char" svg:y="-0.377cm" svg:width="0.441cm" svg:height="0.469cm" draw:z-index="213"><draw:object xlink:href="./Object 166" xlink:type="simple" xlink:show="embed" xlink:actuate="onLoad"/><draw:image xlink:href="./ObjectReplacements/Object 166" xlink:type="simple" xlink:show="embed" xlink:actuate="onLoad"/><svg:desc>a</svg:desc></draw:frame></text:span><text:span text:style-name="T6"> ∈ ℝ et </text:span><text:span text:style-name="T6"><draw:frame draw:style-name="fr1" draw:name="Objet165" text:anchor-type="as-char" svg:y="-0.377cm" svg:width="0.474cm" svg:height="0.489cm" draw:z-index="214"><draw:object xlink:href="./Object 167" xlink:type="simple" xlink:show="embed" xlink:actuate="onLoad"/><draw:image xlink:href="./ObjectReplacements/Object 167" xlink:type="simple" xlink:show="embed" xlink:actuate="onLoad"/><svg:desc>g</svg:desc></draw:frame></text:span><text:span text:style-name="T6"> est une fonction, est une équation </text:span><text:soft-page-break/><text:span text:style-name="T6"><text:tab/>différentielle linéaire du premier ordre avec second membre. </text:span></text:p>
      <text:p text:style-name="P16"><text:span text:style-name="T3"><text:tab/>Le second membre est </text:span><text:span text:style-name="T3"><draw:frame draw:style-name="fr1" draw:name="Objet166" text:anchor-type="as-char" svg:y="-0.377cm" svg:width="0.474cm" svg:height="0.489cm" draw:z-index="41"><draw:object xlink:href="./Object 168" xlink:type="simple" xlink:show="embed" xlink:actuate="onLoad"/><draw:image xlink:href="./ObjectReplacements/Object 168" xlink:type="simple" xlink:show="embed" xlink:actuate="onLoad"/><svg:desc>g</svg:desc></draw:frame></text:span><text:span text:style-name="T3">, car </text:span><text:span text:style-name="T3"><draw:frame draw:style-name="fr1" draw:name="Objet167" text:anchor-type="as-char" svg:y="-0.377cm" svg:width="1.974cm" svg:height="0.489cm" draw:z-index="42"><draw:object xlink:href="./Object 169" xlink:type="simple" xlink:show="embed" xlink:actuate="onLoad"/><draw:image xlink:href="./ObjectReplacements/Object 169" xlink:type="simple" xlink:show="embed" xlink:actuate="onLoad"/><svg:desc>y'=ay=g</svg:desc></draw:frame></text:span></text:p>
      <text:p text:style-name="P16"><text:span text:style-name="T3"><text:tab/>L'équation homogène associée est </text:span><text:span text:style-name="T3"><draw:frame draw:style-name="fr1" draw:name="Objet168" text:anchor-type="as-char" svg:y="-0.377cm" svg:width="1.371cm" svg:height="0.489cm" draw:z-index="43"><draw:object xlink:href="./Object 152" xlink:type="simple" xlink:show="embed" xlink:actuate="onLoad"/><draw:image xlink:href="./ObjectReplacements/Object 152" xlink:type="simple" xlink:show="embed" xlink:actuate="onLoad"/><svg:desc>y'=ay</svg:desc></draw:frame></text:span></text:p>
      <text:p text:style-name="P12"/>
      <text:p text:style-name="P16"><text:span text:style-name="T3"><text:tab/>Théorème : Soit (E) : <text:s/></text:span><text:span text:style-name="T3"><draw:frame draw:style-name="fr1" draw:name="Objet169" text:anchor-type="as-char" svg:y="-0.377cm" svg:width="1.998cm" svg:height="0.489cm" draw:z-index="50"><draw:object xlink:href="./Object 162" xlink:type="simple" xlink:show="embed" xlink:actuate="onLoad"/><draw:image xlink:href="./ObjectReplacements/Object 162" xlink:type="simple" xlink:show="embed" xlink:actuate="onLoad"/><svg:desc>ay+g</svg:desc></draw:frame></text:span><text:span text:style-name="T3"> où </text:span><text:span text:style-name="T3"><draw:frame draw:style-name="fr1" draw:name="Objet170" text:anchor-type="as-char" svg:y="-0.377cm" svg:width="0.474cm" svg:height="0.489cm" draw:z-index="59"><draw:object xlink:href="./Object 170" xlink:type="simple" xlink:show="embed" xlink:actuate="onLoad"/><draw:image xlink:href="./ObjectReplacements/Object 170" xlink:type="simple" xlink:show="embed" xlink:actuate="onLoad"/><svg:desc>g</svg:desc></draw:frame></text:span><text:span text:style-name="T3"> est une fonction continue. </text:span></text:p>
      <text:p text:style-name="P16"><text:span text:style-name="T3"><text:tab/>On note </text:span><text:span text:style-name="T3"><draw:frame draw:style-name="fr1" draw:name="Objet171" text:anchor-type="as-char" svg:y="-0.377cm" svg:width="0.688cm" svg:height="0.552cm" draw:z-index="60"><draw:object xlink:href="./Object 171" xlink:type="simple" xlink:show="embed" xlink:actuate="onLoad"/><draw:image xlink:href="./ObjectReplacements/Object 171" xlink:type="simple" xlink:show="embed" xlink:actuate="onLoad"/><svg:desc>f_p</svg:desc></draw:frame></text:span><text:span text:style-name="T3"> une solution particulière de (E). </text:span></text:p>
      <text:p text:style-name="P16"><text:span text:style-name="T3"><text:tab/>Alors, toutes les solutions de (E) s'écrivent sous la forme </text:span><text:span text:style-name="T3"><draw:frame draw:style-name="fr1" draw:name="Objet172" text:anchor-type="as-char" svg:y="-0.377cm" svg:width="2.163cm" svg:height="0.552cm" draw:z-index="61"><draw:object xlink:href="./Object 172" xlink:type="simple" xlink:show="embed" xlink:actuate="onLoad"/><draw:image xlink:href="./ObjectReplacements/Object 172" xlink:type="simple" xlink:show="embed" xlink:actuate="onLoad"/><svg:desc>f_h+f_p</svg:desc></draw:frame></text:span><text:span text:style-name="T3"> où </text:span><text:span text:style-name="T3"><draw:frame draw:style-name="fr1" draw:name="Objet173" text:anchor-type="as-char" svg:y="-0.377cm" svg:width="0.653cm" svg:height="0.552cm" draw:z-index="62"><draw:object xlink:href="./Object 173" xlink:type="simple" xlink:show="embed" xlink:actuate="onLoad"/><draw:image xlink:href="./ObjectReplacements/Object 173" xlink:type="simple" xlink:show="embed" xlink:actuate="onLoad"/><svg:desc>f_h</svg:desc></draw:frame></text:span><text:span text:style-name="T3"> est </text:span><text:span text:style-name="T3"><text:tab/>solution de l'équation homogène associée : </text:span><text:span text:style-name="T3"><draw:frame draw:style-name="fr1" draw:name="Objet174" text:anchor-type="as-char" svg:y="-0.437cm" svg:width="1.852cm" svg:height="0.612cm" draw:z-index="63"><draw:object xlink:href="./Object 174" xlink:type="simple" xlink:show="embed" xlink:actuate="onLoad"/><draw:image xlink:href="./ObjectReplacements/Object 174" xlink:type="simple" xlink:show="embed" xlink:actuate="onLoad"/><svg:desc>Ke^{ax}</svg:desc></draw:frame></text:span><text:span text:style-name="T3">, K ∈ ℝ. </text:span></text:p>
      <text:p text:style-name="P8"/>
      <text:p text:style-name="P6"><text:span text:style-name="T3"><text:tab/>Remarque : Ce théorème permet de retrouver les solutions du théorème du IV où la solution <text:tab/>générale de l'équation différentielle </text:span><text:span text:style-name="T3"><draw:frame draw:style-name="fr1" draw:name="Objet175" text:anchor-type="as-char" svg:y="-0.377cm" svg:width="1.949cm" svg:height="0.489cm" draw:z-index="64"><draw:object xlink:href="./Object 175" xlink:type="simple" xlink:show="embed" xlink:actuate="onLoad"/><draw:image xlink:href="./ObjectReplacements/Object 175" xlink:type="simple" xlink:show="embed" xlink:actuate="onLoad"/><svg:desc>ay+b</svg:desc></draw:frame></text:span><text:span text:style-name="T3"> est </text:span><text:span text:style-name="T3"><draw:frame draw:style-name="fr1" draw:name="Objet176" text:anchor-type="as-char" svg:y="-0.621cm" svg:width="2.946cm" svg:height="1.02cm" draw:z-index="65"><draw:object xlink:href="./Object 176" xlink:type="simple" xlink:show="embed" xlink:actuate="onLoad"/><draw:image xlink:href="./ObjectReplacements/Object 176" xlink:type="simple" xlink:show="embed" xlink:actuate="onLoad"/><svg:desc>Ke^{ax}-b/a</svg:desc></draw:frame></text:span><text:span text:style-name="T3">. </text:span></text:p>
      <text:p text:style-name="P8"/>
      <text:p text:style-name="P6"><text:span text:style-name="T3"><text:tab/>Exemple 7: Soit (E) l'équation différentielle </text:span><text:span text:style-name="T3"><draw:frame draw:style-name="fr1" draw:name="Objet177" text:anchor-type="as-char" svg:y="-0.377cm" svg:width="3.106cm" svg:height="0.489cm" draw:z-index="66"><draw:object xlink:href="./Object 177" xlink:type="simple" xlink:show="embed" xlink:actuate="onLoad"/><draw:image xlink:href="./ObjectReplacements/Object 177" xlink:type="simple" xlink:show="embed" xlink:actuate="onLoad"/><svg:desc>2y+8x+10</svg:desc></draw:frame></text:span><text:span text:style-name="T3">. </text:span></text:p>
      <text:p text:style-name="P1"><text:span text:style-name="T10"><text:tab/>la fonction </text:span><text:span text:style-name="T10"><draw:frame draw:style-name="fr1" draw:name="Objet227" text:anchor-type="as-char" svg:y="-0.377cm" svg:width="0.474cm" svg:height="0.489cm" draw:z-index="67"><draw:object xlink:href="./Object 227" xlink:type="simple" xlink:show="embed" xlink:actuate="onLoad"/><draw:image xlink:href="./ObjectReplacements/Object 227" xlink:type="simple" xlink:show="embed" xlink:actuate="onLoad"/><svg:desc>g</svg:desc></draw:frame></text:span><text:span text:style-name="T10"> définie sur </text:span><text:span text:style-name="T19">ℝ</text:span><text:span text:style-name="T9"> par <text:s/></text:span><text:span text:style-name="T9"><draw:frame draw:style-name="fr1" draw:name="Objet228" text:anchor-type="as-char" svg:y="-0.377cm" svg:width="2.685cm" svg:height="0.504cm" draw:z-index="68"><draw:object xlink:href="./Object 228" xlink:type="simple" xlink:show="embed" xlink:actuate="onLoad"/><draw:image xlink:href="./ObjectReplacements/Object 228" xlink:type="simple" xlink:show="embed" xlink:actuate="onLoad"/><svg:desc>8x+10</svg:desc></draw:frame></text:span><text:span text:style-name="T9">est le second membre de cette équation. </text:span></text:p>
      <text:list xml:id="list2919653512619325230" text:style-name="L12">
        <text:list-item>
          <text:p text:style-name="P37"><text:span text:style-name="T10">Déterminer les réels </text:span><text:span text:style-name="T10"><draw:frame draw:style-name="fr1" draw:name="Objet178" text:anchor-type="as-char" svg:y="-0.377cm" svg:width="0.441cm" svg:height="0.469cm" draw:z-index="69"><draw:object xlink:href="./Object 178" xlink:type="simple" xlink:show="embed" xlink:actuate="onLoad"/><draw:image xlink:href="./ObjectReplacements/Object 178" xlink:type="simple" xlink:show="embed" xlink:actuate="onLoad"/><svg:desc>a</svg:desc></draw:frame></text:span><text:span text:style-name="T10"> et </text:span><text:span text:style-name="T10"><draw:frame draw:style-name="fr1" draw:name="Objet179" text:anchor-type="as-char" svg:y="-0.377cm" svg:width="0.425cm" svg:height="0.469cm" draw:z-index="70"><draw:object xlink:href="./Object 179" xlink:type="simple" xlink:show="embed" xlink:actuate="onLoad"/><draw:image xlink:href="./ObjectReplacements/Object 179" xlink:type="simple" xlink:show="embed" xlink:actuate="onLoad"/><svg:desc>b</svg:desc></draw:frame></text:span><text:span text:style-name="T10"> tels que </text:span><text:span text:style-name="T10"><draw:frame draw:style-name="fr1" draw:name="Objet180" text:anchor-type="as-char" svg:y="-0.377cm" svg:width="2.626cm" svg:height="0.552cm" draw:z-index="83"><draw:object xlink:href="./Object 180" xlink:type="simple" xlink:show="embed" xlink:actuate="onLoad"/><draw:image xlink:href="./ObjectReplacements/Object 180" xlink:type="simple" xlink:show="embed" xlink:actuate="onLoad"/><svg:desc>f_p(x)=ax+b</svg:desc></draw:frame></text:span><text:span text:style-name="T10"> soit solution de (E).</text:span></text:p>
        </text:list-item>
      </text:list>
      <text:p text:style-name="P1"><text:span text:style-name="T10"><text:tab/> <text:s text:c="4"/>Pour tout </text:span><text:span text:style-name="T13">x</text:span><text:span text:style-name="T9"> </text:span><text:span text:style-name="T18">∈</text:span><text:span text:style-name="T9"> </text:span><text:span text:style-name="T18">ℝ</text:span><text:span text:style-name="T9">, </text:span><text:span text:style-name="T9"><draw:frame draw:style-name="fr1" draw:name="Objet229" text:anchor-type="as-char" svg:y="-0.377cm" svg:width="1.984cm" svg:height="0.552cm" draw:z-index="84"><draw:object xlink:href="./Object 229" xlink:type="simple" xlink:show="embed" xlink:actuate="onLoad"/><draw:image xlink:href="./ObjectReplacements/Object 229" xlink:type="simple" xlink:show="embed" xlink:actuate="onLoad"/><svg:desc>f'_p(x)=8</svg:desc></draw:frame></text:span></text:p>
      <text:p text:style-name="P1"><text:span text:style-name="T9"><text:tab/> <text:s text:c="4"/></text:span><text:span text:style-name="T9"><draw:frame draw:style-name="fr1" draw:name="Objet230" text:anchor-type="as-char" svg:y="-0.377cm" svg:width="0.688cm" svg:height="0.552cm" draw:z-index="85"><draw:object xlink:href="./Object 230" xlink:type="simple" xlink:show="embed" xlink:actuate="onLoad"/><draw:image xlink:href="./ObjectReplacements/Object 230" xlink:type="simple" xlink:show="embed" xlink:actuate="onLoad"/><svg:desc>f_p</svg:desc></draw:frame></text:span><text:span text:style-name="T9"> doit vérifier l'équation (E) donc pour tout </text:span><text:span text:style-name="T12">x</text:span><text:span text:style-name="T9"> </text:span><text:span text:style-name="T18">∈</text:span><text:span text:style-name="T9"> </text:span><text:span text:style-name="T18">ℝ</text:span><text:span text:style-name="T9">, </text:span></text:p>
      <text:p text:style-name="P1"><text:span text:style-name="T9"><text:tab/> <text:s text:c="4"/></text:span><text:span text:style-name="T9"><draw:frame draw:style-name="fr1" draw:name="Objet231" text:anchor-type="as-char" svg:y="-0.377cm" svg:width="3.997cm" svg:height="0.485cm" draw:z-index="86"><draw:object xlink:href="./Object 232" xlink:type="simple" xlink:show="embed" xlink:actuate="onLoad"/><draw:image xlink:href="./ObjectReplacements/Object 232" xlink:type="simple" xlink:show="embed" xlink:actuate="onLoad"/><svg:desc>2(ax+b)+8x+10</svg:desc></draw:frame></text:span></text:p>
      <text:p text:style-name="P1"><text:span text:style-name="T9"><text:tab/>⇔ </text:span><text:span text:style-name="T9"><draw:frame draw:style-name="fr1" draw:name="Objet232" text:anchor-type="as-char" svg:y="-0.377cm" svg:width="3.976cm" svg:height="0.469cm" draw:z-index="87"><draw:object xlink:href="./Object 233" xlink:type="simple" xlink:show="embed" xlink:actuate="onLoad"/><draw:image xlink:href="./ObjectReplacements/Object 233" xlink:type="simple" xlink:show="embed" xlink:actuate="onLoad"/><svg:desc>2ax+2b+8x+10</svg:desc></draw:frame></text:span></text:p>
      <text:p text:style-name="P1"><text:span text:style-name="T9"><text:tab/>⇔ </text:span><text:span text:style-name="T9"><draw:frame draw:style-name="fr1" draw:name="Objet233" text:anchor-type="as-char" svg:y="-0.377cm" svg:width="4.528cm" svg:height="0.469cm" draw:z-index="90"><draw:object xlink:href="./Object 234" xlink:type="simple" xlink:show="embed" xlink:actuate="onLoad"/><draw:image xlink:href="./ObjectReplacements/Object 234" xlink:type="simple" xlink:show="embed" xlink:actuate="onLoad"/><svg:desc>2ax+8x+2b+10-a=0</svg:desc></draw:frame></text:span></text:p>
      <text:p text:style-name="P1"><text:span text:style-name="T9"><text:tab/>⇔ </text:span><text:span text:style-name="T9"><draw:frame draw:style-name="fr1" draw:name="Objet234" text:anchor-type="as-char" svg:y="-0.377cm" svg:width="4.646cm" svg:height="0.485cm" draw:z-index="93"><draw:object xlink:href="./Object 235" xlink:type="simple" xlink:show="embed" xlink:actuate="onLoad"/><draw:image xlink:href="./ObjectReplacements/Object 235" xlink:type="simple" xlink:show="embed" xlink:actuate="onLoad"/><svg:desc>(2a+8)x+2b+10-a=0</svg:desc></draw:frame></text:span></text:p>
      <text:p text:style-name="P1"><text:span text:style-name="T9"><text:tab/>donc </text:span><text:span text:style-name="T9"><draw:frame draw:style-name="fr1" draw:name="Objet235" text:anchor-type="as-char" svg:y="-0.377cm" svg:width="1.854cm" svg:height="0.469cm" draw:z-index="102"><draw:object xlink:href="./Object 236" xlink:type="simple" xlink:show="embed" xlink:actuate="onLoad"/><draw:image xlink:href="./ObjectReplacements/Object 236" xlink:type="simple" xlink:show="embed" xlink:actuate="onLoad"/><svg:desc>2a+8=0</svg:desc></draw:frame></text:span></text:p>
      <text:p text:style-name="P1"><text:span text:style-name="T9"><text:tab/> <text:s text:c="8"/></text:span><text:span text:style-name="T9"><draw:frame draw:style-name="fr1" draw:name="Objet236" text:anchor-type="as-char" svg:y="-0.377cm" svg:width="2.625cm" svg:height="0.469cm" draw:z-index="103"><draw:object xlink:href="./Object 237" xlink:type="simple" xlink:show="embed" xlink:actuate="onLoad"/><draw:image xlink:href="./ObjectReplacements/Object 237" xlink:type="simple" xlink:show="embed" xlink:actuate="onLoad"/><svg:desc>2b+10-a=0</svg:desc></draw:frame></text:span></text:p>
      <text:p text:style-name="P1"><text:span text:style-name="T9"><text:tab/>donc </text:span><text:span text:style-name="T9"><draw:frame draw:style-name="fr1" draw:name="Objet237" text:anchor-type="as-char" svg:y="-0.621cm" svg:width="2.309cm" svg:height="1cm" draw:z-index="104"><draw:object xlink:href="./Object 238" xlink:type="simple" xlink:show="embed" xlink:actuate="onLoad"/><draw:image xlink:href="./ObjectReplacements/Object 238" xlink:type="simple" xlink:show="embed" xlink:actuate="onLoad"/><svg:desc>a=-8/2=-4</svg:desc></draw:frame></text:span></text:p>
      <text:p text:style-name="P1"><text:span text:style-name="T9"><text:tab/> <text:s text:c="8"/></text:span><text:span text:style-name="T9"><draw:frame draw:style-name="fr1" draw:name="Objet238" text:anchor-type="as-char" svg:y="-0.377cm" svg:width="2.642cm" svg:height="0.469cm" draw:z-index="112"><draw:object xlink:href="./Object 239" xlink:type="simple" xlink:show="embed" xlink:actuate="onLoad"/><draw:image xlink:href="./ObjectReplacements/Object 239" xlink:type="simple" xlink:show="embed" xlink:actuate="onLoad"/><svg:desc>2b+10+4=0</svg:desc></draw:frame></text:span><text:span text:style-name="T9"> donc </text:span><text:span text:style-name="T9"><draw:frame draw:style-name="fr1" draw:name="Objet239" text:anchor-type="as-char" svg:y="-0.377cm" svg:width="1.787cm" svg:height="0.469cm" draw:z-index="116"><draw:object xlink:href="./Object 240" xlink:type="simple" xlink:show="embed" xlink:actuate="onLoad"/><draw:image xlink:href="./ObjectReplacements/Object 240" xlink:type="simple" xlink:show="embed" xlink:actuate="onLoad"/><svg:desc>2b=-14</svg:desc></draw:frame></text:span><text:span text:style-name="T9"> donc </text:span><text:span text:style-name="T9"><draw:frame draw:style-name="fr1" draw:name="Objet240" text:anchor-type="as-char" svg:y="-0.377cm" svg:width="1.305cm" svg:height="0.469cm" draw:z-index="117"><draw:object xlink:href="./Object 241" xlink:type="simple" xlink:show="embed" xlink:actuate="onLoad"/><draw:image xlink:href="./ObjectReplacements/Object 241" xlink:type="simple" xlink:show="embed" xlink:actuate="onLoad"/><svg:desc>b=-7</svg:desc></draw:frame></text:span></text:p>
      <text:p text:style-name="P1"><text:span text:style-name="T9"><text:tab/>Donc la fonction </text:span><text:span text:style-name="T9"><draw:frame draw:style-name="fr1" draw:name="Objet241" text:anchor-type="as-char" svg:y="-0.377cm" svg:width="0.688cm" svg:height="0.552cm" draw:z-index="118"><draw:object xlink:href="./Object 243" xlink:type="simple" xlink:show="embed" xlink:actuate="onLoad"/><draw:image xlink:href="./ObjectReplacements/Object 243" xlink:type="simple" xlink:show="embed" xlink:actuate="onLoad"/><svg:desc>f_p</svg:desc></draw:frame></text:span><text:span text:style-name="T9"> définie sur </text:span><text:span text:style-name="T18">ℝ</text:span><text:span text:style-name="T9"> par </text:span><text:span text:style-name="T9"><draw:frame draw:style-name="fr1" draw:name="Objet242" text:anchor-type="as-char" svg:y="-0.377cm" svg:width="2.993cm" svg:height="0.552cm" draw:z-index="119"><draw:object xlink:href="./Object 244" xlink:type="simple" xlink:show="embed" xlink:actuate="onLoad"/><draw:image xlink:href="./ObjectReplacements/Object 244" xlink:type="simple" xlink:show="embed" xlink:actuate="onLoad"/><svg:desc>f_p(x)=-4x-7</svg:desc></draw:frame></text:span><text:span text:style-name="T9"> est une solution particulière de (E). </text:span></text:p>
      <text:p text:style-name="P8"/>
      <text:list xml:id="list36524002" text:continue-numbering="true" text:style-name="L12">
        <text:list-item>
          <text:p text:style-name="P35">Écrire et résoudre l'équation homogène associée à (E). </text:p>
          <text:p text:style-name="P35">L'équation homogène associée à (E) est <draw:frame draw:style-name="fr1" draw:name="Objet243" text:anchor-type="as-char" svg:y="-0.377cm" svg:width="1.473cm" svg:height="0.489cm" draw:z-index="120"><draw:object xlink:href="./Object 242" xlink:type="simple" xlink:show="embed" xlink:actuate="onLoad"/><draw:image xlink:href="./ObjectReplacements/Object 242" xlink:type="simple" xlink:show="embed" xlink:actuate="onLoad"/><svg:desc>y'=2y</svg:desc></draw:frame></text:p>
          <text:p text:style-name="P37"><text:span text:style-name="T10">Les fonctions solutions de cette équation sont les fonctions </text:span><text:span text:style-name="T10"><draw:frame draw:style-name="fr1" draw:name="Objet244" text:anchor-type="as-char" svg:y="-0.377cm" svg:width="0.653cm" svg:height="0.552cm" draw:z-index="121"><draw:object xlink:href="./Object 245" xlink:type="simple" xlink:show="embed" xlink:actuate="onLoad"/><draw:image xlink:href="./ObjectReplacements/Object 245" xlink:type="simple" xlink:show="embed" xlink:actuate="onLoad"/><svg:desc>f_h</svg:desc></draw:frame></text:span><text:span text:style-name="T10"> définies sur </text:span><text:span text:style-name="T19">ℝ</text:span><text:span text:style-name="T9"> par </text:span><text:span text:style-name="T9"><draw:frame draw:style-name="fr1" draw:name="Objet245" text:anchor-type="as-char" svg:y="-0.437cm" svg:width="2.478cm" svg:height="0.612cm" draw:z-index="122"><draw:object xlink:href="./Object 246" xlink:type="simple" xlink:show="embed" xlink:actuate="onLoad"/><draw:image xlink:href="./ObjectReplacements/Object 246" xlink:type="simple" xlink:show="embed" xlink:actuate="onLoad"/><svg:desc>f_h(x)=Ke^{2x}</svg:desc></draw:frame></text:span></text:p>
        </text:list-item>
        <text:list-item>
          <text:p text:style-name="P35">Déterminer l'ensemble des solutions de (E)</text:p>
          <text:p text:style-name="P37"><text:span text:style-name="T10">Donc les solutions de l'équation (E) sont les fonctions </text:span><text:span text:style-name="T14">f</text:span><text:span text:style-name="T9"> définies sur </text:span><text:span text:style-name="T18">ℝ</text:span><text:span text:style-name="T9"> par </text:span><text:span text:style-name="T9"><draw:frame draw:style-name="fr1" draw:name="Objet246" text:anchor-type="as-char" svg:y="-0.437cm" svg:width="3.738cm" svg:height="0.564cm" draw:z-index="123"><draw:object xlink:href="./Object 247" xlink:type="simple" xlink:show="embed" xlink:actuate="onLoad"/><draw:image xlink:href="./ObjectReplacements/Object 247" xlink:type="simple" xlink:show="embed" xlink:actuate="onLoad"/><svg:desc>Ke^{2x}-4x-7 </svg:desc></draw:frame></text:span><text:span text:style-name="T9">, où K est un réel. </text:span></text:p>
        </text:list-item>
      </text:list>
      <text:p text:style-name="P8"/>
      <text:p text:style-name="P6"><text:tab/>Vous pouvez visionner la vidéo suivante : https://youtu.be/Xd9bKiQgzp8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Guichard</meta:initial-creator>
    <meta:creation-date>2021-04-01T11:35:47.22</meta:creation-date>
    <dc:date>2021-04-29T09:50:13.58</dc:date>
    <meta:editing-duration>P2DT48M15S</meta:editing-duration>
    <meta:editing-cycles>23</meta:editing-cycles>
    <meta:generator>OpenOffice/4.1.7$Win32 OpenOffice.org_project/417m1$Build-9800</meta:generator>
    <dc:creator>Marie Guichard</dc:creator>
    <meta:document-statistic meta:table-count="2" meta:image-count="0" meta:object-count="246" meta:page-count="7" meta:paragraph-count="220" meta:word-count="1529" meta:character-count="8775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10/content.xml><?xml version="1.0" encoding="utf-8"?>
<math xmlns="http://www.w3.org/1998/Math/MathML">
  <semantics>
    <mrow>
      <mi>y</mi>
    </mrow>
    <annotation encoding="StarMath 5.0">y</annotation>
  </semantics>
</math>
</file>

<file path=Object 100/content.xml><?xml version="1.0" encoding="utf-8"?>
<math xmlns="http://www.w3.org/1998/Math/MathML">
  <semantics>
    <mrow>
      <mtext>F</mtext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"F"(x_{0})=y_{0}</annotation>
  </semantics>
</math>
</file>

<file path=Object 101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text>G</mtext>
      </mrow>
      <mrow>
        <mrow>
          <mrow>
            <mo stretchy="false">(</mo>
            <mrow>
              <mi>x</mi>
            </mrow>
            <mo stretchy="false">)</mo>
          </mrow>
          <mo stretchy="false">+</mo>
          <mi>k</mi>
        </mrow>
        <mo stretchy="false">=</mo>
        <mtext>G</mtext>
      </mrow>
      <mrow>
        <mrow>
          <mrow>
            <mo stretchy="false">(</mo>
            <mrow>
              <mi>x</mi>
            </mrow>
            <mo stretchy="false">)</mo>
          </mrow>
          <mo stretchy="false">+</mo>
          <msub>
            <mi>y</mi>
            <mrow>
              <mn>0</mn>
            </mrow>
          </msub>
        </mrow>
        <mo stretchy="false">−</mo>
        <mtext>F</mtext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"F"(x)="G"(x)+k="G"(x)+y_{0}-"F"(x_{0})</annotation>
  </semantics>
</math>
</file>

<file path=Object 102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103/content.xml><?xml version="1.0" encoding="utf-8"?>
<math xmlns="http://www.w3.org/1998/Math/MathML">
  <semantics>
    <mrow>
      <mi>f</mi>
    </mrow>
    <annotation encoding="StarMath 5.0">f</annotation>
  </semantics>
</math>
</file>

<file path=Object 10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9</mn>
        </mrow>
      </mrow>
      <mrow>
        <msup>
          <mi>x</mi>
          <mrow>
            <mn>2</mn>
          </mrow>
        </msup>
        <mo stretchy="false">−</mo>
        <mrow>
          <mn>6</mn>
        </mrow>
      </mrow>
      <mrow>
        <mi>x</mi>
        <mo stretchy="false">+</mo>
        <mrow>
          <mn>3</mn>
        </mrow>
      </mrow>
    </mrow>
    <annotation encoding="StarMath 5.0">f(x)={9}x^{2}-{6}x+{3}</annotation>
  </semantics>
</math>
</file>

<file path=Object 105/content.xml><?xml version="1.0" encoding="utf-8"?>
<math xmlns="http://www.w3.org/1998/Math/MathML">
  <semantics>
    <mrow>
      <mi>g</mi>
    </mrow>
    <annotation encoding="StarMath 5.0">g</annotation>
  </semantics>
</math>
</file>

<file path=Object 10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row>
            <mfrac>
              <mrow>
                <mn>1</mn>
              </mrow>
              <mrow>
                <msup>
                  <mi>x</mi>
                  <mrow>
                    <mn>2</mn>
                  </mrow>
                </msup>
              </mrow>
            </mfrac>
            <mo stretchy="false">−</mo>
            <mfrac>
              <mrow>
                <mn>4</mn>
              </mrow>
              <mrow>
                <mi>x</mi>
              </mrow>
            </mfrac>
          </mrow>
          <mo stretchy="false">+</mo>
          <mrow>
            <mn>12</mn>
          </mrow>
        </mrow>
      </mrow>
      <msup>
        <mi>x</mi>
        <mrow>
          <mn>5</mn>
        </mrow>
      </msup>
    </mrow>
    <annotation encoding="StarMath 5.0">g(x)={1}over{x^{2}}-{4}over{x}+{12}x^{5}</annotation>
  </semantics>
</math>
</file>

<file path=Object 10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i mathvariant="italic">ax</mi>
        </mrow>
      </msup>
    </mrow>
    <annotation encoding="StarMath 5.0">f(x)="K""e"^{ax}</annotation>
  </semantics>
</math>
</file>

<file path=Object 108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b</mi>
        </mrow>
      </mrow>
    </mrow>
    <annotation encoding="StarMath 5.0">y"'"=ay+b</annotation>
  </semantics>
</math>
</file>

<file path=Object 109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f(x)</annotation>
  </semantics>
</math>
</file>

<file path=Object 110/content.xml><?xml version="1.0" encoding="utf-8"?>
<math xmlns="http://www.w3.org/1998/Math/MathML">
  <semantics>
    <mrow>
      <mi>f</mi>
    </mrow>
    <annotation encoding="StarMath 5.0">f</annotation>
  </semantics>
</math>
</file>

<file path=Object 1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i mathvariant="italic">ax</mi>
        </mrow>
      </msup>
    </mrow>
    <annotation encoding="StarMath 5.0">f(x)="K""e"^{ax}</annotation>
  </semantics>
</math>
</file>

<file path=Object 112/content.xml><?xml version="1.0" encoding="utf-8"?>
<math xmlns="http://www.w3.org/1998/Math/MathML">
  <semantics>
    <mrow>
      <mi>f</mi>
    </mrow>
    <annotation encoding="StarMath 5.0">f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i>x</mi>
    </mrow>
    <annotation encoding="StarMath 5.0">x</annotation>
  </semantics>
</math>
</file>

<file path=Object 115/content.xml><?xml version="1.0" encoding="utf-8"?>
<math xmlns="http://www.w3.org/1998/Math/MathML">
  <semantics>
    <mrow>
      <mi>f</mi>
      <mtext>'</mtext>
      <mrow>
        <mrow>
          <mo stretchy="false">(</mo>
          <mrow>
            <mi>x</mi>
          </mrow>
          <mo stretchy="false">)</mo>
        </mrow>
        <mo stretchy="false">=</mo>
        <mtext>K</mtext>
      </mrow>
      <mi>a</mi>
      <msup>
        <mtext>e</mtext>
        <mrow>
          <mi mathvariant="italic">ax</mi>
        </mrow>
      </msup>
    </mrow>
    <annotation encoding="StarMath 5.0">f"'"(x)="K"a"e"^{ax}</annotation>
  </semantics>
</math>
</file>

<file path=Object 116/content.xml><?xml version="1.0" encoding="utf-8"?>
<math xmlns="http://www.w3.org/1998/Math/MathML">
  <semantics>
    <mrow>
      <mi>f</mi>
      <mtext>'</mtext>
      <mrow>
        <mrow>
          <mo stretchy="false">(</mo>
          <mrow>
            <mi>x</mi>
          </mrow>
          <mo stretchy="false">)</mo>
        </mrow>
        <mo stretchy="false">=</mo>
        <mi mathvariant="italic">a.</mi>
      </mrow>
      <mtext>K</mtext>
      <mrow>
        <msup>
          <mtext>e</mtext>
          <mrow>
            <mi mathvariant="italic">ax</mi>
          </mrow>
        </msup>
        <mo stretchy="false">=</mo>
        <mi mathvariant="italic">af</mi>
      </mrow>
      <mrow>
        <mo stretchy="false">(</mo>
        <mrow>
          <mi>x</mi>
        </mrow>
        <mo stretchy="false">)</mo>
      </mrow>
    </mrow>
    <annotation encoding="StarMath 5.0">f"'"(x)=a."K""e"^{ax}=af(x)</annotation>
  </semantics>
</math>
</file>

<file path=Object 117/content.xml><?xml version="1.0" encoding="utf-8"?>
<math xmlns="http://www.w3.org/1998/Math/MathML">
  <semantics>
    <mrow>
      <mi>f</mi>
    </mrow>
    <annotation encoding="StarMath 5.0">f</annotation>
  </semantics>
</math>
</file>

<file path=Object 118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119/content.xml><?xml version="1.0" encoding="utf-8"?>
<math xmlns="http://www.w3.org/1998/Math/MathML">
  <semantics>
    <mrow>
      <mi>g</mi>
    </mrow>
    <annotation encoding="StarMath 5.0">g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20/content.xml><?xml version="1.0" encoding="utf-8"?>
<math xmlns="http://www.w3.org/1998/Math/MathML">
  <semantics>
    <mrow>
      <mi>g</mi>
      <mtext>'</mtext>
      <mrow>
        <mrow>
          <mo stretchy="false">(</mo>
          <mrow>
            <mi>x</mi>
          </mrow>
          <mo stretchy="false">)</mo>
        </mrow>
        <mo stretchy="false">=</mo>
        <mi mathvariant="italic">ag</mi>
      </mrow>
      <mrow>
        <mo stretchy="false">(</mo>
        <mrow>
          <mi>x</mi>
        </mrow>
        <mo stretchy="false">)</mo>
      </mrow>
    </mrow>
    <annotation encoding="StarMath 5.0">g"'"(x)=ag(x)</annotation>
  </semantics>
</math>
</file>

<file path=Object 121/content.xml><?xml version="1.0" encoding="utf-8"?>
<math xmlns="http://www.w3.org/1998/Math/MathML">
  <semantics>
    <mrow>
      <mo stretchy="false">ϕ</mo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i>g</mi>
              <mrow>
                <mo stretchy="false">(</mo>
                <mrow>
                  <mi>x</mi>
                </mrow>
                <mo stretchy="false">)</mo>
              </mrow>
            </mrow>
            <mrow>
              <msup>
                <mtext>e</mtext>
                <mrow>
                  <mi mathvariant="italic">ax</mi>
                </mrow>
              </msup>
            </mrow>
          </mfrac>
        </mrow>
        <mo stretchy="false">=</mo>
        <mi>g</mi>
      </mrow>
      <mrow>
        <mo stretchy="false">(</mo>
        <mrow>
          <mi>x</mi>
        </mrow>
        <mo stretchy="false">)</mo>
      </mrow>
      <msup>
        <mtext>e</mtext>
        <mrow>
          <mrow>
            <mo stretchy="false">−</mo>
            <mi mathvariant="italic">ax</mi>
          </mrow>
        </mrow>
      </msup>
    </mrow>
    <annotation encoding="StarMath 5.0">alignc %phi(x)={g(x)}over{"e"^{ax}}=g(x)"e"^{-ax} </annotation>
  </semantics>
</math>
</file>

<file path=Object 122/content.xml><?xml version="1.0" encoding="utf-8"?>
<math xmlns="http://www.w3.org/1998/Math/MathML">
  <semantics>
    <mrow>
      <mo stretchy="false">ϕ</mo>
      <mtext>'</mtext>
      <mrow>
        <mrow>
          <mo stretchy="false">(</mo>
          <mrow>
            <mi>x</mi>
          </mrow>
          <mo stretchy="false">)</mo>
        </mrow>
        <mo stretchy="false">=</mo>
        <mi>g</mi>
      </mrow>
      <mtext>'</mtext>
      <mrow>
        <mo stretchy="false">(</mo>
        <mrow>
          <mi>x</mi>
        </mrow>
        <mo stretchy="false">)</mo>
      </mrow>
      <mrow>
        <msup>
          <mtext>e</mtext>
          <mrow>
            <mrow>
              <mo stretchy="false">−</mo>
              <mi mathvariant="italic">ax</mi>
            </mrow>
          </mrow>
        </msup>
        <mo stretchy="false">−</mo>
        <mi mathvariant="italic">ag</mi>
      </mrow>
      <mrow>
        <mo stretchy="false">(</mo>
        <mrow>
          <mi>x</mi>
        </mrow>
        <mo stretchy="false">)</mo>
      </mrow>
      <mrow>
        <msup>
          <mtext>e</mtext>
          <mrow>
            <mrow>
              <mo stretchy="false">−</mo>
              <mi mathvariant="italic">ax</mi>
            </mrow>
          </mrow>
        </msup>
        <mo stretchy="false">=</mo>
        <msup>
          <mtext>e</mtext>
          <mrow>
            <mrow>
              <mo stretchy="false">−</mo>
              <mi mathvariant="italic">ax</mi>
            </mrow>
          </mrow>
        </msup>
      </mrow>
      <mrow>
        <mrow>
          <mo stretchy="false">(</mo>
          <mrow>
            <mi>g</mi>
            <mtext>'</mtext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 mathvariant="italic">ag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row>
          <mn>0</mn>
        </mrow>
      </mrow>
    </mrow>
    <annotation encoding="StarMath 5.0">%phi"'"(x)=g"'"(x)"e"^{-ax}-ag(x)"e"^{-ax}="e"^{-ax}(g"'"(x)-ag(x))={0}</annotation>
  </semantics>
</math>
</file>

<file path=Object 123/content.xml><?xml version="1.0" encoding="utf-8"?>
<math xmlns="http://www.w3.org/1998/Math/MathML">
  <semantics>
    <mrow>
      <mi>g</mi>
      <mtext>'</mtext>
      <mrow>
        <mrow>
          <mo stretchy="false">(</mo>
          <mrow>
            <mi>x</mi>
          </mrow>
          <mo stretchy="false">)</mo>
        </mrow>
        <mo stretchy="false">−</mo>
        <mi mathvariant="italic">ag</mi>
      </mrow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g"'"(x)-ag(x)={0}</annotation>
  </semantics>
</math>
</file>

<file path=Object 124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25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26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27/content.xml><?xml version="1.0" encoding="utf-8"?>
<math xmlns="http://www.w3.org/1998/Math/MathML">
  <semantics>
    <mrow>
      <mo stretchy="false">ϕ</mo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sup>
          <mtext>e</mtext>
          <mrow>
            <mrow>
              <mo stretchy="false">−</mo>
              <mi mathvariant="italic">ax</mi>
            </mrow>
          </mrow>
        </msup>
        <mo stretchy="false">=</mo>
        <mtext>K</mtext>
      </mrow>
    </mrow>
    <annotation encoding="StarMath 5.0">%phi(x)=g(x)"e"^{-ax}="K"</annotation>
  </semantics>
</math>
</file>

<file path=Object 12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i mathvariant="italic">ax</mi>
        </mrow>
      </msup>
    </mrow>
    <annotation encoding="StarMath 5.0">g(x)="K""e"^{ax}</annotation>
  </semantics>
</math>
</file>

<file path=Object 1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i mathvariant="italic">ax</mi>
        </mrow>
      </msup>
    </mrow>
    <annotation encoding="StarMath 5.0">f(x)="K""e"^{ax}</annotation>
  </semantics>
</math>
</file>

<file path=Object 13/content.xml><?xml version="1.0" encoding="utf-8"?>
<math xmlns="http://www.w3.org/1998/Math/MathML">
  <semantics>
    <mrow>
      <mrow>
        <mn>5</mn>
      </mrow>
      <mi>y</mi>
      <mrow>
        <mtext>''</mtext>
        <mo stretchy="false">−</mo>
        <mrow>
          <mn>4</mn>
        </mrow>
      </mrow>
      <mi>y</mi>
      <mrow>
        <mtext>'</mtext>
        <mo stretchy="false">+</mo>
        <mrow>
          <mn>4</mn>
        </mrow>
      </mrow>
      <mrow>
        <mi>y</mi>
        <mo stretchy="false">=</mo>
        <mtext>cos</mtext>
      </mrow>
      <mi>x</mi>
    </mrow>
    <annotation encoding="StarMath 5.0">{5}y"''"-{4}y"'"+{4}y= "cos" x</annotation>
  </semantics>
</math>
</file>

<file path=Object 130/content.xml><?xml version="1.0" encoding="utf-8"?>
<math xmlns="http://www.w3.org/1998/Math/MathML">
  <semantics>
    <mrow>
      <mi>y</mi>
      <mrow>
        <mtext>'</mtext>
        <mo stretchy="false">=</mo>
        <mrow>
          <mn>8</mn>
        </mrow>
      </mrow>
      <mi>y</mi>
    </mrow>
    <annotation encoding="StarMath 5.0">y"'"={8}y</annotation>
  </semantics>
</math>
</file>

<file path=Object 13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row>
        <msup>
          <mtext>e</mtext>
          <mrow>
            <mi mathvariant="italic">ax</mi>
          </mrow>
        </msup>
        <mo stretchy="false">−</mo>
        <mfrac>
          <mrow>
            <mi>b</mi>
          </mrow>
          <mrow>
            <mi>a</mi>
          </mrow>
        </mfrac>
      </mrow>
    </mrow>
    <annotation encoding="StarMath 5.0">alignc f(x)="K""e"^{ax}-{b}over{a}</annotation>
  </semantics>
</math>
</file>

<file path=Object 132/content.xml><?xml version="1.0" encoding="utf-8"?>
<math xmlns="http://www.w3.org/1998/Math/MathML">
  <semantics>
    <mrow>
      <mi>y</mi>
      <mrow>
        <mtext>'</mtext>
        <mo stretchy="false">−</mo>
        <mrow>
          <mn>7</mn>
        </mrow>
      </mrow>
      <mrow>
        <mi>y</mi>
        <mo stretchy="false">=</mo>
        <mrow>
          <mn>0</mn>
        </mrow>
      </mrow>
    </mrow>
    <annotation encoding="StarMath 5.0">y"'"-{7}y={0}</annotation>
  </semantics>
</math>
</file>

<file path=Object 133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b</mi>
        </mrow>
      </mrow>
    </mrow>
    <annotation encoding="StarMath 5.0">y"'"=ay+b</annotation>
  </semantics>
</math>
</file>

<file path=Object 134/content.xml><?xml version="1.0" encoding="utf-8"?>
<math xmlns="http://www.w3.org/1998/Math/MathML">
  <semantics>
    <mrow>
      <mi>a</mi>
    </mrow>
    <annotation encoding="StarMath 5.0">a</annotation>
  </semantics>
</math>
</file>

<file path=Object 135/content.xml><?xml version="1.0" encoding="utf-8"?>
<math xmlns="http://www.w3.org/1998/Math/MathML">
  <semantics>
    <mrow>
      <mi>b</mi>
    </mrow>
    <annotation encoding="StarMath 5.0">b</annotation>
  </semantics>
</math>
</file>

<file path=Object 136/content.xml><?xml version="1.0" encoding="utf-8"?>
<math xmlns="http://www.w3.org/1998/Math/MathML">
  <semantics>
    <mrow>
      <mi>f</mi>
    </mrow>
    <annotation encoding="StarMath 5.0">f</annotation>
  </semantics>
</math>
</file>

<file path=Object 13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row>
        <msup>
          <mtext>e</mtext>
          <mrow>
            <mi mathvariant="italic">ax</mi>
          </mrow>
        </msup>
        <mo stretchy="false">−</mo>
        <mfrac>
          <mrow>
            <mi>b</mi>
          </mrow>
          <mrow>
            <mi>a</mi>
          </mrow>
        </mfrac>
      </mrow>
    </mrow>
    <annotation encoding="StarMath 5.0">alignc f(x)="K""e"^{ax}-{b}over{a}</annotation>
  </semantics>
</math>
</file>

<file path=Object 138/content.xml><?xml version="1.0" encoding="utf-8"?>
<math xmlns="http://www.w3.org/1998/Math/MathML">
  <semantics>
    <mrow>
      <mi>f</mi>
    </mrow>
    <annotation encoding="StarMath 5.0">f</annotation>
  </semantics>
</math>
</file>

<file path=Object 139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i>y</mi>
      <mrow>
        <mtext>'</mtext>
        <mo stretchy="false">−</mo>
        <mrow>
          <mn>5</mn>
        </mrow>
      </mrow>
      <mrow>
        <mi mathvariant="italic">x.y</mi>
        <mo stretchy="false">=</mo>
        <mtext>ln</mtext>
      </mrow>
      <mi>x</mi>
    </mrow>
    <annotation encoding="StarMath 5.0">y"'"-{5}x.y= "ln" x</annotation>
  </semantics>
</math>
</file>

<file path=Object 140/content.xml><?xml version="1.0" encoding="utf-8"?>
<math xmlns="http://www.w3.org/1998/Math/MathML">
  <semantics>
    <mrow>
      <mi>x</mi>
    </mrow>
    <annotation encoding="StarMath 5.0">x</annotation>
  </semantics>
</math>
</file>

<file path=Object 141/content.xml><?xml version="1.0" encoding="utf-8"?>
<math xmlns="http://www.w3.org/1998/Math/MathML">
  <semantics>
    <mrow>
      <mi>f</mi>
      <mtext>'</mtext>
      <mrow>
        <mrow>
          <mo stretchy="false">(</mo>
          <mrow>
            <mi>x</mi>
          </mrow>
          <mo stretchy="false">)</mo>
        </mrow>
        <mo stretchy="false">=</mo>
        <mtext>K</mtext>
      </mrow>
      <mi>a</mi>
      <msup>
        <mtext>e</mtext>
        <mrow>
          <mi mathvariant="italic">ax</mi>
        </mrow>
      </msup>
    </mrow>
    <annotation encoding="StarMath 5.0">f"'"(x)="K"a"e"^{ax}</annotation>
  </semantics>
</math>
</file>

<file path=Object 142/content.xml><?xml version="1.0" encoding="utf-8"?>
<math xmlns="http://www.w3.org/1998/Math/MathML">
  <semantics>
    <mrow>
      <mi mathvariant="italic">af</mi>
      <mrow>
        <mrow>
          <mrow>
            <mo stretchy="false">(</mo>
            <mrow>
              <mi>x</mi>
            </mrow>
            <mo stretchy="false">)</mo>
          </mrow>
          <mo stretchy="false">+</mo>
          <mi>b</mi>
        </mrow>
        <mo stretchy="false">=</mo>
        <mi>a</mi>
      </mrow>
      <mrow>
        <mrow>
          <mfenced open="(" close=")">
            <mrow>
              <mtext>K</mtext>
              <mrow>
                <msup>
                  <mtext>e</mtext>
                  <mrow>
                    <mi mathvariant="italic">ax</mi>
                  </mrow>
                </msup>
                <mo stretchy="false">−</mo>
                <mfrac>
                  <mrow>
                    <mi>b</mi>
                  </mrow>
                  <mrow>
                    <mi>a</mi>
                  </mrow>
                </mfrac>
              </mrow>
            </mrow>
          </mfenced>
          <mo stretchy="false">+</mo>
          <mi>b</mi>
        </mrow>
        <mo stretchy="false">=</mo>
        <mi>a</mi>
      </mrow>
      <mtext>K</mtext>
      <mrow>
        <mrow>
          <mrow>
            <msup>
              <mtext>e</mtext>
              <mrow>
                <mi mathvariant="italic">ax</mi>
              </mrow>
            </msup>
            <mo stretchy="false">−</mo>
            <mi>b</mi>
          </mrow>
          <mo stretchy="false">+</mo>
          <mi>b</mi>
        </mrow>
        <mo stretchy="false">=</mo>
        <mi>a</mi>
      </mrow>
      <mtext>K</mtext>
      <mrow>
        <msup>
          <mtext>e</mtext>
          <mrow>
            <mi mathvariant="italic">ax</mi>
          </mrow>
        </msup>
        <mo stretchy="false">=</mo>
        <mi>f</mi>
      </mrow>
      <mtext>'</mtext>
      <mrow>
        <mo stretchy="false">(</mo>
        <mrow>
          <mi>x</mi>
        </mrow>
        <mo stretchy="false">)</mo>
      </mrow>
    </mrow>
    <annotation encoding="StarMath 5.0">alignc af(x)+b=a left("K""e"^{ax}-{b}over{a} right)+b=a"K""e"^{ax}-b+b=a"K""e"^{ax}=f"'"(x)</annotation>
  </semantics>
</math>
</file>

<file path=Object 143/content.xml><?xml version="1.0" encoding="utf-8"?>
<math xmlns="http://www.w3.org/1998/Math/MathML">
  <semantics>
    <mrow>
      <mi>f</mi>
    </mrow>
    <annotation encoding="StarMath 5.0">f</annotation>
  </semantics>
</math>
</file>

<file path=Object 144/content.xml><?xml version="1.0" encoding="utf-8"?>
<math xmlns="http://www.w3.org/1998/Math/MathML">
  <semantics>
    <mrow>
      <mi>g</mi>
    </mrow>
    <annotation encoding="StarMath 5.0">g</annotation>
  </semantics>
</math>
</file>

<file path=Object 145/content.xml><?xml version="1.0" encoding="utf-8"?>
<math xmlns="http://www.w3.org/1998/Math/MathML">
  <semantics>
    <mrow>
      <mi>x</mi>
    </mrow>
    <annotation encoding="StarMath 5.0">x</annotation>
  </semantics>
</math>
</file>

<file path=Object 146/content.xml><?xml version="1.0" encoding="utf-8"?>
<math xmlns="http://www.w3.org/1998/Math/MathML">
  <semantics>
    <mrow>
      <mi>g</mi>
      <mtext>'</mtext>
      <mrow>
        <mrow>
          <mo stretchy="false">(</mo>
          <mrow>
            <mi>x</mi>
          </mrow>
          <mo stretchy="false">)</mo>
        </mrow>
        <mo stretchy="false">=</mo>
        <mi mathvariant="italic">ag</mi>
      </mrow>
      <mrow>
        <mrow>
          <mo stretchy="false">(</mo>
          <mrow>
            <mi>x</mi>
          </mrow>
          <mo stretchy="false">)</mo>
        </mrow>
        <mo stretchy="false">+</mo>
        <mi>b</mi>
      </mrow>
    </mrow>
    <annotation encoding="StarMath 5.0">g"'"(x)=ag(x)+b</annotation>
  </semantics>
</math>
</file>

<file path=Object 147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48/content.xml><?xml version="1.0" encoding="utf-8"?>
<math xmlns="http://www.w3.org/1998/Math/MathML">
  <semantics>
    <mrow>
      <mo stretchy="false">ϕ</mo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frac>
          <mrow>
            <mi>b</mi>
          </mrow>
          <mrow>
            <mi>a</mi>
          </mrow>
        </mfrac>
      </mrow>
    </mrow>
    <annotation encoding="StarMath 5.0">alignc %phi(x)=g(x)+{b}over{a}</annotation>
  </semantics>
</math>
</file>

<file path=Object 149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5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b</mi>
        </mrow>
      </mrow>
    </mrow>
    <annotation encoding="StarMath 5.0">y"'"=ay+b</annotation>
  </semantics>
</math>
</file>

<file path=Object 150/content.xml><?xml version="1.0" encoding="utf-8"?>
<math xmlns="http://www.w3.org/1998/Math/MathML">
  <semantics>
    <mrow>
      <mi>x</mi>
    </mrow>
    <annotation encoding="StarMath 5.0">x</annotation>
  </semantics>
</math>
</file>

<file path=Object 151/content.xml><?xml version="1.0" encoding="utf-8"?>
<math xmlns="http://www.w3.org/1998/Math/MathML">
  <semantics>
    <mrow>
      <mo stretchy="false">ϕ</mo>
      <mtext>'</mtext>
      <mrow>
        <mrow>
          <mo stretchy="false">(</mo>
          <mrow>
            <mi>x</mi>
          </mrow>
          <mo stretchy="false">)</mo>
        </mrow>
        <mo stretchy="false">=</mo>
        <mi>g</mi>
      </mrow>
      <mtext>'</mtext>
      <mrow>
        <mrow>
          <mo stretchy="false">(</mo>
          <mrow>
            <mi>x</mi>
          </mrow>
          <mo stretchy="false">)</mo>
        </mrow>
        <mo stretchy="false">=</mo>
        <mi mathvariant="italic">a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b</mi>
        </mrow>
        <mo stretchy="false">=</mo>
        <mi>a</mi>
      </mrow>
      <mrow>
        <mfenced open="(" close=")"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frac>
                <mrow>
                  <mi>b</mi>
                </mrow>
                <mrow>
                  <mi>a</mi>
                </mrow>
              </mfrac>
            </mrow>
          </mrow>
        </mfenced>
        <mo stretchy="false">=</mo>
        <mi>a</mi>
      </mrow>
      <mo stretchy="false">ϕ</mo>
      <mrow>
        <mo stretchy="false">(</mo>
        <mrow>
          <mi>x</mi>
        </mrow>
        <mo stretchy="false">)</mo>
      </mrow>
    </mrow>
    <annotation encoding="StarMath 5.0">alignc %phi"'"(x)=g"'"(x)=ag(x)+b=a left(g(x)+{b}over{a} right)=a%phi(x)</annotation>
  </semantics>
</math>
</file>

<file path=Object 152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153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54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155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56/content.xml><?xml version="1.0" encoding="utf-8"?>
<math xmlns="http://www.w3.org/1998/Math/MathML">
  <semantics>
    <mrow>
      <mo stretchy="false">ϕ</mo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i mathvariant="italic">ax</mi>
        </mrow>
      </msup>
    </mrow>
    <annotation encoding="StarMath 5.0">%phi(x)="K""e"^{ax}</annotation>
  </semantics>
</math>
</file>

<file path=Object 1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o stretchy="false">ϕ</mo>
      </mrow>
      <mrow>
        <mrow>
          <mrow>
            <mo stretchy="false">(</mo>
            <mrow>
              <mi>x</mi>
            </mrow>
            <mo stretchy="false">)</mo>
          </mrow>
          <mo stretchy="false">−</mo>
          <mfrac>
            <mrow>
              <mi>b</mi>
            </mrow>
            <mrow>
              <mi>a</mi>
            </mrow>
          </mfrac>
        </mrow>
        <mo stretchy="false">=</mo>
        <mtext>K</mtext>
      </mrow>
      <mrow>
        <msup>
          <mtext>e</mtext>
          <mrow>
            <mi mathvariant="italic">ax</mi>
          </mrow>
        </msup>
        <mo stretchy="false">−</mo>
        <mfrac>
          <mrow>
            <mi>b</mi>
          </mrow>
          <mrow>
            <mi>a</mi>
          </mrow>
        </mfrac>
      </mrow>
    </mrow>
    <annotation encoding="StarMath 5.0">alignc g(x)=%phi(x)-{b}over{a}="K""e"^{ax}-{b}over{a}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row>
        <msup>
          <mtext>e</mtext>
          <mrow>
            <mi mathvariant="italic">ax</mi>
          </mrow>
        </msup>
        <mo stretchy="false">−</mo>
        <mfrac>
          <mrow>
            <mi>b</mi>
          </mrow>
          <mrow>
            <mi>a</mi>
          </mrow>
        </mfrac>
      </mrow>
    </mrow>
    <annotation encoding="StarMath 5.0">alignc f(x)="K""e"^{ax}-{b}over{a}</annotation>
  </semantics>
</math>
</file>

<file path=Object 159/content.xml><?xml version="1.0" encoding="utf-8"?>
<math xmlns="http://www.w3.org/1998/Math/MathML">
  <semantics>
    <mrow>
      <mi>y</mi>
      <mrow>
        <mtext>'</mtext>
        <mo stretchy="false">+</mo>
        <mrow>
          <mn>5</mn>
        </mrow>
      </mrow>
      <mrow>
        <mi>y</mi>
        <mo stretchy="false">=</mo>
        <mrow>
          <mn>3</mn>
        </mrow>
      </mrow>
    </mrow>
    <annotation encoding="StarMath 5.0">y"'"+{5}y={3}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</mrow>
    <annotation encoding="StarMath 5.0">f(x)={2}</annotation>
  </semantics>
</math>
</file>

<file path=Object 160/content.xml><?xml version="1.0" encoding="utf-8"?>
<math xmlns="http://www.w3.org/1998/Math/MathML">
  <semantics>
    <mrow>
      <mi>f</mi>
    </mrow>
    <annotation encoding="StarMath 5.0">f</annotation>
  </semantics>
</math>
</file>

<file path=Object 161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5</mn>
        </mrow>
      </mrow>
    </mrow>
    <annotation encoding="StarMath 5.0">f({0})={5}</annotation>
  </semantics>
</math>
</file>

<file path=Object 162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g</mi>
        </mrow>
      </mrow>
    </mrow>
    <annotation encoding="StarMath 5.0">y"'"=ay+g</annotation>
  </semantics>
</math>
</file>

<file path=Object 163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g</mi>
        </mrow>
      </mrow>
    </mrow>
    <annotation encoding="StarMath 5.0">y"'"=ay+g</annotation>
  </semantics>
</math>
</file>

<file path=Object 164/content.xml><?xml version="1.0" encoding="utf-8"?>
<math xmlns="http://www.w3.org/1998/Math/MathML">
  <semantics>
    <mrow>
      <mi>g</mi>
    </mrow>
    <annotation encoding="StarMath 5.0">g</annotation>
  </semantics>
</math>
</file>

<file path=Object 165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g</mi>
        </mrow>
      </mrow>
    </mrow>
    <annotation encoding="StarMath 5.0">y"'"=ay+g</annotation>
  </semantics>
</math>
</file>

<file path=Object 166/content.xml><?xml version="1.0" encoding="utf-8"?>
<math xmlns="http://www.w3.org/1998/Math/MathML">
  <semantics>
    <mrow>
      <mi>a</mi>
    </mrow>
    <annotation encoding="StarMath 5.0">a</annotation>
  </semantics>
</math>
</file>

<file path=Object 167/content.xml><?xml version="1.0" encoding="utf-8"?>
<math xmlns="http://www.w3.org/1998/Math/MathML">
  <semantics>
    <mrow>
      <mi>g</mi>
    </mrow>
    <annotation encoding="StarMath 5.0">g</annotation>
  </semantics>
</math>
</file>

<file path=Object 168/content.xml><?xml version="1.0" encoding="utf-8"?>
<math xmlns="http://www.w3.org/1998/Math/MathML">
  <semantics>
    <mrow>
      <mi>g</mi>
    </mrow>
    <annotation encoding="StarMath 5.0">g</annotation>
  </semantics>
</math>
</file>

<file path=Object 169/content.xml><?xml version="1.0" encoding="utf-8"?>
<math xmlns="http://www.w3.org/1998/Math/MathML">
  <semantics>
    <mrow>
      <mi>y</mi>
      <mrow>
        <mrow>
          <mtext>'</mtext>
          <mo stretchy="false">−</mo>
          <mi mathvariant="italic">ay</mi>
        </mrow>
        <mo stretchy="false">=</mo>
        <mi>g</mi>
      </mrow>
    </mrow>
    <annotation encoding="StarMath 5.0">y"'"-ay=g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i>x</mi>
    </mrow>
    <annotation encoding="StarMath 5.0">F(x)={2}x</annotation>
  </semantics>
</math>
</file>

<file path=Object 170/content.xml><?xml version="1.0" encoding="utf-8"?>
<math xmlns="http://www.w3.org/1998/Math/MathML">
  <semantics>
    <mrow>
      <mi>g</mi>
    </mrow>
    <annotation encoding="StarMath 5.0">g</annotation>
  </semantics>
</math>
</file>

<file path=Object 171/content.xml><?xml version="1.0" encoding="utf-8"?>
<math xmlns="http://www.w3.org/1998/Math/MathML">
  <semantics>
    <mrow>
      <msub>
        <mi>f</mi>
        <mi>p</mi>
      </msub>
    </mrow>
    <annotation encoding="StarMath 5.0">f_p</annotation>
  </semantics>
</math>
</file>

<file path=Object 172/content.xml><?xml version="1.0" encoding="utf-8"?>
<math xmlns="http://www.w3.org/1998/Math/MathML">
  <semantics>
    <mrow>
      <mrow>
        <mi>f</mi>
        <mo stretchy="false">=</mo>
        <mrow>
          <msub>
            <mi>f</mi>
            <mi>h</mi>
          </msub>
          <mo stretchy="false">+</mo>
          <msub>
            <mi>f</mi>
            <mi>p</mi>
          </msub>
        </mrow>
      </mrow>
    </mrow>
    <annotation encoding="StarMath 5.0">f=f_h+f_p</annotation>
  </semantics>
</math>
</file>

<file path=Object 173/content.xml><?xml version="1.0" encoding="utf-8"?>
<math xmlns="http://www.w3.org/1998/Math/MathML">
  <semantics>
    <mrow>
      <msub>
        <mi>f</mi>
        <mi>h</mi>
      </msub>
    </mrow>
    <annotation encoding="StarMath 5.0">f_h</annotation>
  </semantics>
</math>
</file>

<file path=Object 174/content.xml><?xml version="1.0" encoding="utf-8"?>
<math xmlns="http://www.w3.org/1998/Math/MathML">
  <semantics>
    <mrow>
      <mrow>
        <msub>
          <mi>f</mi>
          <mi>h</mi>
        </msub>
        <mo stretchy="false">=</mo>
        <mtext>K</mtext>
      </mrow>
      <msup>
        <mtext>e</mtext>
        <mrow>
          <mi mathvariant="italic">ax</mi>
        </mrow>
      </msup>
    </mrow>
    <annotation encoding="StarMath 5.0">f_h="K""e"^{ax}</annotation>
  </semantics>
</math>
</file>

<file path=Object 175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b</mi>
        </mrow>
      </mrow>
    </mrow>
    <annotation encoding="StarMath 5.0">y"'"=ay+b</annotation>
  </semantics>
</math>
</file>

<file path=Object 17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row>
        <msup>
          <mtext>e</mtext>
          <mrow>
            <mi mathvariant="italic">ax</mi>
          </mrow>
        </msup>
        <mo stretchy="false">−</mo>
        <mfrac>
          <mrow>
            <mi>b</mi>
          </mrow>
          <mrow>
            <mi>a</mi>
          </mrow>
        </mfrac>
      </mrow>
    </mrow>
    <annotation encoding="StarMath 5.0">alignc f(x)="K""e"^{ax}-{b}over{a}</annotation>
  </semantics>
</math>
</file>

<file path=Object 177/content.xml><?xml version="1.0" encoding="utf-8"?>
<math xmlns="http://www.w3.org/1998/Math/MathML">
  <semantics>
    <mrow>
      <mi>y</mi>
      <mrow>
        <mtext>'</mtext>
        <mo stretchy="false">=</mo>
        <mrow>
          <mn>2</mn>
        </mrow>
      </mrow>
      <mrow>
        <mi>y</mi>
        <mo stretchy="false">+</mo>
        <mrow>
          <mn>8</mn>
        </mrow>
      </mrow>
      <mrow>
        <mi>x</mi>
        <mo stretchy="false">+</mo>
        <mrow>
          <mn>10</mn>
        </mrow>
      </mrow>
    </mrow>
    <annotation encoding="StarMath 5.0">y"'"={2}y+{8}x+{10}</annotation>
  </semantics>
</math>
</file>

<file path=Object 178/content.xml><?xml version="1.0" encoding="utf-8"?>
<math xmlns="http://www.w3.org/1998/Math/MathML">
  <semantics>
    <mrow>
      <mi>a</mi>
    </mrow>
    <annotation encoding="StarMath 5.0">a</annotation>
  </semantics>
</math>
</file>

<file path=Object 179/content.xml><?xml version="1.0" encoding="utf-8"?>
<math xmlns="http://www.w3.org/1998/Math/MathML">
  <semantics>
    <mrow>
      <mi>b</mi>
    </mrow>
    <annotation encoding="StarMath 5.0">b</annotation>
  </semantics>
</math>
</file>

<file path=Object 18/content.xml><?xml version="1.0" encoding="utf-8"?>
<math xmlns="http://www.w3.org/1998/Math/MathML">
  <semantics>
    <mrow>
      <mi>g</mi>
    </mrow>
    <annotation encoding="StarMath 5.0">g</annotation>
  </semantics>
</math>
</file>

<file path=Object 180/content.xml><?xml version="1.0" encoding="utf-8"?>
<math xmlns="http://www.w3.org/1998/Math/MathML">
  <semantics>
    <mrow>
      <msub>
        <mi>f</mi>
        <mi>p</mi>
      </msub>
      <mrow>
        <mrow>
          <mo stretchy="false">(</mo>
          <mrow>
            <mi>x</mi>
          </mrow>
          <mo stretchy="false">)</mo>
        </mrow>
        <mo stretchy="false">=</mo>
        <mrow>
          <mi mathvariant="italic">ax</mi>
          <mo stretchy="false">+</mo>
          <mi>b</mi>
        </mrow>
      </mrow>
    </mrow>
    <annotation encoding="StarMath 5.0">f_p(x)=ax+b</annotation>
  </semantics>
</math>
</file>

<file path=Object 181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182/content.xml><?xml version="1.0" encoding="utf-8"?>
<math xmlns="http://www.w3.org/1998/Math/MathML">
  <semantics>
    <mrow>
      <mi>f</mi>
      <mtext>'</mtext>
      <mrow>
        <mrow>
          <mo stretchy="false">(</mo>
          <mrow>
            <mi>x</mi>
          </mrow>
          <mo stretchy="false">)</mo>
        </mrow>
        <mo stretchy="false">=</mo>
        <mrow>
          <mn>4</mn>
        </mrow>
      </mrow>
    </mrow>
    <annotation encoding="StarMath 5.0">f"'"(x)={4}</annotation>
  </semantics>
</math>
</file>

<file path=Object 183/content.xml><?xml version="1.0" encoding="utf-8"?>
<math xmlns="http://www.w3.org/1998/Math/MathML">
  <semantics>
    <mrow>
      <mi>f</mi>
    </mrow>
    <annotation encoding="StarMath 5.0">f</annotation>
  </semantics>
</math>
</file>

<file path=Object 184/content.xml><?xml version="1.0" encoding="utf-8"?>
<math xmlns="http://www.w3.org/1998/Math/MathML">
  <semantics>
    <mrow>
      <mi>y</mi>
      <mrow>
        <mtext>'</mtext>
        <mo stretchy="false">=</mo>
        <mrow>
          <mn>4</mn>
        </mrow>
      </mrow>
    </mrow>
    <annotation encoding="StarMath 5.0">y"'"={4}</annotation>
  </semantics>
</math>
</file>

<file path=Object 185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4</mn>
        </mrow>
      </mrow>
      <mrow>
        <mi>x</mi>
        <mo stretchy="false">−</mo>
        <mrow>
          <mn>9</mn>
        </mrow>
      </mrow>
    </mrow>
    <annotation encoding="StarMath 5.0">g(x)={4}x-{9} </annotation>
  </semantics>
</math>
</file>

<file path=Object 186/content.xml><?xml version="1.0" encoding="utf-8"?>
<math xmlns="http://www.w3.org/1998/Math/MathML">
  <semantics>
    <mrow>
      <mi>y</mi>
      <mrow>
        <mtext>'</mtext>
        <mo stretchy="false">=</mo>
        <mrow>
          <mn>4</mn>
        </mrow>
      </mrow>
    </mrow>
    <annotation encoding="StarMath 5.0">y"'"={4}</annotation>
  </semantics>
</math>
</file>

<file path=Object 18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4</mn>
        </mrow>
      </mrow>
      <mrow>
        <mi>x</mi>
        <mo stretchy="false">+</mo>
        <mi>c</mi>
      </mrow>
    </mrow>
    <annotation encoding="StarMath 5.0">f(x)={4}x+c</annotation>
  </semantics>
</math>
</file>

<file path=Object 188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infinity </annotation>
  </semantics>
</math>
</file>

<file path=Object 189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sqrt>
          <mrow>
            <mi>x</mi>
          </mrow>
        </msqrt>
      </mrow>
    </mrow>
    <annotation encoding="StarMath 5.0">"G"(x)= sqrt {x}</annotation>
  </semantics>
</math>
</file>

<file path=Object 19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0 nitalic; +infinity \[</annotation>
  </semantics>
</math>
</file>

<file path=Object 190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row>
          <msqrt>
            <mrow>
              <mi>x</mi>
            </mrow>
          </msqrt>
          <mo stretchy="false">+</mo>
          <mi>c</mi>
        </mrow>
      </mrow>
    </mrow>
    <annotation encoding="StarMath 5.0">"G"(x)= sqrt {x}+c</annotation>
  </semantics>
</math>
</file>

<file path=Object 191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frac>
                <mrow>
                  <mrow>
                    <mn>5</mn>
                  </mrow>
                  <mo stretchy="false">×</mo>
                  <mrow>
                    <msup>
                      <mi>x</mi>
                      <mrow>
                        <mn>4</mn>
                      </mrow>
                    </msup>
                  </mrow>
                </mrow>
                <mrow>
                  <mn>4</mn>
                </mrow>
              </mfrac>
              <mo stretchy="false">−</mo>
              <mfrac>
                <mrow>
                  <mrow>
                    <mn>4</mn>
                  </mrow>
                  <mo stretchy="false">×</mo>
                  <mrow>
                    <msup>
                      <mi>x</mi>
                      <mrow>
                        <mn>3</mn>
                      </mrow>
                    </msup>
                  </mrow>
                </mrow>
                <mrow>
                  <mn>3</mn>
                </mrow>
              </mfrac>
            </mrow>
            <mo stretchy="false">+</mo>
            <mfrac>
              <mrow>
                <mrow>
                  <mn>3</mn>
                </mrow>
                <mo stretchy="false">×</mo>
                <mrow>
                  <msup>
                    <mi>x</mi>
                    <mrow>
                      <mn>2</mn>
                    </mrow>
                  </msup>
                </mrow>
              </mrow>
              <mrow>
                <mn>2</mn>
              </mrow>
            </mfrac>
          </mrow>
          <mo stretchy="false">−</mo>
          <mrow>
            <mn>2</mn>
          </mrow>
        </mrow>
      </mrow>
      <mi>x</mi>
    </mrow>
    <annotation encoding="StarMath 5.0">alignc "F"(x)={5} times {x^{4}}over{4}-{4} times {x^{3}}over{3}+{3}times{x^{2}}over{2}-{2}x</annotation>
  </semantics>
</math>
</file>

<file path=Object 19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  <mo stretchy="false">×</mo>
            <mn>3</mn>
          </mrow>
          <mo stretchy="false">×</mo>
          <msup>
            <mtext>e</mtext>
            <mrow>
              <mrow>
                <mo stretchy="false">−</mo>
                <mrow>
                  <mn>3</mn>
                </mrow>
              </mrow>
              <mi>x</mi>
            </mrow>
          </msup>
        </mrow>
      </mrow>
    </mrow>
    <annotation encoding="StarMath 5.0">alignc g(x)=-{{1}over{3}}times 3 times "e"^{-{3}x}</annotation>
  </semantics>
</math>
</file>

<file path=Object 193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row>
          <mrow>
            <mfrac>
              <mrow>
                <mrow>
                  <mn>9</mn>
                </mrow>
                <mo stretchy="false">×</mo>
                <mrow>
                  <msup>
                    <mi>x</mi>
                    <mrow>
                      <mn>3</mn>
                    </mrow>
                  </msup>
                </mrow>
              </mrow>
              <mrow>
                <mn>3</mn>
              </mrow>
            </mfrac>
            <mo stretchy="false">−</mo>
            <mfrac>
              <mrow>
                <mrow>
                  <mn>6</mn>
                </mrow>
                <mo stretchy="false">×</mo>
                <mrow>
                  <msup>
                    <mi>x</mi>
                    <mrow>
                      <mn>2</mn>
                    </mrow>
                  </msup>
                </mrow>
              </mrow>
              <mrow>
                <mn>2</mn>
              </mrow>
            </mfrac>
          </mrow>
          <mo stretchy="false">+</mo>
          <mrow>
            <mn>3</mn>
          </mrow>
        </mrow>
      </mrow>
      <mi>x</mi>
    </mrow>
    <annotation encoding="StarMath 5.0">alignc "G"(x)={9} times {x^{3}}over{3}-{6} times {x^{2}}over{2}+{3}x</annotation>
  </semantics>
</math>
</file>

<file path=Object 194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row>
                <mn>3</mn>
              </mrow>
            </mfrac>
          </mrow>
        </mrow>
      </mrow>
      <msup>
        <mtext>e</mtext>
        <mrow>
          <mrow>
            <mo stretchy="false">−</mo>
            <mrow>
              <mn>3</mn>
            </mrow>
          </mrow>
          <mi>x</mi>
        </mrow>
      </msup>
    </mrow>
    <annotation encoding="StarMath 5.0">alignc "G"(x)=-{{1}over{3}}"e"^{-{3}x}</annotation>
  </semantics>
</math>
</file>

<file path=Object 195/content.xml><?xml version="1.0" encoding="utf-8"?>
<math xmlns="http://www.w3.org/1998/Math/MathML">
  <semantics>
    <mrow>
      <mrow>
        <mn>3</mn>
      </mrow>
      <mrow>
        <msup>
          <mi>x</mi>
          <mrow>
            <mn>3</mn>
          </mrow>
        </msup>
        <mo stretchy="false">−</mo>
        <mrow>
          <mn>3</mn>
        </mrow>
      </mrow>
      <mrow>
        <msup>
          <mi>x</mi>
          <mrow>
            <mn>2</mn>
          </mrow>
        </msup>
        <mo stretchy="false">+</mo>
        <mrow>
          <mn>3</mn>
        </mrow>
      </mrow>
      <mi>x</mi>
    </mrow>
    <annotation encoding="StarMath 5.0">{3}x^{3}-{3}x^{2}+{3}x</annotation>
  </semantics>
</math>
</file>

<file path=Object 196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text>G</mtext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"F"(x)="G"(x)+k</annotation>
  </semantics>
</math>
</file>

<file path=Object 197/content.xml><?xml version="1.0" encoding="utf-8"?>
<math xmlns="http://www.w3.org/1998/Math/MathML">
  <semantics>
    <mrow>
      <mrow>
        <mrow>
          <mrow>
            <mrow>
              <mrow>
                <mrow>
                  <mn>3</mn>
                </mrow>
                <mo stretchy="false">×</mo>
                <msup>
                  <mrow>
                    <mn>1</mn>
                  </mrow>
                  <mrow>
                    <mn>3</mn>
                  </mrow>
                </msup>
              </mrow>
              <mo stretchy="false">−</mo>
              <mrow>
                <mrow>
                  <mn>3</mn>
                </mrow>
                <mo stretchy="false">×</mo>
                <msup>
                  <mrow>
                    <mn>1</mn>
                  </mrow>
                  <mrow>
                    <mn>2</mn>
                  </mrow>
                </msup>
              </mrow>
            </mrow>
            <mo stretchy="false">+</mo>
            <mrow>
              <mrow>
                <mn>3</mn>
              </mrow>
              <mo stretchy="false">×</mo>
              <mrow>
                <mn>1</mn>
              </mrow>
            </mrow>
          </mrow>
          <mo stretchy="false">+</mo>
          <mi>k</mi>
        </mrow>
        <mo stretchy="false">=</mo>
        <mrow>
          <mn>4</mn>
        </mrow>
      </mrow>
    </mrow>
    <annotation encoding="StarMath 5.0">{3} times {1}^{3}-{3} times {1}^{2}+{3} times {1}+k={4}</annotation>
  </semantics>
</math>
</file>

<file path=Object 198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text>G</mtext>
      </mrow>
      <mrow>
        <mrow>
          <mrow>
            <mo stretchy="false">(</mo>
            <mrow>
              <mi>x</mi>
            </mrow>
            <mo stretchy="false">)</mo>
          </mrow>
          <mo stretchy="false">+</mo>
          <mrow>
            <mn>1</mn>
          </mrow>
        </mrow>
        <mo stretchy="false">=</mo>
        <mrow>
          <mn>3</mn>
        </mrow>
      </mrow>
      <mrow>
        <msup>
          <mi>x</mi>
          <mrow>
            <mn>3</mn>
          </mrow>
        </msup>
        <mo stretchy="false">−</mo>
        <mrow>
          <mn>3</mn>
        </mrow>
      </mrow>
      <mrow>
        <msup>
          <mi>x</mi>
          <mrow>
            <mn>2</mn>
          </mrow>
        </msup>
        <mo stretchy="false">+</mo>
        <mrow>
          <mn>3</mn>
        </mrow>
      </mrow>
      <mrow>
        <mi>x</mi>
        <mo stretchy="false">+</mo>
        <mrow>
          <mn>1</mn>
        </mrow>
      </mrow>
    </mrow>
    <annotation encoding="StarMath 5.0">"F"(x)="G"(x)+{1}={3}x^{3}-{3}x^{2}+{3}x+{1}</annotation>
  </semantics>
</math>
</file>

<file path=Object 199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−</mo>
            <mrow>
              <mfrac>
                <mrow>
                  <mn>1</mn>
                </mrow>
                <mrow>
                  <mi>x</mi>
                </mrow>
              </mfrac>
            </mrow>
          </mrow>
          <mo stretchy="false">−</mo>
          <mrow>
            <mrow>
              <mn>4</mn>
            </mrow>
            <mo stretchy="false">×</mo>
            <mtext>ln</mtext>
          </mrow>
        </mrow>
      </mrow>
      <mrow>
        <mi>x</mi>
        <mo stretchy="false">+</mo>
        <mfrac>
          <mrow>
            <mrow>
              <mn>12</mn>
            </mrow>
            <mo stretchy="false">×</mo>
            <mrow>
              <msup>
                <mi>x</mi>
                <mrow>
                  <mn>6</mn>
                </mrow>
              </msup>
            </mrow>
          </mrow>
          <mrow>
            <mn>6</mn>
          </mrow>
        </mfrac>
      </mrow>
    </mrow>
    <annotation encoding="StarMath 5.0">alignc "F"(x)=-{{1}over{x}}-{4} times  "ln" x+{12} times {x^{6}}over{6} </annotation>
  </semantics>
</math>
</file>

<file path=Object 2/content.xml><?xml version="1.0" encoding="utf-8"?>
<math xmlns="http://www.w3.org/1998/Math/MathML">
  <semantics>
    <mrow>
      <mi>y</mi>
      <mrow>
        <mtext>'</mtext>
        <mo stretchy="false">=</mo>
        <mrow>
          <mn>4</mn>
        </mrow>
      </mrow>
    </mrow>
    <annotation encoding="StarMath 5.0">y"'"={4}</annotation>
  </semantics>
</math>
</file>

<file path=Object 2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n>2</mn>
            </mrow>
            <msqrt>
              <mrow>
                <mi>x</mi>
              </mrow>
            </msqrt>
          </mrow>
        </mfrac>
      </mrow>
    </mrow>
    <annotation encoding="StarMath 5.0">g(x)={1}over{{2} sqrt{x}}</annotation>
  </semantics>
</math>
</file>

<file path=Object 200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row>
                <mi>x</mi>
              </mrow>
            </mfrac>
          </mrow>
        </mrow>
        <mo stretchy="false">+</mo>
        <mrow>
          <mn>4</mn>
        </mrow>
      </mrow>
      <mtext>ln</mtext>
      <mrow>
        <mi>x</mi>
        <mo stretchy="false">+</mo>
        <mrow>
          <mn>2</mn>
        </mrow>
      </mrow>
      <msup>
        <mi>x</mi>
        <mrow>
          <mn>6</mn>
        </mrow>
      </msup>
    </mrow>
    <annotation encoding="StarMath 5.0">alignc -{{1}over{x}}+{4} "ln" x+{2}x^{6}</annotation>
  </semantics>
</math>
</file>

<file path=Object 201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text>F</mtext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"G"(x)="F"(x)+k</annotation>
  </semantics>
</math>
</file>

<file path=Object 202/content.xml><?xml version="1.0" encoding="utf-8"?>
<math xmlns="http://www.w3.org/1998/Math/MathML">
  <semantics>
    <mrow>
      <mtext>F</mtext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"F"({1})+k={0}</annotation>
  </semantics>
</math>
</file>

<file path=Object 203/content.xml><?xml version="1.0" encoding="utf-8"?>
<math xmlns="http://www.w3.org/1998/Math/MathML">
  <semantics>
    <mrow>
      <mrow>
        <mrow>
          <mrow>
            <mrow>
              <mo stretchy="false">−</mo>
              <mrow>
                <mn>1</mn>
              </mrow>
            </mrow>
            <mo stretchy="false">+</mo>
            <mrow>
              <mrow>
                <mn>2</mn>
              </mrow>
              <mo stretchy="false">×</mo>
              <mrow>
                <mn>1</mn>
              </mrow>
            </mrow>
          </mrow>
          <mo stretchy="false">+</mo>
          <mi>k</mi>
        </mrow>
        <mo stretchy="false">=</mo>
        <mrow>
          <mn>0</mn>
        </mrow>
      </mrow>
    </mrow>
    <annotation encoding="StarMath 5.0">-{1}+{2} times {1}+k={0}</annotation>
  </semantics>
</math>
</file>

<file path=Object 204/content.xml><?xml version="1.0" encoding="utf-8"?>
<math xmlns="http://www.w3.org/1998/Math/MathML">
  <semantics>
    <mrow>
      <mrow>
        <mrow>
          <mrow>
            <mn>1</mn>
          </mrow>
          <mo stretchy="false">+</mo>
          <mi>k</mi>
        </mrow>
        <mo stretchy="false">=</mo>
        <mrow>
          <mn>0</mn>
        </mrow>
      </mrow>
    </mrow>
    <annotation encoding="StarMath 5.0">{1}+k={0}</annotation>
  </semantics>
</math>
</file>

<file path=Object 205/content.xml><?xml version="1.0" encoding="utf-8"?>
<math xmlns="http://www.w3.org/1998/Math/MathML">
  <semantics>
    <mrow>
      <mtext>G</mtext>
      <mrow>
        <mo stretchy="false">(</mo>
        <mrow>
          <mi>x</mi>
        </mrow>
        <mo stretchy="false">)</mo>
      </mrow>
    </mrow>
    <annotation encoding="StarMath 5.0">"G"(x)</annotation>
  </semantics>
</math>
</file>

<file path=Object 206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row>
                <mi>x</mi>
              </mrow>
            </mfrac>
          </mrow>
        </mrow>
        <mo stretchy="false">+</mo>
        <mrow>
          <mn>4</mn>
        </mrow>
      </mrow>
      <mtext>ln</mtext>
      <mrow>
        <mi>x</mi>
        <mo stretchy="false">+</mo>
        <mrow>
          <mn>2</mn>
        </mrow>
      </mrow>
      <msup>
        <mi>x</mi>
        <mrow>
          <mn>6</mn>
        </mrow>
      </msup>
    </mrow>
    <annotation encoding="StarMath 5.0">alignc -{{1}over{x}}+{4} "ln" x+{2}x^{6}</annotation>
  </semantics>
</math>
</file>

<file path=Object 207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208/content.xml><?xml version="1.0" encoding="utf-8"?>
<math xmlns="http://www.w3.org/1998/Math/MathML">
  <semantics>
    <mrow>
      <mrow>
        <mi>a</mi>
        <mo stretchy="false">=</mo>
        <mrow>
          <mn>8</mn>
        </mrow>
      </mrow>
    </mrow>
    <annotation encoding="StarMath 5.0">a={8}</annotation>
  </semantics>
</math>
</file>

<file path=Object 20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row>
            <mn>8</mn>
          </mrow>
          <mi>x</mi>
        </mrow>
      </msup>
    </mrow>
    <annotation encoding="StarMath 5.0">f(x)="K""e"^{{8}x}</annotation>
  </semantics>
</math>
</file>

<file path=Object 21/content.xml><?xml version="1.0" encoding="utf-8"?>
<math xmlns="http://www.w3.org/1998/Math/MathML">
  <semantics>
    <mrow>
      <mi>y</mi>
      <mrow>
        <mi>'</mi>
        <mo stretchy="false">=</mo>
        <mi mathvariant="italic">f.</mi>
      </mrow>
    </mrow>
    <annotation encoding="StarMath 5.0">y'=f. </annotation>
  </semantics>
</math>
</file>

<file path=Object 210/content.xml><?xml version="1.0" encoding="utf-8"?>
<math xmlns="http://www.w3.org/1998/Math/MathML">
  <semantics>
    <mrow>
      <mi>y</mi>
      <mrow>
        <mtext>'</mtext>
        <mo stretchy="false">=</mo>
        <mrow>
          <mn>7</mn>
        </mrow>
      </mrow>
      <mi>y</mi>
    </mrow>
    <annotation encoding="StarMath 5.0">y"'"={7}y</annotation>
  </semantics>
</math>
</file>

<file path=Object 2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row>
            <mn>7</mn>
          </mrow>
          <mi>x</mi>
        </mrow>
      </msup>
    </mrow>
    <annotation encoding="StarMath 5.0">f(x)="K""e"^{{7}x}</annotation>
  </semantics>
</math>
</file>

<file path=Object 212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213/content.xml><?xml version="1.0" encoding="utf-8"?>
<math xmlns="http://www.w3.org/1998/Math/MathML">
  <semantics>
    <mrow>
      <mrow>
        <mi>a</mi>
        <mo stretchy="false">=</mo>
        <mrow>
          <mn>7</mn>
        </mrow>
      </mrow>
    </mrow>
    <annotation encoding="StarMath 5.0">a={7}</annotation>
  </semantics>
</math>
</file>

<file path=Object 214/content.xml><?xml version="1.0" encoding="utf-8"?>
<math xmlns="http://www.w3.org/1998/Math/MathML">
  <semantics>
    <mrow>
      <mi>y</mi>
      <mrow>
        <mtext>'</mtext>
        <mo stretchy="false">=</mo>
        <mrow>
          <mo stretchy="false">−</mo>
          <mrow>
            <mn>5</mn>
          </mrow>
        </mrow>
      </mrow>
      <mrow>
        <mi>y</mi>
        <mo stretchy="false">+</mo>
        <mrow>
          <mn>3</mn>
        </mrow>
      </mrow>
    </mrow>
    <annotation encoding="StarMath 5.0">y"'"=-{5}y+{3}</annotation>
  </semantics>
</math>
</file>

<file path=Object 215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b</mi>
        </mrow>
      </mrow>
    </mrow>
    <annotation encoding="StarMath 5.0">y"'"=ay+b</annotation>
  </semantics>
</math>
</file>

<file path=Object 216/content.xml><?xml version="1.0" encoding="utf-8"?>
<math xmlns="http://www.w3.org/1998/Math/MathML">
  <semantics>
    <mrow>
      <mrow>
        <mi>a</mi>
        <mo stretchy="false">=</mo>
        <mrow>
          <mo stretchy="false">−</mo>
          <mrow>
            <mn>5</mn>
          </mrow>
        </mrow>
      </mrow>
    </mrow>
    <annotation encoding="StarMath 5.0">a=-{5}</annotation>
  </semantics>
</math>
</file>

<file path=Object 217/content.xml><?xml version="1.0" encoding="utf-8"?>
<math xmlns="http://www.w3.org/1998/Math/MathML">
  <semantics>
    <mrow>
      <mrow>
        <mi>b</mi>
        <mo stretchy="false">=</mo>
        <mrow>
          <mn>3</mn>
        </mrow>
      </mrow>
    </mrow>
    <annotation encoding="StarMath 5.0">b={3}</annotation>
  </semantics>
</math>
</file>

<file path=Object 218/content.xml><?xml version="1.0" encoding="utf-8"?>
<math xmlns="http://www.w3.org/1998/Math/MathML">
  <semantics>
    <mrow>
      <mi>f</mi>
    </mrow>
    <annotation encoding="StarMath 5.0">f</annotation>
  </semantics>
</math>
</file>

<file path=Object 21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row>
        <msup>
          <mtext>e</mtext>
          <mrow>
            <mrow>
              <mrow>
                <mo stretchy="false">−</mo>
                <mn>5</mn>
              </mrow>
            </mrow>
            <mrow>
              <mi>x</mi>
            </mrow>
          </mrow>
        </msup>
        <mo stretchy="false">+</mo>
        <mfrac>
          <mrow>
            <mn>3</mn>
          </mrow>
          <mrow>
            <mn>5</mn>
          </mrow>
        </mfrac>
      </mrow>
    </mrow>
    <annotation encoding="StarMath 5.0">alignc f(x)="K""e"^{{-5}{x}}+{3}over{5}</annotation>
  </semantics>
</math>
</file>

<file path=Object 22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row>
        <mi>x</mi>
        <mo stretchy="false">+</mo>
        <mi>k</mi>
      </mrow>
      <mi>,</mi>
    </mrow>
    <annotation encoding="StarMath 5.0">"F"(x)={2}x+k,</annotation>
  </semantics>
</math>
</file>

<file path=Object 220/content.xml><?xml version="1.0" encoding="utf-8"?>
<math xmlns="http://www.w3.org/1998/Math/MathML">
  <semantics>
    <mrow>
      <mi>f</mi>
    </mrow>
    <annotation encoding="StarMath 5.0">f</annotation>
  </semantics>
</math>
</file>

<file path=Object 221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5</mn>
        </mrow>
      </mrow>
    </mrow>
    <annotation encoding="StarMath 5.0">f({0})={5}</annotation>
  </semantics>
</math>
</file>

<file path=Object 222/content.xml><?xml version="1.0" encoding="utf-8"?>
<math xmlns="http://www.w3.org/1998/Math/MathML">
  <semantics>
    <mrow>
      <mtext>K</mtext>
      <mrow>
        <mrow>
          <msup>
            <mtext>e</mtext>
            <mrow>
              <mrow>
                <mrow>
                  <mo stretchy="false">−</mo>
                  <mrow>
                    <mn>5</mn>
                  </mrow>
                </mrow>
                <mo stretchy="false">×</mo>
                <mrow>
                  <mn>0</mn>
                </mrow>
              </mrow>
            </mrow>
          </msup>
          <mo stretchy="false">+</mo>
          <mfrac>
            <mrow>
              <mn>5</mn>
            </mrow>
            <mrow>
              <mn>3</mn>
            </mrow>
          </mfrac>
        </mrow>
        <mo stretchy="false">=</mo>
        <mrow>
          <mn>5</mn>
        </mrow>
      </mrow>
    </mrow>
    <annotation encoding="StarMath 5.0">alignc "K""e"^{-{5} times {0}}+{5}over{3}={5}</annotation>
  </semantics>
</math>
</file>

<file path=Object 223/content.xml><?xml version="1.0" encoding="utf-8"?>
<math xmlns="http://www.w3.org/1998/Math/MathML">
  <semantics>
    <mrow>
      <mrow>
        <mrow>
          <mn>5</mn>
        </mrow>
        <mo stretchy="false">−</mo>
        <mfrac>
          <mrow>
            <mn>3</mn>
          </mrow>
          <mrow>
            <mn>5</mn>
          </mrow>
        </mfrac>
      </mrow>
    </mrow>
    <annotation encoding="StarMath 5.0">{5}-{3}over{5}</annotation>
  </semantics>
</math>
</file>

<file path=Object 224/content.xml><?xml version="1.0" encoding="utf-8"?>
<math xmlns="http://www.w3.org/1998/Math/MathML">
  <semantics>
    <mrow>
      <mfrac>
        <mrow>
          <mn>22</mn>
        </mrow>
        <mrow>
          <mn>5</mn>
        </mrow>
      </mfrac>
    </mrow>
    <annotation encoding="StarMath 5.0">{22}over{5}</annotation>
  </semantics>
</math>
</file>

<file path=Object 225/content.xml><?xml version="1.0" encoding="utf-8"?>
<math xmlns="http://www.w3.org/1998/Math/MathML">
  <semantics>
    <mrow>
      <mi>f</mi>
    </mrow>
    <annotation encoding="StarMath 5.0">f</annotation>
  </semantics>
</math>
</file>

<file path=Object 22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22</mn>
          </mrow>
          <mrow>
            <mn>5</mn>
          </mrow>
        </mfrac>
      </mrow>
      <mrow>
        <msup>
          <mtext>e</mtext>
          <mrow>
            <mrow>
              <mo stretchy="false">−</mo>
              <mrow>
                <mn>5</mn>
              </mrow>
            </mrow>
            <mi>x</mi>
          </mrow>
        </msup>
        <mo stretchy="false">+</mo>
        <mfrac>
          <mrow>
            <mn>3</mn>
          </mrow>
          <mrow>
            <mn>5</mn>
          </mrow>
        </mfrac>
      </mrow>
    </mrow>
    <annotation encoding="StarMath 5.0">alignc f(x)={22}over{5}"e"^{-{5}x}+{3}over{5}</annotation>
  </semantics>
</math>
</file>

<file path=Object 227/content.xml><?xml version="1.0" encoding="utf-8"?>
<math xmlns="http://www.w3.org/1998/Math/MathML">
  <semantics>
    <mrow>
      <mi>g</mi>
    </mrow>
    <annotation encoding="StarMath 5.0">g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8</mn>
        </mrow>
      </mrow>
      <mrow>
        <mi>x</mi>
        <mo stretchy="false">+</mo>
        <mrow>
          <mn>10</mn>
        </mrow>
      </mrow>
    </mrow>
    <annotation encoding="StarMath 5.0">g(x)={8}x+{10}</annotation>
  </semantics>
</math>
</file>

<file path=Object 229/content.xml><?xml version="1.0" encoding="utf-8"?>
<math xmlns="http://www.w3.org/1998/Math/MathML">
  <semantics>
    <mrow>
      <mi>f</mi>
      <msub>
        <mtext>'</mtext>
        <mi>p</mi>
      </msub>
      <mrow>
        <mrow>
          <mo stretchy="false">(</mo>
          <mrow>
            <mi>x</mi>
          </mrow>
          <mo stretchy="false">)</mo>
        </mrow>
        <mo stretchy="false">=</mo>
        <mrow>
          <mi>a</mi>
        </mrow>
      </mrow>
    </mrow>
    <annotation encoding="StarMath 5.0">f"'"_p(x)={a}</annotation>
  </semantics>
</math>
</file>

<file path=Object 23/content.xml><?xml version="1.0" encoding="utf-8"?>
<math xmlns="http://www.w3.org/1998/Math/MathML">
  <semantics>
    <mrow>
      <mi>f</mi>
    </mrow>
    <annotation encoding="StarMath 5.0">f</annotation>
  </semantics>
</math>
</file>

<file path=Object 230/content.xml><?xml version="1.0" encoding="utf-8"?>
<math xmlns="http://www.w3.org/1998/Math/MathML">
  <semantics>
    <mrow>
      <msub>
        <mi>f</mi>
        <mi>p</mi>
      </msub>
    </mrow>
    <annotation encoding="StarMath 5.0">f_p</annotation>
  </semantics>
</math>
</file>

<file path=Object 232/content.xml><?xml version="1.0" encoding="utf-8"?>
<math xmlns="http://www.w3.org/1998/Math/MathML">
  <semantics>
    <mrow>
      <mrow>
        <mi>a</mi>
        <mo stretchy="false">=</mo>
        <mrow>
          <mn>2</mn>
        </mrow>
      </mrow>
      <mrow>
        <mrow>
          <mo stretchy="false">(</mo>
          <mrow>
            <mrow>
              <mi mathvariant="italic">ax</mi>
              <mo stretchy="false">+</mo>
              <mi>b</mi>
            </mrow>
          </mrow>
          <mo stretchy="false">)</mo>
        </mrow>
        <mo stretchy="false">+</mo>
        <mrow>
          <mn>8</mn>
        </mrow>
      </mrow>
      <mrow>
        <mi>x</mi>
        <mo stretchy="false">+</mo>
        <mrow>
          <mn>10</mn>
        </mrow>
      </mrow>
    </mrow>
    <annotation encoding="StarMath 5.0">a={2}(ax+b)+{8}x+{10}</annotation>
  </semantics>
</math>
</file>

<file path=Object 233/content.xml><?xml version="1.0" encoding="utf-8"?>
<math xmlns="http://www.w3.org/1998/Math/MathML">
  <semantics>
    <mrow>
      <mrow>
        <mi>a</mi>
        <mo stretchy="false">=</mo>
        <mrow>
          <mn>2</mn>
        </mrow>
      </mrow>
      <mrow>
        <mi mathvariant="italic">ax</mi>
        <mo stretchy="false">+</mo>
        <mrow>
          <mn>2</mn>
        </mrow>
      </mrow>
      <mrow>
        <mi>b</mi>
        <mo stretchy="false">+</mo>
        <mrow>
          <mn>8</mn>
        </mrow>
      </mrow>
      <mrow>
        <mi>x</mi>
        <mo stretchy="false">+</mo>
        <mrow>
          <mn>10</mn>
        </mrow>
      </mrow>
    </mrow>
    <annotation encoding="StarMath 5.0">a={2}ax+{2}b+{8}x+{10}</annotation>
  </semantics>
</math>
</file>

<file path=Object 234/content.xml><?xml version="1.0" encoding="utf-8"?>
<math xmlns="http://www.w3.org/1998/Math/MathML">
  <semantics>
    <mrow>
      <mrow>
        <mn>2</mn>
      </mrow>
      <mrow>
        <mi mathvariant="italic">ax</mi>
        <mo stretchy="false">+</mo>
        <mrow>
          <mn>8</mn>
        </mrow>
      </mrow>
      <mrow>
        <mi>x</mi>
        <mo stretchy="false">+</mo>
        <mrow>
          <mn>2</mn>
        </mrow>
      </mrow>
      <mrow>
        <mrow>
          <mrow>
            <mi>b</mi>
            <mo stretchy="false">+</mo>
            <mrow>
              <mn>10</mn>
            </mrow>
          </mrow>
          <mo stretchy="false">−</mo>
          <mi>a</mi>
        </mrow>
        <mo stretchy="false">=</mo>
        <mrow>
          <mn>0</mn>
        </mrow>
      </mrow>
    </mrow>
    <annotation encoding="StarMath 5.0">{2}ax+{8}x+{2}b+{10}-a={0}</annotation>
  </semantics>
</math>
</file>

<file path=Object 235/content.xml><?xml version="1.0" encoding="utf-8"?>
<math xmlns="http://www.w3.org/1998/Math/MathML">
  <semantics>
    <mrow>
      <mrow>
        <mo stretchy="false">(</mo>
        <mrow>
          <mrow>
            <mn>2</mn>
          </mrow>
          <mrow>
            <mi>a</mi>
            <mo stretchy="false">+</mo>
            <mrow>
              <mn>8</mn>
            </mrow>
          </mrow>
        </mrow>
        <mo stretchy="false">)</mo>
      </mrow>
      <mrow>
        <mi>x</mi>
        <mo stretchy="false">+</mo>
        <mrow>
          <mn>2</mn>
        </mrow>
      </mrow>
      <mrow>
        <mrow>
          <mrow>
            <mi>b</mi>
            <mo stretchy="false">+</mo>
            <mrow>
              <mn>10</mn>
            </mrow>
          </mrow>
          <mo stretchy="false">−</mo>
          <mi>a</mi>
        </mrow>
        <mo stretchy="false">=</mo>
        <mrow>
          <mn>0</mn>
        </mrow>
      </mrow>
    </mrow>
    <annotation encoding="StarMath 5.0">({2}a+{8})x+{2}b+{10}-a={0}</annotation>
  </semantics>
</math>
</file>

<file path=Object 236/content.xml><?xml version="1.0" encoding="utf-8"?>
<math xmlns="http://www.w3.org/1998/Math/MathML">
  <semantics>
    <mrow>
      <mrow>
        <mn>2</mn>
      </mrow>
      <mrow>
        <mrow>
          <mi>a</mi>
          <mo stretchy="false">+</mo>
          <mrow>
            <mn>8</mn>
          </mrow>
        </mrow>
        <mo stretchy="false">=</mo>
        <mrow>
          <mn>0</mn>
        </mrow>
      </mrow>
    </mrow>
    <annotation encoding="StarMath 5.0">{2}a+{8}={0}</annotation>
  </semantics>
</math>
</file>

<file path=Object 237/content.xml><?xml version="1.0" encoding="utf-8"?>
<math xmlns="http://www.w3.org/1998/Math/MathML">
  <semantics>
    <mrow>
      <mrow>
        <mn>2</mn>
      </mrow>
      <mrow>
        <mrow>
          <mrow>
            <mi>b</mi>
            <mo stretchy="false">+</mo>
            <mrow>
              <mn>10</mn>
            </mrow>
          </mrow>
          <mo stretchy="false">−</mo>
          <mi>a</mi>
        </mrow>
        <mo stretchy="false">=</mo>
        <mrow>
          <mn>0</mn>
        </mrow>
      </mrow>
    </mrow>
    <annotation encoding="StarMath 5.0">{2}b+{10}-a={0}</annotation>
  </semantics>
</math>
</file>

<file path=Object 238/content.xml><?xml version="1.0" encoding="utf-8"?>
<math xmlns="http://www.w3.org/1998/Math/MathML">
  <semantics>
    <mrow>
      <mrow>
        <mrow>
          <mi>a</mi>
          <mo stretchy="false">=</mo>
          <mrow>
            <mo stretchy="false">−</mo>
            <mrow>
              <mfrac>
                <mrow>
                  <mn>8</mn>
                </mrow>
                <mrow>
                  <mn>2</mn>
                </mrow>
              </mfrac>
            </mrow>
          </mrow>
        </mrow>
        <mo stretchy="false">=</mo>
        <mrow>
          <mo stretchy="false">−</mo>
          <mrow>
            <mn>4</mn>
          </mrow>
        </mrow>
      </mrow>
    </mrow>
    <annotation encoding="StarMath 5.0">a=-{{8}over{2}}=-{4}</annotation>
  </semantics>
</math>
</file>

<file path=Object 239/content.xml><?xml version="1.0" encoding="utf-8"?>
<math xmlns="http://www.w3.org/1998/Math/MathML">
  <semantics>
    <mrow>
      <mrow>
        <mn>2</mn>
      </mrow>
      <mrow>
        <mrow>
          <mrow>
            <mi>b</mi>
            <mo stretchy="false">+</mo>
            <mrow>
              <mn>10</mn>
            </mrow>
          </mrow>
          <mo stretchy="false">+</mo>
          <mrow>
            <mn>4</mn>
          </mrow>
        </mrow>
        <mo stretchy="false">=</mo>
        <mrow>
          <mn>0</mn>
        </mrow>
      </mrow>
    </mrow>
    <annotation encoding="StarMath 5.0">{2}b+{10}+{4}={0}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a</mi>
      </mrow>
    </mrow>
    <annotation encoding="StarMath 5.0">f(x)=a</annotation>
  </semantics>
</math>
</file>

<file path=Object 240/content.xml><?xml version="1.0" encoding="utf-8"?>
<math xmlns="http://www.w3.org/1998/Math/MathML">
  <semantics>
    <mrow>
      <mrow>
        <mn>2</mn>
      </mrow>
      <mrow>
        <mi>b</mi>
        <mo stretchy="false">=</mo>
        <mrow>
          <mo stretchy="false">−</mo>
          <mrow>
            <mn>14</mn>
          </mrow>
        </mrow>
      </mrow>
    </mrow>
    <annotation encoding="StarMath 5.0">{2}b=-{14}</annotation>
  </semantics>
</math>
</file>

<file path=Object 241/content.xml><?xml version="1.0" encoding="utf-8"?>
<math xmlns="http://www.w3.org/1998/Math/MathML">
  <semantics>
    <mrow>
      <mrow>
        <mi>b</mi>
        <mo stretchy="false">=</mo>
        <mrow>
          <mo stretchy="false">−</mo>
          <mrow>
            <mn>7</mn>
          </mrow>
        </mrow>
      </mrow>
    </mrow>
    <annotation encoding="StarMath 5.0">b=-{7}</annotation>
  </semantics>
</math>
</file>

<file path=Object 242/content.xml><?xml version="1.0" encoding="utf-8"?>
<math xmlns="http://www.w3.org/1998/Math/MathML">
  <semantics>
    <mrow>
      <mi>y</mi>
      <mrow>
        <mtext>'</mtext>
        <mo stretchy="false">=</mo>
        <mrow>
          <mn>2</mn>
        </mrow>
      </mrow>
      <mi>y</mi>
    </mrow>
    <annotation encoding="StarMath 5.0">y"'"={2}y</annotation>
  </semantics>
</math>
</file>

<file path=Object 243/content.xml><?xml version="1.0" encoding="utf-8"?>
<math xmlns="http://www.w3.org/1998/Math/MathML">
  <semantics>
    <mrow>
      <msub>
        <mi>f</mi>
        <mi>p</mi>
      </msub>
    </mrow>
    <annotation encoding="StarMath 5.0">f_p</annotation>
  </semantics>
</math>
</file>

<file path=Object 244/content.xml><?xml version="1.0" encoding="utf-8"?>
<math xmlns="http://www.w3.org/1998/Math/MathML">
  <semantics>
    <mrow>
      <msub>
        <mi>f</mi>
        <mi>p</mi>
      </msub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4</mn>
          </mrow>
        </mrow>
      </mrow>
      <mrow>
        <mi>x</mi>
        <mo stretchy="false">−</mo>
        <mrow>
          <mn>7</mn>
        </mrow>
      </mrow>
    </mrow>
    <annotation encoding="StarMath 5.0">f_p(x)=-{4}x-{7}</annotation>
  </semantics>
</math>
</file>

<file path=Object 245/content.xml><?xml version="1.0" encoding="utf-8"?>
<math xmlns="http://www.w3.org/1998/Math/MathML">
  <semantics>
    <mrow>
      <msub>
        <mi>f</mi>
        <mi>h</mi>
      </msub>
    </mrow>
    <annotation encoding="StarMath 5.0">f_h</annotation>
  </semantics>
</math>
</file>

<file path=Object 246/content.xml><?xml version="1.0" encoding="utf-8"?>
<math xmlns="http://www.w3.org/1998/Math/MathML">
  <semantics>
    <mrow>
      <msub>
        <mi>f</mi>
        <mi>h</mi>
      </msub>
      <mrow>
        <mrow>
          <mo stretchy="false">(</mo>
          <mrow>
            <mi>x</mi>
          </mrow>
          <mo stretchy="false">)</mo>
        </mrow>
        <mo stretchy="false">=</mo>
        <mtext>K</mtext>
      </mrow>
      <msup>
        <mtext>e</mtext>
        <mrow>
          <mrow>
            <mn>2</mn>
          </mrow>
          <mi>x</mi>
        </mrow>
      </msup>
    </mrow>
    <annotation encoding="StarMath 5.0">f_h(x)="K""e"^{{2}x}</annotation>
  </semantics>
</math>
</file>

<file path=Object 24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K</mtext>
      </mrow>
      <mrow>
        <msup>
          <mtext>e</mtext>
          <mrow>
            <mrow>
              <mn>2</mn>
            </mrow>
            <mi>x</mi>
          </mrow>
        </msup>
        <mo stretchy="false">−</mo>
        <mrow>
          <mn>4</mn>
        </mrow>
      </mrow>
      <mrow>
        <mi>x</mi>
        <mo stretchy="false">−</mo>
        <mrow>
          <mn>7</mn>
        </mrow>
      </mrow>
    </mrow>
    <annotation encoding="StarMath 5.0">f(x)="K""e"^{{2}x}-{4}x-{7} </annotation>
  </semantics>
</math>
</file>

<file path=Object 2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 mathvariant="italic">ax</mi>
      </mrow>
    </mrow>
    <annotation encoding="StarMath 5.0">F(x)=ax</annotation>
  </semantics>
</math>
</file>

<file path=Object 2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i>n</mi>
        </msup>
      </mrow>
    </mrow>
    <annotation encoding="StarMath 5.0">f(x)=x^n</annotation>
  </semantics>
</math>
</file>

<file path=Object 27/content.xml><?xml version="1.0" encoding="utf-8"?>
<math xmlns="http://www.w3.org/1998/Math/MathML">
  <semantics>
    <mrow>
      <mrow>
        <mi>n</mi>
        <mo stretchy="false">≠</mo>
        <mrow>
          <mo stretchy="false">−</mo>
          <mrow>
            <mn>1</mn>
          </mrow>
        </mrow>
      </mrow>
    </mrow>
    <annotation encoding="StarMath 5.0">n&lt;&gt;-{1}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i>x</mi>
              <mrow>
                <mrow>
                  <mi>n</mi>
                  <mo stretchy="false">+</mo>
                  <mrow>
                    <mn>1</mn>
                  </mrow>
                </mrow>
              </mrow>
            </msup>
          </mrow>
          <mrow>
            <mrow>
              <mi>n</mi>
              <mo stretchy="false">+</mo>
              <mrow>
                <mn>1</mn>
              </mrow>
            </mrow>
          </mrow>
        </mfrac>
      </mrow>
    </mrow>
    <annotation encoding="StarMath 5.0">F(x)={x^{n+{1}}}over{n+{1}}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cos</mtext>
      </mrow>
      <mi>x</mi>
    </mrow>
    <annotation encoding="StarMath 5.0">f(x)= "cos" x</annotation>
  </semantics>
</math>
</file>

<file path=Object 3/content.xml><?xml version="1.0" encoding="utf-8"?>
<math xmlns="http://www.w3.org/1998/Math/MathML">
  <semantics>
    <mrow>
      <mi>x</mi>
    </mrow>
    <annotation encoding="StarMath 5.0">x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sin</mtext>
      </mrow>
      <mi>x</mi>
    </mrow>
    <annotation encoding="StarMath 5.0">f(x)= "sin" x</annotation>
  </semantics>
</math>
</file>

<file path=Object 31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text>sin</mtext>
      </mrow>
      <mi>x</mi>
    </mrow>
    <annotation encoding="StarMath 5.0">"F"(x)= "sin" x</annotation>
  </semantics>
</math>
</file>

<file path=Object 32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text>cos</mtext>
        </mrow>
      </mrow>
      <mi>x</mi>
    </mrow>
    <annotation encoding="StarMath 5.0">"F"(x)=- "cos" x</annotation>
  </semantics>
</math>
</file>

<file path=Object 3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i>x</mi>
      </mrow>
    </mrow>
    <annotation encoding="StarMath 5.0">F(x)=ln{x}</annotation>
  </semantics>
</math>
</file>

<file path=Object 3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i>x</mi>
          </mrow>
        </msup>
      </mrow>
    </mrow>
    <annotation encoding="StarMath 5.0">f(x)={nitalic e}^{x}</annotation>
  </semantics>
</math>
</file>

<file path=Object 3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F(x)={nitalic e}^x</annotation>
  </semantics>
</math>
</file>

<file path=Object 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n>2</mn>
            </mrow>
            <msqrt>
              <mrow>
                <mi>x</mi>
              </mrow>
            </msqrt>
          </mrow>
        </mfrac>
      </mrow>
    </mrow>
    <annotation encoding="StarMath 5.0">f(x)={1}over{{2}sqrt{x}}</annotation>
  </semantics>
</math>
</file>

<file path=Object 3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qrt>
          <mrow>
            <mi>x</mi>
          </mrow>
        </msqrt>
      </mrow>
    </mrow>
    <annotation encoding="StarMath 5.0">F(x)=sqrt{x}</annotation>
  </semantics>
</math>
</file>

<file path=Object 4/content.xml><?xml version="1.0" encoding="utf-8"?>
<math xmlns="http://www.w3.org/1998/Math/MathML">
  <semantics>
    <mrow>
      <mi>f</mi>
      <mtext>'</mtext>
      <mrow>
        <mrow>
          <mo stretchy="false">(</mo>
          <mrow>
            <mi>x</mi>
          </mrow>
          <mo stretchy="false">)</mo>
        </mrow>
        <mo stretchy="false">=</mo>
        <mi mathvariant="italic">af</mi>
      </mrow>
      <mrow>
        <mrow>
          <mo stretchy="false">(</mo>
          <mrow>
            <mi>x</mi>
          </mrow>
          <mo stretchy="false">)</mo>
        </mrow>
        <mo stretchy="false">+</mo>
        <mi>b</mi>
      </mrow>
    </mrow>
    <annotation encoding="StarMath 5.0">f"'"(x)=af(x)+b</annotation>
  </semantics>
</math>
</file>

<file path=Object 4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1/content.xml><?xml version="1.0" encoding="utf-8"?>
<math xmlns="http://www.w3.org/1998/Math/MathML">
  <semantics>
    <mrow>
      <mi>u</mi>
    </mrow>
    <annotation encoding="StarMath 5.0">u</annotation>
  </semantics>
</math>
</file>

<file path=Object 42/content.xml><?xml version="1.0" encoding="utf-8"?>
<math xmlns="http://www.w3.org/1998/Math/MathML">
  <semantics>
    <mrow>
      <mi>v</mi>
    </mrow>
    <annotation encoding="StarMath 5.0">v</annotation>
  </semantics>
</math>
</file>

<file path=Object 43/content.xml><?xml version="1.0" encoding="utf-8"?>
<math xmlns="http://www.w3.org/1998/Math/MathML">
  <semantics>
    <mrow>
      <mrow>
        <mi>u</mi>
        <mo stretchy="false">&gt;</mo>
        <mrow>
          <mn>0</mn>
        </mrow>
      </mrow>
    </mrow>
    <annotation encoding="StarMath 5.0">u&gt;{0}</annotation>
  </semantics>
</math>
</file>

<file path=Object 44/content.xml><?xml version="1.0" encoding="utf-8"?>
<math xmlns="http://www.w3.org/1998/Math/MathML">
  <semantics>
    <mrow>
      <mi>f</mi>
    </mrow>
    <annotation encoding="StarMath 5.0">f</annotation>
  </semantics>
</math>
</file>

<file path=Object 45/content.xml><?xml version="1.0" encoding="utf-8"?>
<math xmlns="http://www.w3.org/1998/Math/MathML">
  <semantics>
    <mrow>
      <mrow>
        <mi>u</mi>
        <mo stretchy="false">+</mo>
        <mi>v</mi>
      </mrow>
    </mrow>
    <annotation encoding="StarMath 5.0">u+v</annotation>
  </semantics>
</math>
</file>

<file path=Object 46/content.xml><?xml version="1.0" encoding="utf-8"?>
<math xmlns="http://www.w3.org/1998/Math/MathML">
  <semantics>
    <mrow>
      <mo stretchy="false">λ</mo>
      <mi>u</mi>
    </mrow>
    <annotation encoding="StarMath 5.0">%lambda u</annotation>
  </semantics>
</math>
</file>

<file path=Object 47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8/content.xml><?xml version="1.0" encoding="utf-8"?>
<math xmlns="http://www.w3.org/1998/Math/MathML">
  <semantics>
    <mrow>
      <mfrac>
        <mrow>
          <mi>u</mi>
          <mtext>'</mtext>
        </mrow>
        <mrow>
          <msup>
            <mi>u</mi>
            <mi>n</mi>
          </msup>
        </mrow>
      </mfrac>
    </mrow>
    <annotation encoding="StarMath 5.0">alignc {u"'"}over{u^n}</annotation>
  </semantics>
</math>
</file>

<file path=Object 49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50/content.xml><?xml version="1.0" encoding="utf-8"?>
<math xmlns="http://www.w3.org/1998/Math/MathML">
  <semantics>
    <mrow>
      <mfrac>
        <mrow>
          <mo stretchy="false">−</mo>
          <mrow>
            <mn>1</mn>
          </mrow>
        </mrow>
        <mrow>
          <mrow>
            <mo stretchy="false">(</mo>
            <mrow>
              <mrow>
                <mi>n</mi>
                <mo stretchy="false">−</mo>
                <mrow>
                  <mn>1</mn>
                </mrow>
              </mrow>
            </mrow>
            <mo stretchy="false">)</mo>
          </mrow>
          <msup>
            <mi>u</mi>
            <mrow>
              <mrow>
                <mi>n</mi>
                <mo stretchy="false">−</mo>
                <mrow>
                  <mn>1</mn>
                </mrow>
              </mrow>
            </mrow>
          </msup>
        </mrow>
      </mfrac>
    </mrow>
    <annotation encoding="StarMath 5.0">-{1}over{(n-{1})u^{n-{1}}}</annotation>
  </semantics>
</math>
</file>

<file path=Object 51/content.xml><?xml version="1.0" encoding="utf-8"?>
<math xmlns="http://www.w3.org/1998/Math/MathML">
  <semantics>
    <mrow>
      <mi>u</mi>
    </mrow>
    <annotation encoding="StarMath 5.0">u</annotation>
  </semantics>
</math>
</file>

<file path=Object 52/content.xml><?xml version="1.0" encoding="utf-8"?>
<math xmlns="http://www.w3.org/1998/Math/MathML">
  <semantics>
    <mrow>
      <mi>x</mi>
    </mrow>
    <annotation encoding="StarMath 5.0">x</annotation>
  </semantics>
</math>
</file>

<file path=Object 53/content.xml><?xml version="1.0" encoding="utf-8"?>
<math xmlns="http://www.w3.org/1998/Math/MathML">
  <semantics>
    <mrow>
      <mi>f</mi>
    </mrow>
    <annotation encoding="StarMath 5.0">f</annotation>
  </semantics>
</math>
</file>

<file path=Object 5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3</mn>
              </mrow>
            </mrow>
            <mi>x</mi>
          </mrow>
        </msup>
      </mrow>
    </mrow>
    <annotation encoding="StarMath 5.0">g(x)={nitalic e}^{-{3}x} 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5</mn>
        </mrow>
      </mrow>
      <mrow>
        <msup>
          <mi>x</mi>
          <mrow>
            <mn>3</mn>
          </mrow>
        </msup>
        <mo stretchy="false">−</mo>
        <mrow>
          <mn>4</mn>
        </mrow>
      </mrow>
      <mrow>
        <msup>
          <mi>x</mi>
          <mrow>
            <mn>2</mn>
          </mrow>
        </msup>
        <mo stretchy="false">+</mo>
        <mrow>
          <mn>3</mn>
        </mrow>
      </mrow>
      <mrow>
        <mi>x</mi>
        <mo stretchy="false">−</mo>
        <mrow>
          <mn>2,</mn>
        </mrow>
      </mrow>
    </mrow>
    <annotation encoding="StarMath 5.0">f(x)={5}x^{3}-{4}x^{2}+{3}x-{2,}</annotation>
  </semantics>
</math>
</file>

<file path=Object 57/content.xml><?xml version="1.0" encoding="utf-8"?>
<math xmlns="http://www.w3.org/1998/Math/MathML">
  <semantics>
    <mrow>
      <mi>y</mi>
      <mrow>
        <mtext>'</mtext>
        <mo stretchy="false">=</mo>
        <mi mathvariant="italic">ay</mi>
      </mrow>
    </mrow>
    <annotation encoding="StarMath 5.0">y"'"=ay</annotation>
  </semantics>
</math>
</file>

<file path=Object 5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  <mn>.</mn>
    </mrow>
    <annotation encoding="StarMath 5.0">\]{0} nitalic; +infinity \[. </annotation>
  </semantics>
</math>
</file>

<file path=Object 59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4</mn>
        </mrow>
      </mrow>
      <mrow>
        <mi>x</mi>
        <mo stretchy="false">−</mo>
        <mrow>
          <mn>2</mn>
        </mrow>
      </mrow>
    </mrow>
    <annotation encoding="StarMath 5.0">f(x)={4}x-{2}</annotation>
  </semantics>
</math>
</file>

<file path=Object 60/content.xml><?xml version="1.0" encoding="utf-8"?>
<math xmlns="http://www.w3.org/1998/Math/MathML">
  <semantics>
    <mrow>
      <mi>f</mi>
    </mrow>
    <annotation encoding="StarMath 5.0">f</annotation>
  </semantics>
</math>
</file>

<file path=Object 61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text>F</mtext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"G"(x)="F"(x)+k</annotation>
  </semantics>
</math>
</file>

<file path=Object 62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text>F</mtext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"G"(x)="F"(x)+k</annotation>
  </semantics>
</math>
</file>

<file path=Object 63/content.xml><?xml version="1.0" encoding="utf-8"?>
<math xmlns="http://www.w3.org/1998/Math/MathML">
  <semantics>
    <mrow>
      <mi>x</mi>
    </mrow>
    <annotation encoding="StarMath 5.0">x</annotation>
  </semantics>
</math>
</file>

<file path=Object 64/content.xml><?xml version="1.0" encoding="utf-8"?>
<math xmlns="http://www.w3.org/1998/Math/MathML">
  <semantics>
    <mrow>
      <mtext>G</mtext>
      <mi>'</mi>
      <mrow>
        <mrow>
          <mo stretchy="false">(</mo>
          <mrow>
            <mi>x</mi>
          </mrow>
          <mo stretchy="false">)</mo>
        </mrow>
        <mo stretchy="false">=</mo>
        <mtext>F</mtext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  <mn>.</mn>
    </mrow>
    <annotation encoding="StarMath 5.0">"G"'(x)="F"'(x)=f(x). </annotation>
  </semantics>
</math>
</file>

<file path=Object 65/content.xml><?xml version="1.0" encoding="utf-8"?>
<math xmlns="http://www.w3.org/1998/Math/MathML">
  <semantics>
    <mrow>
      <mi>f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n>1</mn>
            </mrow>
            <mrow>
              <msup>
                <mi>x</mi>
                <mi>n</mi>
              </msup>
            </mrow>
          </mfrac>
        </mrow>
        <mo stretchy="false">=</mo>
        <msup>
          <mi>x</mi>
          <mrow>
            <mrow>
              <mo stretchy="false">−</mo>
              <mi>n</mi>
            </mrow>
          </mrow>
        </msup>
      </mrow>
    </mrow>
    <annotation encoding="StarMath 5.0">f(x)={1}over{x^n}=x^{-n}</annotation>
  </semantics>
</math>
</file>

<file path=Object 66/content.xml><?xml version="1.0" encoding="utf-8"?>
<math xmlns="http://www.w3.org/1998/Math/MathML">
  <semantics>
    <mrow>
      <mtext>D</mtext>
      <mrow>
        <mrow>
          <mo stretchy="false">(</mo>
          <mrow>
            <mi>x</mi>
          </mrow>
          <mo stretchy="false">)</mo>
        </mrow>
        <mo stretchy="false">=</mo>
        <mtext>G</mtext>
      </mrow>
      <mrow>
        <mrow>
          <mo stretchy="false">(</mo>
          <mrow>
            <mi>x</mi>
          </mrow>
          <mo stretchy="false">)</mo>
        </mrow>
        <mo stretchy="false">−</mo>
        <mtext>F</mtext>
      </mrow>
      <mrow>
        <mo stretchy="false">(</mo>
        <mrow>
          <mi>x</mi>
        </mrow>
        <mo stretchy="false">)</mo>
      </mrow>
    </mrow>
    <annotation encoding="StarMath 5.0">"D"(x)="G"(x)-"F"(x)</annotation>
  </semantics>
</math>
</file>

<file path=Object 67/content.xml><?xml version="1.0" encoding="utf-8"?>
<math xmlns="http://www.w3.org/1998/Math/MathML">
  <semantics>
    <mrow>
      <mi>x</mi>
    </mrow>
    <annotation encoding="StarMath 5.0">x</annotation>
  </semantics>
</math>
</file>

<file path=Object 68/content.xml><?xml version="1.0" encoding="utf-8"?>
<math xmlns="http://www.w3.org/1998/Math/MathML">
  <semantics>
    <mrow>
      <mtext>D</mtext>
      <mi>'</mi>
      <mrow>
        <mrow>
          <mo stretchy="false">(</mo>
          <mrow>
            <mi>x</mi>
          </mrow>
          <mo stretchy="false">)</mo>
        </mrow>
        <mo stretchy="false">=</mo>
        <mtext>G</mtext>
      </mrow>
      <mi>'</mi>
      <mrow>
        <mrow>
          <mo stretchy="false">(</mo>
          <mrow>
            <mi>x</mi>
          </mrow>
          <mo stretchy="false">)</mo>
        </mrow>
        <mo stretchy="false">−</mo>
        <mtext>F</mtext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"D"'(x)="G"'(x)-"F"'(x)=f(x)-f(x)={0}</annotation>
  </semantics>
</math>
</file>

<file path=Object 69/content.xml><?xml version="1.0" encoding="utf-8"?>
<math xmlns="http://www.w3.org/1998/Math/MathML">
  <semantics>
    <mrow>
      <mtext>D</mtext>
      <mrow>
        <mrow>
          <mo stretchy="false">(</mo>
          <mrow>
            <mi>x</mi>
          </mrow>
          <mo stretchy="false">)</mo>
        </mrow>
        <mo stretchy="false">=</mo>
        <mi mathvariant="italic">k.</mi>
      </mrow>
    </mrow>
    <annotation encoding="StarMath 5.0">"D"(x)=k. </annotation>
  </semantics>
</math>
</file>

<file path=Object 7/content.xml><?xml version="1.0" encoding="utf-8"?>
<math xmlns="http://www.w3.org/1998/Math/MathML">
  <semantics>
    <mrow>
      <mi>a</mi>
    </mrow>
    <annotation encoding="StarMath 5.0">a</annotation>
  </semantics>
</math>
</file>

<file path=Object 70/content.xml><?xml version="1.0" encoding="utf-8"?>
<math xmlns="http://www.w3.org/1998/Math/MathML">
  <semantics>
    <mrow>
      <mi>x</mi>
    </mrow>
    <annotation encoding="StarMath 5.0">x</annotation>
  </semantics>
</math>
</file>

<file path=Object 71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−</mo>
        <mtext>F</mtext>
      </mrow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"G"(x)-"F"(x)=k</annotation>
  </semantics>
</math>
</file>

<file path=Object 72/content.xml><?xml version="1.0" encoding="utf-8"?>
<math xmlns="http://www.w3.org/1998/Math/MathML">
  <semantics>
    <mrow>
      <mtext>G</mtext>
      <mrow>
        <mrow>
          <mo stretchy="false">(</mo>
          <mrow>
            <mi>x</mi>
          </mrow>
          <mo stretchy="false">)</mo>
        </mrow>
        <mo stretchy="false">=</mo>
        <mtext>F</mtext>
      </mrow>
      <mrow>
        <mrow>
          <mo stretchy="false">(</mo>
          <mrow>
            <mi>x</mi>
          </mrow>
          <mo stretchy="false">)</mo>
        </mrow>
        <mo stretchy="false">+</mo>
        <mi mathvariant="italic">k.</mi>
      </mrow>
    </mrow>
    <annotation encoding="StarMath 5.0">"G"(x)="F"(x)+k. </annotation>
  </semantics>
</math>
</file>

<file path=Object 73/content.xml><?xml version="1.0" encoding="utf-8"?>
<math xmlns="http://www.w3.org/1998/Math/MathML">
  <semantics>
    <mrow>
      <mtext>F</mtext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sup>
                <mi>x</mi>
                <mrow>
                  <mrow>
                    <mrow>
                      <mo stretchy="false">−</mo>
                      <mi>n</mi>
                    </mrow>
                    <mo stretchy="false">+</mo>
                    <mrow>
                      <mn>1</mn>
                    </mrow>
                  </mrow>
                </mrow>
              </msup>
            </mrow>
            <mrow>
              <mrow>
                <mrow>
                  <mn>1</mn>
                </mrow>
                <mo stretchy="false">−</mo>
                <mi>n</mi>
              </mrow>
            </mrow>
          </mfrac>
        </mrow>
        <mo stretchy="false">=</mo>
        <mfrac>
          <mrow>
            <mn>1</mn>
          </mrow>
          <mrow>
            <mrow>
              <mo stretchy="false">(</mo>
              <mrow>
                <mrow>
                  <mrow>
                    <mn>1</mn>
                  </mrow>
                  <mo stretchy="false">−</mo>
                  <mi>n</mi>
                </mrow>
              </mrow>
              <mo stretchy="false">)</mo>
            </mrow>
            <msup>
              <mi>x</mi>
              <mrow>
                <mrow>
                  <mi>n</mi>
                  <mo stretchy="false">−</mo>
                  <mrow>
                    <mn>1</mn>
                  </mrow>
                </mrow>
              </mrow>
            </msup>
          </mrow>
        </mfrac>
      </mrow>
    </mrow>
    <annotation encoding="StarMath 5.0">alignc "F"(x)={x^{-n+{1}}}over{{1}-n}={1}over{({1}-n)x^{n-{1}}}</annotation>
  </semantics>
</math>
</file>

<file path=Object 74/content.xml><?xml version="1.0" encoding="utf-8"?>
<math xmlns="http://www.w3.org/1998/Math/MathML">
  <semantics>
    <mrow>
      <mi>x</mi>
    </mrow>
    <annotation encoding="StarMath 5.0">x</annotation>
  </semantics>
</math>
</file>

<file path=Object 75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76/content.xml><?xml version="1.0" encoding="utf-8"?>
<math xmlns="http://www.w3.org/1998/Math/MathML">
  <semantics>
    <mrow>
      <mi>u</mi>
      <mi>'</mi>
      <msup>
        <mi>u</mi>
        <mrow>
          <mi>n</mi>
        </mrow>
      </msup>
    </mrow>
    <annotation encoding="StarMath 5.0">u'u^{n}</annotation>
  </semantics>
</math>
</file>

<file path=Object 77/content.xml><?xml version="1.0" encoding="utf-8"?>
<math xmlns="http://www.w3.org/1998/Math/MathML">
  <semantics>
    <mrow>
      <mi>f</mi>
    </mrow>
    <annotation encoding="StarMath 5.0">f</annotation>
  </semantics>
</math>
</file>

<file path=Object 78/content.xml><?xml version="1.0" encoding="utf-8"?>
<math xmlns="http://www.w3.org/1998/Math/MathML">
  <semantics>
    <mrow>
      <mrow>
        <mfrac>
          <mrow>
            <msup>
              <mi>u</mi>
              <mrow>
                <mrow>
                  <mi>n</mi>
                  <mo stretchy="false">+</mo>
                  <mrow>
                    <mn>1</mn>
                  </mrow>
                </mrow>
              </mrow>
            </msup>
          </mrow>
          <mrow>
            <mrow>
              <mi>n</mi>
              <mo stretchy="false">+</mo>
              <mrow>
                <mn>1</mn>
              </mrow>
            </mrow>
          </mrow>
        </mfrac>
        <mo stretchy="false">+</mo>
        <mi>k</mi>
      </mrow>
    </mrow>
    <annotation encoding="StarMath 5.0">{u^{n+{1}}}over{n+{1}}+k</annotation>
  </semantics>
</math>
</file>

<file path=Object 79/content.xml><?xml version="1.0" encoding="utf-8"?>
<math xmlns="http://www.w3.org/1998/Math/MathML">
  <semantics>
    <mrow>
      <mfrac>
        <mrow>
          <mi>u</mi>
          <mi>'</mi>
        </mrow>
        <mrow>
          <mi>u</mi>
        </mrow>
      </mfrac>
    </mrow>
    <annotation encoding="StarMath 5.0">{u'}over{u}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80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81/content.xml><?xml version="1.0" encoding="utf-8"?>
<math xmlns="http://www.w3.org/1998/Math/MathML">
  <semantics>
    <mrow>
      <mi>u</mi>
      <mi>'</mi>
      <msup>
        <mi>e</mi>
        <mrow>
          <mi>u</mi>
        </mrow>
      </msup>
    </mrow>
    <annotation encoding="StarMath 5.0">u'e^{u}</annotation>
  </semantics>
</math>
</file>

<file path=Object 8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k</mi>
      </mrow>
    </mrow>
    <annotation encoding="StarMath 5.0">{nitalic e}^u+k</annotation>
  </semantics>
</math>
</file>

<file path=Object 83/content.xml><?xml version="1.0" encoding="utf-8"?>
<math xmlns="http://www.w3.org/1998/Math/MathML">
  <semantics>
    <mrow>
      <mfrac>
        <mrow>
          <mi>u</mi>
          <mi>'</mi>
        </mrow>
        <mrow>
          <msqrt>
            <mrow>
              <mi>u</mi>
            </mrow>
          </msqrt>
        </mrow>
      </mfrac>
    </mrow>
    <annotation encoding="StarMath 5.0">{u'}over{sqrt{u}}</annotation>
  </semantics>
</math>
</file>

<file path=Object 84/content.xml><?xml version="1.0" encoding="utf-8"?>
<math xmlns="http://www.w3.org/1998/Math/MathML">
  <semantics>
    <mrow>
      <mrow>
        <mn>2</mn>
      </mrow>
      <mrow>
        <msqrt>
          <mrow>
            <mi>u</mi>
          </mrow>
        </msqrt>
        <mo stretchy="false">+</mo>
        <mi>k</mi>
      </mrow>
    </mrow>
    <annotation encoding="StarMath 5.0">{2}sqrt{u}+k</annotation>
  </semantics>
</math>
</file>

<file path=Object 8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86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87/content.xml><?xml version="1.0" encoding="utf-8"?>
<math xmlns="http://www.w3.org/1998/Math/MathML">
  <semantics>
    <mrow>
      <mi>a</mi>
    </mrow>
    <annotation encoding="StarMath 5.0">a</annotation>
  </semantics>
</math>
</file>

<file path=Object 88/content.xml><?xml version="1.0" encoding="utf-8"?>
<math xmlns="http://www.w3.org/1998/Math/MathML">
  <semantics>
    <mrow>
      <mi>f</mi>
    </mrow>
    <annotation encoding="StarMath 5.0">f</annotation>
  </semantics>
</math>
</file>

<file path=Object 89/content.xml><?xml version="1.0" encoding="utf-8"?>
<math xmlns="http://www.w3.org/1998/Math/MathML">
  <semantics>
    <mrow>
      <mtext>F</mtext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"F"(x_{0})=y_{0}</annotation>
  </semantics>
</math>
</file>

<file path=Object 9/content.xml><?xml version="1.0" encoding="utf-8"?>
<math xmlns="http://www.w3.org/1998/Math/MathML">
  <semantics>
    <mrow>
      <mi>y</mi>
      <mrow>
        <mtext>'</mtext>
        <mo stretchy="false">=</mo>
        <mrow>
          <mi mathvariant="italic">ay</mi>
          <mo stretchy="false">+</mo>
          <mi>b</mi>
        </mrow>
      </mrow>
    </mrow>
    <annotation encoding="StarMath 5.0">y"'"=ay+b</annotation>
  </semantics>
</math>
</file>

<file path=Object 90/content.xml><?xml version="1.0" encoding="utf-8"?>
<math xmlns="http://www.w3.org/1998/Math/MathML">
  <semantics>
    <mrow>
      <mi>f</mi>
    </mrow>
    <annotation encoding="StarMath 5.0">f</annotation>
  </semantics>
</math>
</file>

<file path=Object 91/content.xml><?xml version="1.0" encoding="utf-8"?>
<math xmlns="http://www.w3.org/1998/Math/MathML">
  <semantics>
    <mrow>
      <mi>f</mi>
    </mrow>
    <annotation encoding="StarMath 5.0">f</annotation>
  </semantics>
</math>
</file>

<file path=Object 92/content.xml><?xml version="1.0" encoding="utf-8"?>
<math xmlns="http://www.w3.org/1998/Math/MathML">
  <semantics>
    <mrow>
      <mtext>F</mtext>
      <mrow>
        <mrow>
          <mo stretchy="false">(</mo>
          <mrow>
            <mi>x</mi>
          </mrow>
          <mo stretchy="false">)</mo>
        </mrow>
        <mo stretchy="false">=</mo>
        <mtext>G</mtext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"F"(x)="G"(x)+k</annotation>
  </semantics>
</math>
</file>

<file path=Object 93/content.xml><?xml version="1.0" encoding="utf-8"?>
<math xmlns="http://www.w3.org/1998/Math/MathML">
  <semantics>
    <mrow>
      <mtext>F</mtext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"F"(x_{0})=y_{0}</annotation>
  </semantics>
</math>
</file>

<file path=Object 94/content.xml><?xml version="1.0" encoding="utf-8"?>
<math xmlns="http://www.w3.org/1998/Math/MathML">
  <semantics>
    <mrow>
      <mtext>G</mtext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+</mo>
          <mi>k</mi>
        </mrow>
        <mo stretchy="false">=</mo>
        <msub>
          <mi>y</mi>
          <mrow>
            <mn>0</mn>
          </mrow>
        </msub>
      </mrow>
    </mrow>
    <annotation encoding="StarMath 5.0">"G"(x_{0})+k=y_{0}</annotation>
  </semantics>
</math>
</file>

<file path=Object 95/content.xml><?xml version="1.0" encoding="utf-8"?>
<math xmlns="http://www.w3.org/1998/Math/MathML">
  <semantics>
    <mrow>
      <mrow>
        <mi>k</mi>
        <mo stretchy="false">=</mo>
        <mrow>
          <msub>
            <mi>y</mi>
            <mrow>
              <mn>0</mn>
            </mrow>
          </msub>
          <mo stretchy="false">−</mo>
          <mtext>G</mtext>
        </mrow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k=y_{0}-"G"(x_{0})</annotation>
  </semantics>
</math>
</file>

<file path=Object 96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97/content.xml><?xml version="1.0" encoding="utf-8"?>
<math xmlns="http://www.w3.org/1998/Math/MathML">
  <semantics>
    <mrow>
      <mtext>G</mtext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"G"(x_{0})</annotation>
  </semantics>
</math>
</file>

<file path=Object 98/content.xml><?xml version="1.0" encoding="utf-8"?>
<math xmlns="http://www.w3.org/1998/Math/MathML">
  <semantics>
    <mrow>
      <mi>k</mi>
    </mrow>
    <annotation encoding="StarMath 5.0">k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